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0722in" fo:margin-left="-0.1826in" table:align="left" style:writing-mode="lr-tb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0.8083in"/>
    </style:style>
    <style:style style:name="Table1.C" style:family="table-column">
      <style:table-column-properties style:column-width="3.5576in"/>
    </style:style>
    <style:style style:name="Table1.D" style:family="table-column">
      <style:table-column-properties style:column-width="1.08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139in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13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13" style:family="table-cell" style:data-style-name="N0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5153in" table:align="left" style:writing-mode="lr-tb"/>
    </style:style>
    <style:style style:name="Table2.A" style:family="table-column">
      <style:table-column-properties style:column-width="1.6in"/>
    </style:style>
    <style:style style:name="Table2.B" style:family="table-column">
      <style:table-column-properties style:column-width="1.4882in"/>
    </style:style>
    <style:style style:name="Table2.C" style:family="table-column">
      <style:table-column-properties style:column-width="1.1236in"/>
    </style:style>
    <style:style style:name="Table2.D" style:family="table-column">
      <style:table-column-properties style:column-width="2.303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D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D3" style:family="table-cell" style:data-style-name="N37">
      <style:table-cell-properties style:vertical-align="top" fo:padding="0.0382in" fo:border="0.0007in solid #000000" style:writing-mode="lr-tb"/>
    </style:style>
    <style:style style:name="Table2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6.5153in" table:align="left" style:writing-mode="lr-tb"/>
    </style:style>
    <style:style style:name="Table3.A" style:family="table-column">
      <style:table-column-properties style:column-width="1.6in"/>
    </style:style>
    <style:style style:name="Table3.B" style:family="table-column">
      <style:table-column-properties style:column-width="1.4882in"/>
    </style:style>
    <style:style style:name="Table3.C" style:family="table-column">
      <style:table-column-properties style:column-width="1.1236in"/>
    </style:style>
    <style:style style:name="Table3.D" style:family="table-column">
      <style:table-column-properties style:column-width="2.303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D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D3" style:family="table-cell" style:data-style-name="N37">
      <style:table-cell-properties style:vertical-align="top" fo:padding="0.0382in" fo:border="0.0007in solid #000000" style:writing-mode="lr-tb"/>
    </style:style>
    <style:style style:name="Table3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153in" fo:margin-left="-0.0181in" table:align="left" style:writing-mode="lr-tb"/>
    </style:style>
    <style:style style:name="Table4.A" style:family="table-column">
      <style:table-column-properties style:column-width="1.6in"/>
    </style:style>
    <style:style style:name="Table4.B" style:family="table-column">
      <style:table-column-properties style:column-width="1.4882in"/>
    </style:style>
    <style:style style:name="Table4.C" style:family="table-column">
      <style:table-column-properties style:column-width="1.1236in"/>
    </style:style>
    <style:style style:name="Table4.D" style:family="table-column">
      <style:table-column-properties style:column-width="2.303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D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D3" style:family="table-cell" style:data-style-name="N37">
      <style:table-cell-properties style:vertical-align="top" fo:padding="0.0382in" fo:border="0.0007in solid #000000" style:writing-mode="lr-tb"/>
    </style:style>
    <style:style style:name="Table4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.18" style:family="table-row">
      <style:table-row-properties style:min-row-height="0.2965in" style:keep-together="true" fo:keep-together="auto"/>
    </style:style>
    <style:style style:name="Table5" style:family="table">
      <style:table-properties style:width="6.5181in" fo:margin-left="-0.0194in" table:align="left" style:writing-mode="lr-tb"/>
    </style:style>
    <style:style style:name="Table5.A" style:family="table-column">
      <style:table-column-properties style:column-width="1.6in"/>
    </style:style>
    <style:style style:name="Table5.B" style:family="table-column">
      <style:table-column-properties style:column-width="1.4882in"/>
    </style:style>
    <style:style style:name="Table5.C" style:family="table-column">
      <style:table-column-properties style:column-width="1.1236in"/>
    </style:style>
    <style:style style:name="Table5.D" style:family="table-column">
      <style:table-column-properties style:column-width="2.306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D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D3" style:family="table-cell" style:data-style-name="N37">
      <style:table-cell-properties style:vertical-align="top" fo:padding="0.0382in" fo:border="0.0007in solid #000000" style:writing-mode="lr-tb"/>
    </style:style>
    <style:style style:name="Table5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.18" style:family="table-row">
      <style:table-row-properties style:min-row-height="0.2965in" style:keep-together="true" fo:keep-together="auto"/>
    </style:style>
    <style:style style:name="Table6" style:family="table">
      <style:table-properties style:width="6.5278in" fo:margin-left="-0.0194in" table:align="left" style:writing-mode="lr-tb"/>
    </style:style>
    <style:style style:name="Table6.A" style:family="table-column">
      <style:table-column-properties style:column-width="1.6111in"/>
    </style:style>
    <style:style style:name="Table6.B" style:family="table-column">
      <style:table-column-properties style:column-width="1.4889in"/>
    </style:style>
    <style:style style:name="Table6.C" style:family="table-column">
      <style:table-column-properties style:column-width="1.1222in"/>
    </style:style>
    <style:style style:name="Table6.D" style:family="table-column">
      <style:table-column-properties style:column-width="2.305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D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D3" style:family="table-cell" style:data-style-name="N37">
      <style:table-cell-properties style:vertical-align="top" fo:padding="0.0382in" fo:border="0.0007in solid #000000" style:writing-mode="lr-tb"/>
    </style:style>
    <style:style style:name="Table6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6.5167in" fo:margin-left="-0.0188in" table:align="left" style:writing-mode="lr-tb"/>
    </style:style>
    <style:style style:name="Table7.A" style:family="table-column">
      <style:table-column-properties style:column-width="1.6in"/>
    </style:style>
    <style:style style:name="Table7.B" style:family="table-column">
      <style:table-column-properties style:column-width="1.4882in"/>
    </style:style>
    <style:style style:name="Table7.C" style:family="table-column">
      <style:table-column-properties style:column-width="1.1236in"/>
    </style:style>
    <style:style style:name="Table7.D" style:family="table-column">
      <style:table-column-properties style:column-width="2.304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D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.D3" style:family="table-cell" style:data-style-name="N37">
      <style:table-cell-properties style:vertical-align="top" fo:padding="0.0382in" fo:border="0.0007in solid #000000" style:writing-mode="lr-tb"/>
    </style:style>
    <style:style style:name="Table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.18" style:family="table-row">
      <style:table-row-properties style:min-row-height="0.2965in" style:keep-together="true" fo:keep-together="auto"/>
    </style:style>
    <style:style style:name="Table8" style:family="table">
      <style:table-properties style:width="6.5167in" fo:margin-left="-0.0188in" table:align="left" style:writing-mode="lr-tb"/>
    </style:style>
    <style:style style:name="Table8.A" style:family="table-column">
      <style:table-column-properties style:column-width="1.6in"/>
    </style:style>
    <style:style style:name="Table8.B" style:family="table-column">
      <style:table-column-properties style:column-width="1.4882in"/>
    </style:style>
    <style:style style:name="Table8.C" style:family="table-column">
      <style:table-column-properties style:column-width="1.1236in"/>
    </style:style>
    <style:style style:name="Table8.D" style:family="table-column">
      <style:table-column-properties style:column-width="2.3049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D1" style:family="table-cell">
      <style:table-cell-properties style:vertical-align="top" fo:padding="0.0382in" fo:border="0.0007in solid #000000" style:writing-mode="lr-tb"/>
    </style:style>
    <style:style style:name="Table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.D3" style:family="table-cell" style:data-style-name="N37">
      <style:table-cell-properties style:vertical-align="top" fo:padding="0.0382in" fo:border="0.0007in solid #000000" style:writing-mode="lr-tb"/>
    </style:style>
    <style:style style:name="Table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8.18" style:family="table-row">
      <style:table-row-properties style:min-row-height="0.2965in" style:keep-together="true" fo:keep-together="auto"/>
    </style:style>
    <style:style style:name="Table9" style:family="table">
      <style:table-properties style:width="6.5264in" fo:margin-left="-0.0181in" table:align="left" style:writing-mode="lr-tb"/>
    </style:style>
    <style:style style:name="Table9.A" style:family="table-column">
      <style:table-column-properties style:column-width="1.6111in"/>
    </style:style>
    <style:style style:name="Table9.B" style:family="table-column">
      <style:table-column-properties style:column-width="1.4889in"/>
    </style:style>
    <style:style style:name="Table9.C" style:family="table-column">
      <style:table-column-properties style:column-width="1.1222in"/>
    </style:style>
    <style:style style:name="Table9.D" style:family="table-column">
      <style:table-column-properties style:column-width="2.3042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9.D1" style:family="table-cell">
      <style:table-cell-properties style:vertical-align="top" fo:padding="0.0382in" fo:border="0.0007in solid #000000" style:writing-mode="lr-tb"/>
    </style:style>
    <style:style style:name="Table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9.D3" style:family="table-cell" style:data-style-name="N37">
      <style:table-cell-properties style:vertical-align="top" fo:padding="0.0382in" fo:border="0.0007in solid #000000" style:writing-mode="lr-tb"/>
    </style:style>
    <style:style style:name="Table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6.5167in" fo:margin-left="-0.0188in" table:align="left" style:writing-mode="lr-tb"/>
    </style:style>
    <style:style style:name="Table10.A" style:family="table-column">
      <style:table-column-properties style:column-width="1.6in"/>
    </style:style>
    <style:style style:name="Table10.B" style:family="table-column">
      <style:table-column-properties style:column-width="1.4882in"/>
    </style:style>
    <style:style style:name="Table10.C" style:family="table-column">
      <style:table-column-properties style:column-width="1.1236in"/>
    </style:style>
    <style:style style:name="Table10.D" style:family="table-column">
      <style:table-column-properties style:column-width="2.3049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0.D1" style:family="table-cell">
      <style:table-cell-properties style:vertical-align="top" fo:padding="0.0382in" fo:border="0.0007in solid #000000" style:writing-mode="lr-tb"/>
    </style:style>
    <style:style style:name="Table1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0.D3" style:family="table-cell" style:data-style-name="N37">
      <style:table-cell-properties style:vertical-align="top" fo:padding="0.0382in" fo:border="0.0007in solid #000000" style:writing-mode="lr-tb"/>
    </style:style>
    <style:style style:name="Table1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" style:family="table">
      <style:table-properties style:width="6.5167in" fo:margin-left="-0.0188in" table:align="left" style:writing-mode="lr-tb"/>
    </style:style>
    <style:style style:name="Table11.A" style:family="table-column">
      <style:table-column-properties style:column-width="1.6in"/>
    </style:style>
    <style:style style:name="Table11.B" style:family="table-column">
      <style:table-column-properties style:column-width="1.4882in"/>
    </style:style>
    <style:style style:name="Table11.C" style:family="table-column">
      <style:table-column-properties style:column-width="1.1236in"/>
    </style:style>
    <style:style style:name="Table11.D" style:family="table-column">
      <style:table-column-properties style:column-width="2.3049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1.D1" style:family="table-cell">
      <style:table-cell-properties style:vertical-align="top" fo:padding="0.0382in" fo:border="0.0007in solid #000000" style:writing-mode="lr-tb"/>
    </style:style>
    <style:style style:name="Table1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1.D3" style:family="table-cell" style:data-style-name="N37">
      <style:table-cell-properties style:vertical-align="top" fo:padding="0.0382in" fo:border="0.0007in solid #000000" style:writing-mode="lr-tb"/>
    </style:style>
    <style:style style:name="Table11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.18" style:family="table-row">
      <style:table-row-properties style:min-row-height="0.2965in" style:keep-together="true" fo:keep-together="auto"/>
    </style:style>
    <style:style style:name="Table12" style:family="table">
      <style:table-properties style:width="6.5264in" fo:margin-left="-0.0181in" table:align="left" style:writing-mode="lr-tb"/>
    </style:style>
    <style:style style:name="Table12.A" style:family="table-column">
      <style:table-column-properties style:column-width="1.6111in"/>
    </style:style>
    <style:style style:name="Table12.B" style:family="table-column">
      <style:table-column-properties style:column-width="1.4889in"/>
    </style:style>
    <style:style style:name="Table12.C" style:family="table-column">
      <style:table-column-properties style:column-width="1.1222in"/>
    </style:style>
    <style:style style:name="Table12.D" style:family="table-column">
      <style:table-column-properties style:column-width="2.3042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2.D1" style:family="table-cell">
      <style:table-cell-properties style:vertical-align="top" fo:padding="0.0382in" fo:border="0.0007in solid #000000" style:writing-mode="lr-tb"/>
    </style:style>
    <style:style style:name="Table1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2.D3" style:family="table-cell" style:data-style-name="N37">
      <style:table-cell-properties style:vertical-align="top" fo:padding="0.0382in" fo:border="0.0007in solid #000000" style:writing-mode="lr-tb"/>
    </style:style>
    <style:style style:name="Table12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3" style:family="table">
      <style:table-properties style:width="6.5264in" fo:margin-left="-0.0181in" table:align="left" style:writing-mode="lr-tb"/>
    </style:style>
    <style:style style:name="Table13.A" style:family="table-column">
      <style:table-column-properties style:column-width="1.6111in"/>
    </style:style>
    <style:style style:name="Table13.B" style:family="table-column">
      <style:table-column-properties style:column-width="1.4889in"/>
    </style:style>
    <style:style style:name="Table13.C" style:family="table-column">
      <style:table-column-properties style:column-width="1.1222in"/>
    </style:style>
    <style:style style:name="Table13.D" style:family="table-column">
      <style:table-column-properties style:column-width="2.30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3.D1" style:family="table-cell">
      <style:table-cell-properties style:vertical-align="top" fo:padding="0.0382in" fo:border="0.0007in solid #000000" style:writing-mode="lr-tb"/>
    </style:style>
    <style:style style:name="Table1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3.D3" style:family="table-cell" style:data-style-name="N37">
      <style:table-cell-properties style:vertical-align="top" fo:padding="0.0382in" fo:border="0.0007in solid #000000" style:writing-mode="lr-tb"/>
    </style:style>
    <style:style style:name="Table13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4" style:family="table">
      <style:table-properties style:width="6.5264in" fo:margin-left="-0.0181in" table:align="left" style:writing-mode="lr-tb"/>
    </style:style>
    <style:style style:name="Table14.A" style:family="table-column">
      <style:table-column-properties style:column-width="1.6111in"/>
    </style:style>
    <style:style style:name="Table14.B" style:family="table-column">
      <style:table-column-properties style:column-width="1.4889in"/>
    </style:style>
    <style:style style:name="Table14.C" style:family="table-column">
      <style:table-column-properties style:column-width="1.1222in"/>
    </style:style>
    <style:style style:name="Table14.D" style:family="table-column">
      <style:table-column-properties style:column-width="2.3042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4.D1" style:family="table-cell">
      <style:table-cell-properties style:vertical-align="top" fo:padding="0.0382in" fo:border="0.0007in solid #000000" style:writing-mode="lr-tb"/>
    </style:style>
    <style:style style:name="Table1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4.D3" style:family="table-cell" style:data-style-name="N37">
      <style:table-cell-properties style:vertical-align="top" fo:padding="0.0382in" fo:border="0.0007in solid #000000" style:writing-mode="lr-tb"/>
    </style:style>
    <style:style style:name="Table14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5" style:family="table">
      <style:table-properties style:width="6.5264in" fo:margin-left="-0.0181in" table:align="left" style:writing-mode="lr-tb"/>
    </style:style>
    <style:style style:name="Table15.A" style:family="table-column">
      <style:table-column-properties style:column-width="1.6111in"/>
    </style:style>
    <style:style style:name="Table15.B" style:family="table-column">
      <style:table-column-properties style:column-width="1.4889in"/>
    </style:style>
    <style:style style:name="Table15.C" style:family="table-column">
      <style:table-column-properties style:column-width="1.1222in"/>
    </style:style>
    <style:style style:name="Table15.D" style:family="table-column">
      <style:table-column-properties style:column-width="2.3042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5.D1" style:family="table-cell">
      <style:table-cell-properties style:vertical-align="top" fo:padding="0.0382in" fo:border="0.0007in solid #000000" style:writing-mode="lr-tb"/>
    </style:style>
    <style:style style:name="Table1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5.D3" style:family="table-cell" style:data-style-name="N37">
      <style:table-cell-properties style:vertical-align="top" fo:padding="0.0382in" fo:border="0.0007in solid #000000" style:writing-mode="lr-tb"/>
    </style:style>
    <style:style style:name="Table15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6" style:family="table">
      <style:table-properties style:width="6.5264in" fo:margin-left="-0.0181in" table:align="left" style:writing-mode="lr-tb"/>
    </style:style>
    <style:style style:name="Table16.A" style:family="table-column">
      <style:table-column-properties style:column-width="1.6111in"/>
    </style:style>
    <style:style style:name="Table16.B" style:family="table-column">
      <style:table-column-properties style:column-width="1.4889in"/>
    </style:style>
    <style:style style:name="Table16.C" style:family="table-column">
      <style:table-column-properties style:column-width="1.1222in"/>
    </style:style>
    <style:style style:name="Table16.D" style:family="table-column">
      <style:table-column-properties style:column-width="2.3042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6.D1" style:family="table-cell">
      <style:table-cell-properties style:vertical-align="top" fo:padding="0.0382in" fo:border="0.0007in solid #000000" style:writing-mode="lr-tb"/>
    </style:style>
    <style:style style:name="Table1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6.D3" style:family="table-cell" style:data-style-name="N37">
      <style:table-cell-properties style:vertical-align="top" fo:padding="0.0382in" fo:border="0.0007in solid #000000" style:writing-mode="lr-tb"/>
    </style:style>
    <style:style style:name="Table16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7" style:family="table">
      <style:table-properties style:width="6.5264in" fo:margin-left="-0.0181in" table:align="left" style:writing-mode="lr-tb"/>
    </style:style>
    <style:style style:name="Table17.A" style:family="table-column">
      <style:table-column-properties style:column-width="1.6111in"/>
    </style:style>
    <style:style style:name="Table17.B" style:family="table-column">
      <style:table-column-properties style:column-width="1.4889in"/>
    </style:style>
    <style:style style:name="Table17.C" style:family="table-column">
      <style:table-column-properties style:column-width="1.1222in"/>
    </style:style>
    <style:style style:name="Table17.D" style:family="table-column">
      <style:table-column-properties style:column-width="2.3042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7.D1" style:family="table-cell">
      <style:table-cell-properties style:vertical-align="top" fo:padding="0.0382in" fo:border="0.0007in solid #000000" style:writing-mode="lr-tb"/>
    </style:style>
    <style:style style:name="Table1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7.D3" style:family="table-cell" style:data-style-name="N37">
      <style:table-cell-properties style:vertical-align="top" fo:padding="0.0382in" fo:border="0.0007in solid #000000" style:writing-mode="lr-tb"/>
    </style:style>
    <style:style style:name="Table1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8" style:family="table">
      <style:table-properties style:width="6.5264in" fo:margin-left="-0.0181in" table:align="left" style:writing-mode="lr-tb"/>
    </style:style>
    <style:style style:name="Table18.A" style:family="table-column">
      <style:table-column-properties style:column-width="1.6111in"/>
    </style:style>
    <style:style style:name="Table18.B" style:family="table-column">
      <style:table-column-properties style:column-width="1.4889in"/>
    </style:style>
    <style:style style:name="Table18.C" style:family="table-column">
      <style:table-column-properties style:column-width="1.1222in"/>
    </style:style>
    <style:style style:name="Table18.D" style:family="table-column">
      <style:table-column-properties style:column-width="2.304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8.D1" style:family="table-cell">
      <style:table-cell-properties style:vertical-align="top" fo:padding="0.0382in" fo:border="0.0007in solid #000000" style:writing-mode="lr-tb"/>
    </style:style>
    <style:style style:name="Table1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8.D3" style:family="table-cell" style:data-style-name="N37">
      <style:table-cell-properties style:vertical-align="top" fo:padding="0.0382in" fo:border="0.0007in solid #000000" style:writing-mode="lr-tb"/>
    </style:style>
    <style:style style:name="Table1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9" style:family="table">
      <style:table-properties style:width="6.5139in" table:align="left" style:writing-mode="lr-tb"/>
    </style:style>
    <style:style style:name="Table19.A" style:family="table-column">
      <style:table-column-properties style:column-width="1.6in"/>
    </style:style>
    <style:style style:name="Table19.B" style:family="table-column">
      <style:table-column-properties style:column-width="1.4882in"/>
    </style:style>
    <style:style style:name="Table19.C" style:family="table-column">
      <style:table-column-properties style:column-width="1.1236in"/>
    </style:style>
    <style:style style:name="Table19.D" style:family="table-column">
      <style:table-column-properties style:column-width="2.3021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9.D1" style:family="table-cell">
      <style:table-cell-properties style:vertical-align="top" fo:padding="0.0382in" fo:border="0.0007in solid #000000" style:writing-mode="lr-tb"/>
    </style:style>
    <style:style style:name="Table1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9.D3" style:family="table-cell" style:data-style-name="N37">
      <style:table-cell-properties style:vertical-align="top" fo:padding="0.0382in" fo:border="0.0007in solid #000000" style:writing-mode="lr-tb"/>
    </style:style>
    <style:style style:name="Table1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0" style:family="table">
      <style:table-properties style:width="6.5153in" table:align="left" style:writing-mode="lr-tb"/>
    </style:style>
    <style:style style:name="Table20.A" style:family="table-column">
      <style:table-column-properties style:column-width="1.6in"/>
    </style:style>
    <style:style style:name="Table20.B" style:family="table-column">
      <style:table-column-properties style:column-width="1.4882in"/>
    </style:style>
    <style:style style:name="Table20.C" style:family="table-column">
      <style:table-column-properties style:column-width="1.1236in"/>
    </style:style>
    <style:style style:name="Table20.D" style:family="table-column">
      <style:table-column-properties style:column-width="2.3035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0.D1" style:family="table-cell">
      <style:table-cell-properties style:vertical-align="top" fo:padding="0.0382in" fo:border="0.0007in solid #000000" style:writing-mode="lr-tb"/>
    </style:style>
    <style:style style:name="Table2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0.D3" style:family="table-cell" style:data-style-name="N37">
      <style:table-cell-properties style:vertical-align="top" fo:padding="0.0382in" fo:border="0.0007in solid #000000" style:writing-mode="lr-tb"/>
    </style:style>
    <style:style style:name="Table2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1" style:family="table">
      <style:table-properties style:width="6.5153in" table:align="left" style:writing-mode="lr-tb"/>
    </style:style>
    <style:style style:name="Table21.A" style:family="table-column">
      <style:table-column-properties style:column-width="1.6in"/>
    </style:style>
    <style:style style:name="Table21.B" style:family="table-column">
      <style:table-column-properties style:column-width="1.4882in"/>
    </style:style>
    <style:style style:name="Table21.C" style:family="table-column">
      <style:table-column-properties style:column-width="1.1236in"/>
    </style:style>
    <style:style style:name="Table21.D" style:family="table-column">
      <style:table-column-properties style:column-width="2.3035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1.D1" style:family="table-cell">
      <style:table-cell-properties style:vertical-align="top" fo:padding="0.0382in" fo:border="0.0007in solid #000000" style:writing-mode="lr-tb"/>
    </style:style>
    <style:style style:name="Table2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1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2" style:family="table">
      <style:table-properties style:width="6.5153in" table:align="left" style:writing-mode="lr-tb"/>
    </style:style>
    <style:style style:name="Table22.A" style:family="table-column">
      <style:table-column-properties style:column-width="1.6in"/>
    </style:style>
    <style:style style:name="Table22.B" style:family="table-column">
      <style:table-column-properties style:column-width="1.4882in"/>
    </style:style>
    <style:style style:name="Table22.C" style:family="table-column">
      <style:table-column-properties style:column-width="1.1236in"/>
    </style:style>
    <style:style style:name="Table22.D" style:family="table-column">
      <style:table-column-properties style:column-width="2.3035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2.D1" style:family="table-cell">
      <style:table-cell-properties style:vertical-align="top" fo:padding="0.0382in" fo:border="0.0007in solid #000000" style:writing-mode="lr-tb"/>
    </style:style>
    <style:style style:name="Table2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2.D3" style:family="table-cell" style:data-style-name="N37">
      <style:table-cell-properties style:vertical-align="top" fo:padding="0.0382in" fo:border="0.0007in solid #000000" style:writing-mode="lr-tb"/>
    </style:style>
    <style:style style:name="Table22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3" style:family="table">
      <style:table-properties style:width="6.5167in" table:align="left" style:writing-mode="lr-tb"/>
    </style:style>
    <style:style style:name="Table23.A" style:family="table-column">
      <style:table-column-properties style:column-width="1.6in"/>
    </style:style>
    <style:style style:name="Table23.B" style:family="table-column">
      <style:table-column-properties style:column-width="1.4882in"/>
    </style:style>
    <style:style style:name="Table23.C" style:family="table-column">
      <style:table-column-properties style:column-width="1.1236in"/>
    </style:style>
    <style:style style:name="Table23.D" style:family="table-column">
      <style:table-column-properties style:column-width="2.3049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3.D1" style:family="table-cell">
      <style:table-cell-properties style:vertical-align="top" fo:padding="0.0382in" fo:border="0.0007in solid #000000" style:writing-mode="lr-tb"/>
    </style:style>
    <style:style style:name="Table2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3.D3" style:family="table-cell" style:data-style-name="N37">
      <style:table-cell-properties style:vertical-align="top" fo:padding="0.0382in" fo:border="0.0007in solid #000000" style:writing-mode="lr-tb"/>
    </style:style>
    <style:style style:name="Table23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4" style:family="table">
      <style:table-properties style:width="6.5167in" table:align="left" style:writing-mode="lr-tb"/>
    </style:style>
    <style:style style:name="Table24.A" style:family="table-column">
      <style:table-column-properties style:column-width="1.6in"/>
    </style:style>
    <style:style style:name="Table24.B" style:family="table-column">
      <style:table-column-properties style:column-width="1.4882in"/>
    </style:style>
    <style:style style:name="Table24.C" style:family="table-column">
      <style:table-column-properties style:column-width="1.1236in"/>
    </style:style>
    <style:style style:name="Table24.D" style:family="table-column">
      <style:table-column-properties style:column-width="2.3049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4.D1" style:family="table-cell">
      <style:table-cell-properties style:vertical-align="top" fo:padding="0.0382in" fo:border="0.0007in solid #000000" style:writing-mode="lr-tb"/>
    </style:style>
    <style:style style:name="Table2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4.D3" style:family="table-cell" style:data-style-name="N37">
      <style:table-cell-properties style:vertical-align="top" fo:padding="0.0382in" fo:border="0.0007in solid #000000" style:writing-mode="lr-tb"/>
    </style:style>
    <style:style style:name="Table24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5" style:family="table">
      <style:table-properties style:width="6.5167in" table:align="left" style:writing-mode="lr-tb"/>
    </style:style>
    <style:style style:name="Table25.A" style:family="table-column">
      <style:table-column-properties style:column-width="1.6in"/>
    </style:style>
    <style:style style:name="Table25.B" style:family="table-column">
      <style:table-column-properties style:column-width="1.4882in"/>
    </style:style>
    <style:style style:name="Table25.C" style:family="table-column">
      <style:table-column-properties style:column-width="1.1236in"/>
    </style:style>
    <style:style style:name="Table25.D" style:family="table-column">
      <style:table-column-properties style:column-width="2.3049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5.D1" style:family="table-cell">
      <style:table-cell-properties style:vertical-align="top" fo:padding="0.0382in" fo:border="0.0007in solid #000000" style:writing-mode="lr-tb"/>
    </style:style>
    <style:style style:name="Table2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5.D3" style:family="table-cell" style:data-style-name="N37">
      <style:table-cell-properties style:vertical-align="top" fo:padding="0.0382in" fo:border="0.0007in solid #000000" style:writing-mode="lr-tb"/>
    </style:style>
    <style:style style:name="Table25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6" style:family="table">
      <style:table-properties style:width="6.5167in" table:align="left" style:writing-mode="lr-tb"/>
    </style:style>
    <style:style style:name="Table26.A" style:family="table-column">
      <style:table-column-properties style:column-width="1.6in"/>
    </style:style>
    <style:style style:name="Table26.B" style:family="table-column">
      <style:table-column-properties style:column-width="1.4882in"/>
    </style:style>
    <style:style style:name="Table26.C" style:family="table-column">
      <style:table-column-properties style:column-width="1.1236in"/>
    </style:style>
    <style:style style:name="Table26.D" style:family="table-column">
      <style:table-column-properties style:column-width="2.3049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6.D1" style:family="table-cell">
      <style:table-cell-properties style:vertical-align="top" fo:padding="0.0382in" fo:border="0.0007in solid #000000" style:writing-mode="lr-tb"/>
    </style:style>
    <style:style style:name="Table2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6.D3" style:family="table-cell" style:data-style-name="N37">
      <style:table-cell-properties style:vertical-align="top" fo:padding="0.0382in" fo:border="0.0007in solid #000000" style:writing-mode="lr-tb"/>
    </style:style>
    <style:style style:name="Table26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7" style:family="table">
      <style:table-properties style:width="6.5167in" table:align="left" style:writing-mode="lr-tb"/>
    </style:style>
    <style:style style:name="Table27.A" style:family="table-column">
      <style:table-column-properties style:column-width="1.6in"/>
    </style:style>
    <style:style style:name="Table27.B" style:family="table-column">
      <style:table-column-properties style:column-width="1.4882in"/>
    </style:style>
    <style:style style:name="Table27.C" style:family="table-column">
      <style:table-column-properties style:column-width="1.1236in"/>
    </style:style>
    <style:style style:name="Table27.D" style:family="table-column">
      <style:table-column-properties style:column-width="2.304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7.D1" style:family="table-cell">
      <style:table-cell-properties style:vertical-align="top" fo:padding="0.0382in" fo:border="0.0007in solid #000000" style:writing-mode="lr-tb"/>
    </style:style>
    <style:style style:name="Table2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8" style:family="table">
      <style:table-properties style:width="6.5167in" table:align="left" style:writing-mode="lr-tb"/>
    </style:style>
    <style:style style:name="Table28.A" style:family="table-column">
      <style:table-column-properties style:column-width="1.6in"/>
    </style:style>
    <style:style style:name="Table28.B" style:family="table-column">
      <style:table-column-properties style:column-width="1.4882in"/>
    </style:style>
    <style:style style:name="Table28.C" style:family="table-column">
      <style:table-column-properties style:column-width="1.1236in"/>
    </style:style>
    <style:style style:name="Table28.D" style:family="table-column">
      <style:table-column-properties style:column-width="2.3049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8.D1" style:family="table-cell">
      <style:table-cell-properties style:vertical-align="top" fo:padding="0.0382in" fo:border="0.0007in solid #000000" style:writing-mode="lr-tb"/>
    </style:style>
    <style:style style:name="Table2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9" style:family="table">
      <style:table-properties style:width="6.5167in" table:align="left" style:writing-mode="lr-tb"/>
    </style:style>
    <style:style style:name="Table29.A" style:family="table-column">
      <style:table-column-properties style:column-width="1.6in"/>
    </style:style>
    <style:style style:name="Table29.B" style:family="table-column">
      <style:table-column-properties style:column-width="1.4882in"/>
    </style:style>
    <style:style style:name="Table29.C" style:family="table-column">
      <style:table-column-properties style:column-width="1.1236in"/>
    </style:style>
    <style:style style:name="Table29.D" style:family="table-column">
      <style:table-column-properties style:column-width="2.3049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9.D1" style:family="table-cell">
      <style:table-cell-properties style:vertical-align="top" fo:padding="0.0382in" fo:border="0.0007in solid #000000" style:writing-mode="lr-tb"/>
    </style:style>
    <style:style style:name="Table2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0" style:family="table">
      <style:table-properties style:width="6.5167in" table:align="left" style:writing-mode="lr-tb"/>
    </style:style>
    <style:style style:name="Table30.A" style:family="table-column">
      <style:table-column-properties style:column-width="1.6in"/>
    </style:style>
    <style:style style:name="Table30.B" style:family="table-column">
      <style:table-column-properties style:column-width="1.4882in"/>
    </style:style>
    <style:style style:name="Table30.C" style:family="table-column">
      <style:table-column-properties style:column-width="1.1236in"/>
    </style:style>
    <style:style style:name="Table30.D" style:family="table-column">
      <style:table-column-properties style:column-width="2.3049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0.D1" style:family="table-cell">
      <style:table-cell-properties style:vertical-align="top" fo:padding="0.0382in" fo:border="0.0007in solid #000000" style:writing-mode="lr-tb"/>
    </style:style>
    <style:style style:name="Table3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List_20_Paragraph">
      <style:paragraph-properties fo:margin-left="0in" fo:margin-right="0in" fo:text-indent="0in" style:auto-text-indent="false"/>
    </style:style>
    <style:style style:name="P2" style:family="paragraph" style:parent-style-name="List_20_Paragraph">
      <style:paragraph-properties fo:margin-left="0in" fo:margin-right="0in" fo:text-indent="0in" style:auto-text-indent="false" style:snap-to-layout-grid="false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style:font-name="Times New Roman"/>
    </style:style>
    <style:style style:name="P4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/>
    </style:style>
    <style:style style:name="P5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6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fo:background-color="transparent" style:font-size-asian="8pt" style:font-weight-asian="bold" style:font-size-complex="8pt" style:font-weight-complex="bold"/>
    </style:style>
    <style:style style:name="P7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style:font-size-asian="8pt" style:font-size-complex="8pt"/>
    </style:style>
    <style:style style:name="P8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9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background-color="transparent" style:font-size-asian="8pt" style:font-size-complex="8pt"/>
    </style:style>
    <style:style style:name="P10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background-color="transparent" style:font-size-asian="8pt" style:font-size-complex="8pt" style:font-weight-complex="bold"/>
    </style:style>
    <style:style style:name="P11" style:family="paragraph" style:parent-style-name="List_20_Paragraph">
      <style:paragraph-properties fo:margin-left="0in" fo:margin-right="0in" fo:text-indent="0in" style:auto-text-indent="false" style:snap-to-layout-grid="false"/>
      <style:text-properties fo:background-color="transparent"/>
    </style:style>
    <style:style style:name="P12" style:family="paragraph" style:parent-style-name="List_20_Paragraph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13" style:family="paragraph" style:parent-style-name="List_20_Paragraph">
      <style:paragraph-properties fo:margin-left="0in" fo:margin-right="0in" fo:text-indent="0in" style:auto-text-indent="false" fo:break-before="page"/>
      <style:text-properties style:font-name="Times New Roman"/>
    </style:style>
    <style:style style:name="P14" style:family="paragraph" style:parent-style-name="List_20_Paragraph">
      <style:paragraph-properties fo:margin-left="0in" fo:margin-right="0in" fo:text-indent="0in" style:auto-text-indent="false" fo:break-before="page"/>
      <style:text-properties style:font-name="Times New Roman" fo:font-weight="bold" style:font-weight-asian="bold"/>
    </style:style>
    <style:style style:name="P15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</style:style>
    <style:style style:name="P16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  <style:text-properties style:font-name="Times New Roman" fo:font-size="8pt" style:font-size-asian="8pt" style:font-size-complex="8pt"/>
    </style:style>
    <style:style style:name="P17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paragraph-properties style:snap-to-layout-grid="false"/>
      <style:text-properties style:font-name="Times New Roman" fo:font-size="8pt" style:font-size-asian="8pt" style:font-size-complex="8pt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margin-top="0.028in" fo:margin-bottom="0.028in" style:snap-to-layout-grid="false"/>
      <style:text-properties style:font-name="Times New Roman" fo:font-weight="bold" style:font-weight-asian="bold"/>
    </style:style>
    <style:style style:name="P22" style:family="paragraph" style:parent-style-name="Standard">
      <style:paragraph-properties fo:margin-top="0.028in" fo:margin-bottom="0.028in" style:snap-to-layout-grid="false"/>
      <style:text-properties style:font-name="Times New Roman"/>
    </style:style>
    <style:style style:name="P23" style:family="paragraph" style:parent-style-name="Standard">
      <style:paragraph-properties fo:break-before="page"/>
      <style:text-properties style:font-name="Times New Roman"/>
    </style:style>
    <style:style style:name="P24" style:family="paragraph" style:parent-style-name="Text_20_body">
      <style:paragraph-properties fo:break-before="page"/>
      <style:text-properties style:font-name="Times New Roman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>
      <style:paragraph-properties fo:margin-left="0.4909in" fo:margin-right="0in" fo:margin-top="0in" fo:margin-bottom="0in" fo:text-indent="0in" style:auto-text-indent="false" fo:break-before="page"/>
      <style:text-properties style:font-name="Times New Roman"/>
    </style:style>
    <style:style style:name="P27" style:family="paragraph" style:parent-style-name="Text_20_body">
      <style:paragraph-properties fo:margin-top="0in" fo:margin-bottom="0in"/>
      <style:text-properties style:font-name="Times New Roman"/>
    </style:style>
    <style:style style:name="P28" style:family="paragraph" style:parent-style-name="Table_20_Contents">
      <style:paragraph-properties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30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 style:font-weight-complex="bold"/>
    </style:style>
    <style:style style:name="P31" style:family="paragraph" style:parent-style-name="Table_20_Contents">
      <style:paragraph-properties style:snap-to-layout-grid="false"/>
      <style:text-properties style:font-name="Times New Roman" fo:font-size="8pt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style:snap-to-layout-gri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style:snap-to-layout-grid="false"/>
    </style:style>
    <style:style style:name="P34" style:family="paragraph" style:parent-style-name="Table_20_Contents">
      <style:paragraph-properties style:snap-to-layout-grid="false"/>
      <style:text-properties fo:font-weight="normal" style:font-weight-asian="normal" style:font-weight-complex="normal"/>
    </style:style>
    <style:style style:name="P35" style:family="paragraph" style:parent-style-name="Heading_20_2">
      <style:text-properties style:font-name="Times New Roman"/>
    </style:style>
    <style:style style:name="P36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Times New Roman"/>
    </style:style>
    <style:style style:name="P37" style:family="paragraph" style:parent-style-name="level_20_3_20_text" style:list-style-name="WW8Num10">
      <style:paragraph-properties fo:margin-left="0in" fo:margin-right="0in" fo:margin-top="0in" fo:margin-bottom="0.139in" fo:line-height="100%" fo:text-indent="0in" style:auto-text-indent="false" style:text-autospace="none" style:snap-to-layout-grid="false">
        <style:tab-stops>
          <style:tab-stop style:position="0.8752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style:snap-to-layout-gri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style:snap-to-layout-grid="false"/>
      <style:text-properties style:font-name="Times New Roman" fo:font-size="8pt" fo:font-weight="normal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 style:list-style-name="WW8Num12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41" style:family="paragraph" style:parent-style-name="Table_20_Contents" style:list-style-name="WW8Num12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42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  <style:text-properties style:font-name="Times New Roman" fo:font-size="8pt" style:font-size-asian="8pt" style:font-size-complex="8pt"/>
    </style:style>
    <style:style style:name="P43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  <style:text-properties style:font-name="Times New Roman" fo:font-size="8pt" fo:background-color="transparent" style:font-size-asian="8pt" style:font-size-complex="8pt"/>
    </style:style>
    <style:style style:name="P44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</style:style>
    <style:style style:name="P45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  <style:text-properties fo:background-color="transparent"/>
    </style:style>
    <style:style style:name="P46" style:family="paragraph" style:parent-style-name="Table_20_Contents" style:list-style-name="WW8Num7">
      <style:paragraph-properties fo:margin-left="0.75in" fo:margin-right="0in" fo:text-indent="-0.25in" style:auto-text-indent="false" style:snap-to-layout-grid="false">
        <style:tab-stops>
          <style:tab-stop style:position="0.2402in"/>
          <style:tab-stop style:position="0.4902in"/>
        </style:tab-stops>
      </style:paragraph-properties>
    </style:style>
    <style:style style:name="P47" style:family="paragraph" style:parent-style-name="Table_20_Contents" style:list-style-name="WW8Num3">
      <style:paragraph-properties fo:margin-left="0.2402in" fo:margin-right="0in" fo:text-indent="0in" style:auto-text-indent="false" style:snap-to-layout-grid="false">
        <style:tab-stops>
          <style:tab-stop style:position="0.2402in"/>
        </style:tab-stops>
      </style:paragraph-properties>
    </style:style>
    <style:style style:name="P48" style:family="paragraph" style:parent-style-name="Table_20_Contents" style:list-style-name="WW8Num3">
      <style:paragraph-properties fo:margin-left="0.2402in" fo:margin-right="0in" fo:text-indent="0in" style:auto-text-indent="false" style:snap-to-layout-grid="false">
        <style:tab-stops>
          <style:tab-stop style:position="0.2402in"/>
        </style:tab-stops>
      </style:paragraph-properties>
      <style:text-properties style:font-name="Times New Roman" fo:font-size="8pt" style:font-size-asian="8pt" style:font-size-complex="8pt"/>
    </style:style>
    <style:style style:name="P49" style:family="paragraph" style:parent-style-name="Table_20_Contents" style:list-style-name="WW8Num23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</style:style>
    <style:style style:name="P50" style:family="paragraph" style:parent-style-name="Table_20_Contents" style:list-style-name="WW8Num19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</style:style>
    <style:style style:name="P51" style:family="paragraph" style:parent-style-name="Table_20_Contents" style:list-style-name="WW8Num23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  <style:text-properties style:font-name="Times New Roman" fo:font-size="8pt" style:font-size-asian="8pt" style:font-size-complex="8pt"/>
    </style:style>
    <style:style style:name="P52" style:family="paragraph" style:parent-style-name="Table_20_Contents" style:list-style-name="WW8Num19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  <style:text-properties style:font-name="Times New Roman" fo:font-size="8pt" style:font-size-asian="8pt" style:font-size-complex="8pt"/>
    </style:style>
    <style:style style:name="P53" style:family="paragraph" style:parent-style-name="Table_20_Contents" style:list-style-name="WW8Num24">
      <style:paragraph-properties fo:margin-left="0.2992in" fo:margin-right="0in" fo:text-indent="0in" style:auto-text-indent="false" style:snap-to-layout-grid="false">
        <style:tab-stops>
          <style:tab-stop style:position="0.2992in"/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54" style:family="paragraph" style:parent-style-name="Table_20_Contents" style:list-style-name="WW8Num24">
      <style:paragraph-properties fo:margin-left="0.2992in" fo:margin-right="0in" fo:text-indent="0in" style:auto-text-indent="false" style:snap-to-layout-grid="false">
        <style:tab-stops>
          <style:tab-stop style:position="0.2992in"/>
          <style:tab-stop style:position="0.5in"/>
        </style:tab-stops>
      </style:paragraph-properties>
    </style:style>
    <style:style style:name="P55" style:family="paragraph" style:parent-style-name="Table_20_Contents" style:list-style-name="WW8Num2">
      <style:paragraph-properties fo:margin-left="0.2366in" fo:margin-right="0in" fo:text-indent="0in" style:auto-text-indent="false" style:snap-to-layout-grid="false">
        <style:tab-stops>
          <style:tab-stop style:position="0.2366in"/>
          <style:tab-stop style:position="0.5in"/>
        </style:tab-stops>
      </style:paragraph-properties>
    </style:style>
    <style:style style:name="P56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style:font-size-asian="8pt" style:font-size-complex="8pt"/>
    </style:style>
    <style:style style:name="P57" style:family="paragraph" style:parent-style-name="List_20_Paragraph" style:list-style-name="WW8Num10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58" style:family="paragraph" style:parent-style-name="List_20_Paragraph" style:list-style-name="WW8Num10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59" style:family="paragraph" style:parent-style-name="List_20_Paragraph" style:list-style-name="WW8Num10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60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61" style:family="paragraph" style:parent-style-name="List_20_Paragraph" style:list-style-name="WW8Num11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62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63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64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65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66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67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68" style:family="paragraph" style:parent-style-name="List_20_Paragraph" style:list-style-name="WW8Num6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69" style:family="paragraph" style:parent-style-name="List_20_Paragraph" style:list-style-name="WW8Num1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70" style:family="paragraph" style:parent-style-name="List_20_Paragraph" style:list-style-name="WW8Num1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71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72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 style:font-weight-complex="bold"/>
    </style:style>
    <style:style style:name="P73" style:family="paragraph" style:parent-style-name="List_20_Paragraph" style:list-style-name="WW8Num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74" style:family="paragraph" style:parent-style-name="List_20_Paragraph" style:list-style-name="WW8Num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75" style:family="paragraph" style:parent-style-name="List_20_Paragraph" style:list-style-name="WW8Num9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76" style:family="paragraph" style:parent-style-name="List_20_Paragraph" style:list-style-name="WW8Num9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77" style:family="paragraph" style:parent-style-name="List_20_Paragraph" style:list-style-name="WW8Num6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78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79" style:family="paragraph" style:parent-style-name="List_20_Paragraph" style:list-style-name="WW8Num16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80" style:family="paragraph" style:parent-style-name="List_20_Paragraph" style:list-style-name="WW8Num16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81" style:family="paragraph" style:parent-style-name="List_20_Paragraph" style:list-style-name="WW8Num1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82" style:family="paragraph" style:parent-style-name="List_20_Paragraph" style:list-style-name="WW8Num1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83" style:family="paragraph" style:parent-style-name="List_20_Paragraph" style:list-style-name="WW8Num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84" style:family="paragraph" style:parent-style-name="List_20_Paragraph" style:list-style-name="WW8Num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85" style:family="paragraph" style:parent-style-name="List_20_Paragraph" style:list-style-name="WW8Num8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86" style:family="paragraph" style:parent-style-name="List_20_Paragraph" style:list-style-name="WW8Num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87" style:family="paragraph" style:parent-style-name="List_20_Paragraph" style:list-style-name="WW8Num9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88" style:family="paragraph" style:parent-style-name="List_20_Paragraph" style:list-style-name="WW8Num9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89" style:family="paragraph" style:parent-style-name="List_20_Paragraph" style:list-style-name="WW8Num20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90" style:family="paragraph" style:parent-style-name="List_20_Paragraph" style:list-style-name="WW8Num20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91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92" style:family="paragraph" style:parent-style-name="List_20_Paragraph" style:list-style-name="WW8Num16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93" style:family="paragraph" style:parent-style-name="List_20_Paragraph" style:list-style-name="WW8Num1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94" style:family="paragraph" style:parent-style-name="List_20_Paragraph" style:list-style-name="WW8Num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95" style:family="paragraph" style:parent-style-name="List_20_Paragraph" style:list-style-name="WW8Num8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96" style:family="paragraph" style:parent-style-name="List_20_Paragraph" style:list-style-name="WW8Num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97" style:family="paragraph" style:parent-style-name="List_20_Paragraph" style:list-style-name="WW8Num1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background-color="transparent"/>
    </style:style>
    <style:style style:name="P98" style:family="paragraph" style:parent-style-name="List_20_Paragraph" style:list-style-name="WW8Num6">
      <style:paragraph-properties fo:margin-left="0.5in" fo:margin-right="0in" fo:text-indent="-0.25in" style:auto-text-indent="false" text:number-lines="false" text:line-number="0" style:snap-to-layout-grid="false">
        <style:tab-stops>
          <style:tab-stop style:position="0.5in"/>
        </style:tab-stops>
      </style:paragraph-properties>
    </style:style>
    <style:style style:name="P99" style:family="paragraph" style:parent-style-name="List_20_Paragraph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.5in"/>
        </style:tab-stops>
      </style:paragraph-properties>
      <style:text-properties style:font-name="Times New Roman" fo:font-size="8pt" style:font-size-asian="8pt" style:font-size-complex="8pt"/>
    </style:style>
    <style:style style:name="P100" style:family="paragraph" style:parent-style-name="List_20_Paragraph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.5in"/>
        </style:tab-stops>
      </style:paragraph-properties>
    </style:style>
    <style:style style:name="P101" style:family="paragraph" style:parent-style-name="List_20_Paragraph" style:list-style-name="WW8Num15">
      <style:paragraph-properties fo:margin-left="0.75in" fo:margin-right="0in" fo:text-indent="-0.25in" style:auto-text-indent="false" style:snap-to-layout-grid="false">
        <style:tab-stops>
          <style:tab-stop style:position="0.6925in"/>
        </style:tab-stops>
      </style:paragraph-properties>
      <style:text-properties style:font-name="Times New Roman" fo:font-size="8pt" style:font-size-asian="8pt" style:font-size-complex="8pt"/>
    </style:style>
    <style:style style:name="P102" style:family="paragraph" style:parent-style-name="List_20_Paragraph" style:list-style-name="WW8Num15">
      <style:paragraph-properties fo:margin-left="0.75in" fo:margin-right="0in" fo:text-indent="-0.25in" style:auto-text-indent="false">
        <style:tab-stops>
          <style:tab-stop style:position="0.6925in"/>
        </style:tab-stops>
      </style:paragraph-properties>
    </style:style>
    <style:style style:name="P103" style:family="paragraph" style:parent-style-name="List_20_Paragraph" style:list-style-name="WW8Num15">
      <style:paragraph-properties fo:margin-left="0.75in" fo:margin-right="0in" fo:text-indent="-0.25in" style:auto-text-indent="false">
        <style:tab-stops>
          <style:tab-stop style:position="0.6925in"/>
        </style:tab-stops>
      </style:paragraph-properties>
      <style:text-properties fo:font-weight="normal" style:font-weight-asian="normal" style:font-weight-complex="normal"/>
    </style:style>
    <style:style style:name="P104" style:family="paragraph" style:parent-style-name="List_20_Paragraph" style:list-style-name="WW8Num30">
      <style:paragraph-properties fo:margin-left="0in" fo:margin-right="0in" fo:text-indent="0.4425in" style:auto-text-indent="false">
        <style:tab-stops>
          <style:tab-stop style:position="0.6925in"/>
        </style:tab-stops>
      </style:paragraph-properties>
      <style:text-properties style:font-name="Times New Roman" fo:font-size="8pt" style:font-size-asian="8pt" style:font-size-complex="8pt"/>
    </style:style>
    <style:style style:name="P105" style:family="paragraph" style:parent-style-name="List_20_Paragraph" style:list-style-name="WW8Num30">
      <style:paragraph-properties fo:margin-left="0in" fo:margin-right="0in" fo:text-indent="0.4425in" style:auto-text-indent="false" style:snap-to-layout-grid="false">
        <style:tab-stops>
          <style:tab-stop style:position="0.6925in"/>
        </style:tab-stops>
      </style:paragraph-properties>
      <style:text-properties style:font-name="Times New Roman" fo:font-size="8pt" style:font-size-asian="8pt" style:font-size-complex="8pt"/>
    </style:style>
    <style:style style:name="P106" style:family="paragraph" style:parent-style-name="List_20_Paragraph" style:list-style-name="WW8Num22">
      <style:paragraph-properties fo:margin-left="0.0063in" fo:margin-right="0.0063in" fo:text-indent="0in" style:auto-text-indent="false" style:snap-to-layout-grid="false">
        <style:tab-stops>
          <style:tab-stop style:position="0.0063in"/>
          <style:tab-stop style:position="0.5063in"/>
        </style:tab-stops>
      </style:paragraph-properties>
    </style:style>
    <style:style style:name="P107" style:family="paragraph" style:parent-style-name="List_20_Paragraph" style:list-style-name="WW8Num22">
      <style:paragraph-properties fo:margin-left="0.0063in" fo:margin-right="0.0063in" fo:text-indent="0in" style:auto-text-indent="false" style:snap-to-layout-grid="false">
        <style:tab-stops>
          <style:tab-stop style:position="0.0063in"/>
          <style:tab-stop style:position="0.5063in"/>
        </style:tab-stops>
      </style:paragraph-properties>
      <style:text-properties style:font-name="Times New Roman" fo:font-size="8pt" style:font-size-asian="8pt" style:font-size-complex="8pt"/>
    </style:style>
    <style:style style:name="P108" style:family="paragraph" style:parent-style-name="List_20_Paragraph" style:list-style-name="WW8Num21">
      <style:paragraph-properties fo:margin-left="0.4866in" fo:margin-right="0in" fo:text-indent="-0.25in" style:auto-text-indent="false" style:snap-to-layout-grid="false">
        <style:tab-stops>
          <style:tab-stop style:position="0.4866in"/>
        </style:tab-stops>
      </style:paragraph-properties>
    </style:style>
    <style:style style:name="P109" style:family="paragraph" style:parent-style-name="List_20_Paragraph" style:list-style-name="WW8Num21">
      <style:paragraph-properties fo:margin-left="0.4866in" fo:margin-right="0in" fo:text-indent="-0.25in" style:auto-text-indent="false" style:snap-to-layout-grid="false">
        <style:tab-stops>
          <style:tab-stop style:position="0.4866in"/>
        </style:tab-stops>
      </style:paragraph-properties>
      <style:text-properties style:font-name="Times New Roman" fo:font-size="8pt" style:font-size-asian="8pt" style:font-size-complex="8pt"/>
    </style:style>
    <style:style style:name="P110" style:family="paragraph" style:parent-style-name="List_20_Paragraph" style:list-style-name="WW8Num21">
      <style:paragraph-properties fo:margin-left="0.4866in" fo:margin-right="0in" fo:text-indent="-0.25in" style:auto-text-indent="false" style:snap-to-layout-grid="false">
        <style:tab-stops>
          <style:tab-stop style:position="0.4866in"/>
        </style:tab-stops>
      </style:paragraph-properties>
      <style:text-properties fo:font-weight="normal" style:font-weight-asian="normal" style:font-weight-complex="normal"/>
    </style:style>
    <style:style style:name="P111" style:family="paragraph" style:parent-style-name="List_20_Paragraph" style:list-style-name="WW8Num21">
      <style:paragraph-properties fo:margin-left="0.4866in" fo:margin-right="0in" fo:text-indent="-0.25in" style:auto-text-indent="false">
        <style:tab-stops>
          <style:tab-stop style:position="0.4866in"/>
          <style:tab-stop style:position="1in"/>
        </style:tab-stops>
      </style:paragraph-properties>
    </style:style>
    <style:style style:name="P112" style:family="paragraph" style:parent-style-name="List_20_Paragraph" style:list-style-name="WW8Num21">
      <style:paragraph-properties fo:margin-left="0.4866in" fo:margin-right="0in" fo:text-indent="-0.25in" style:auto-text-indent="false" text:number-lines="false" text:line-number="0" style:snap-to-layout-grid="false">
        <style:tab-stops>
          <style:tab-stop style:position="0.4866in"/>
          <style:tab-stop style:position="1in"/>
        </style:tab-stops>
      </style:paragraph-properties>
    </style:style>
    <style:style style:name="P113" style:family="paragraph" style:parent-style-name="Heading_20_2" style:list-style-name="WW8Num13">
      <style:paragraph-properties fo:margin-left="0in" fo:margin-right="0in" fo:margin-top="0in" fo:margin-bottom="0in" fo:text-indent="0in" style:auto-text-indent="false">
        <style:tab-stops>
          <style:tab-stop style:position="0.4909in"/>
        </style:tab-stops>
      </style:paragraph-properties>
      <style:text-properties style:font-name="Times New Roman" style:font-size-complex="8pt"/>
    </style:style>
    <style:style style:name="P114" style:family="paragraph" style:parent-style-name="Heading_20_1" style:master-page-name="First_20_Page">
      <style:paragraph-properties style:page-number="auto"/>
      <style:text-properties style:font-name="Times New Roman"/>
    </style:style>
    <style:style style:name="P115" style:family="paragraph" style:parent-style-name="List" style:list-style-name="WW8Num10">
      <style:paragraph-properties fo:margin-top="0in" fo:margin-bottom="0.139in" fo:line-height="100%" style:text-autospace="none" style:snap-to-layout-grid="false"/>
      <style:text-properties style:font-name="Times New Roman" fo:font-size="8pt" style:font-size-asian="8pt"/>
    </style:style>
    <style:style style:name="P116" style:family="paragraph" style:parent-style-name="List" style:list-style-name="WW8Num10">
      <style:paragraph-properties fo:margin-top="0in" fo:margin-bottom="0.139in" fo:line-height="100%" style:text-autospace="none" style:snap-to-layout-grid="false"/>
      <style:text-properties style:font-name="Times New Roman" fo:font-size="8pt" style:font-size-asian="8pt" style:font-size-complex="12pt"/>
    </style:style>
    <style:style style:name="P117" style:family="paragraph" style:parent-style-name="List" style:list-style-name="WW8Num10">
      <style:paragraph-properties fo:margin-top="0in" fo:margin-bottom="0.139in" fo:line-height="100%" style:text-autospace="none" style:snap-to-layout-grid="false"/>
    </style:style>
    <style:style style:name="P118" style:family="paragraph" style:parent-style-name="Text_20_body" style:list-style-name="WW8Num13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19" style:family="paragraph" style:parent-style-name="Text_20_body" style:list-style-name="WW8Num13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 style:font-size-complex="8pt"/>
    </style:style>
    <style:style style:name="P120" style:family="paragraph" style:parent-style-name="Text_20_body" style:list-style-name="WW8Num13">
      <style:paragraph-properties fo:margin-left="0.4909in" fo:margin-right="0in" fo:margin-top="0in" fo:margin-bottom="0in" fo:text-indent="-0.1965in" style:auto-text-indent="false"/>
      <style:text-properties style:font-name="Times New Roman"/>
    </style:style>
    <style:style style:name="P121" style:family="paragraph" style:parent-style-name="Text_20_body" style:list-style-name="WW8Num13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22" style:family="paragraph" style:parent-style-name="Text_20_body" style:list-style-name="WW8Num13">
      <style:paragraph-properties fo:margin-left="0.4909in" fo:margin-right="0in" fo:text-indent="-0.1965in" style:auto-text-indent="false"/>
      <style:text-properties style:font-name="Times New Roman"/>
    </style:style>
    <style:style style:name="P123" style:family="paragraph" style:parent-style-name="Standard" style:list-style-name="WW8Num10"/>
    <style:style style:name="P124" style:family="paragraph" style:parent-style-name="Standard" style:list-style-name="WW8Num11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8pt" fo:font-weight="bold" style:font-size-asian="8pt" style:font-weight-asian="bold" style:font-size-complex="8pt"/>
    </style:style>
    <style:style style:name="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Times New Roman" fo:font-size="8pt" fo:font-weight="bold" style:font-size-asian="8pt" style:font-weight-asian="bold" style:font-size-complex="12pt" style:font-weight-complex="bold"/>
    </style:style>
    <style:style style:name="T5" style:family="text">
      <style:text-properties style:font-name="Times New Roman" fo:font-size="8pt" style:font-size-asian="8pt" style:font-size-complex="8pt"/>
    </style:style>
    <style:style style:name="T6" style:family="text">
      <style:text-properties style:font-name="Times New Roman" fo:font-size="8pt" style:font-size-asian="8pt" style:font-size-complex="8pt" style:font-weight-complex="bold"/>
    </style:style>
    <style:style style:name="T7" style:family="text">
      <style:text-properties style:font-name="Times New Roman" fo:font-size="8pt" style:font-size-asian="8pt" style:font-size-complex="12pt"/>
    </style:style>
    <style:style style:name="T8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Times New Roman"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style:font-name="Times New Roman" fo:font-size="8pt" fo:background-color="transparent" style:font-size-asian="8pt" style:font-size-complex="8pt"/>
    </style:style>
    <style:style style:name="T12" style:family="text">
      <style:text-properties style:font-name="Times New Roman" fo:font-style="normal" style:font-style-asian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fo:background-color="transparent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style:font-weight-asian="normal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style:font-name="Times New Roman" fo:font-style="normal" fo:font-weight="bold" style:font-style-asian="normal" style:font-weight-asian="bold" style:font-weight-complex="bold"/>
    </style:style>
    <style:style style:name="T22" style:family="text">
      <style:text-properties style:text-position="0% 100%" style:font-name="Times New Roman" fo:font-style="normal" style:font-style-asian="normal"/>
    </style:style>
    <style:style style:name="T23" style:family="text">
      <style:text-properties style:text-position="0% 100%" style:font-name="Times New Roman" fo:font-size="8pt" fo:font-weight="bold" style:font-size-asian="8pt" style:font-weight-asian="bold" style:font-size-complex="12pt" style:font-weight-complex="bold"/>
    </style:style>
    <style:style style:name="T24" style:family="text">
      <style:text-properties style:text-position="0% 100%" style:font-name="Times New Roman" fo:font-size="8pt" fo:font-weight="bold" style:font-size-asian="8pt" style:font-weight-asian="bold" style:font-size-complex="8pt" style:font-weight-complex="bold"/>
    </style:style>
    <style:style style:name="T25" style:family="text">
      <style:text-properties style:text-position="0% 100%" style:font-name="Times New Roman" fo:font-size="8pt" fo:font-weight="normal" style:font-size-asian="8pt" style:font-weight-asian="normal" style:font-size-complex="12pt" style:font-weight-complex="normal"/>
    </style:style>
    <style:style style:name="T26" style:family="text">
      <style:text-properties style:text-position="0% 100%" style:font-name="Times New Roman" fo:font-size="8pt" style:font-size-asian="8pt" style:font-size-complex="8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Use Case Documen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Name</text:p>
          </table:table-cell>
          <table:table-cell table:style-name="Table1.B1" office:value-type="string">
            <text:p text:style-name="P21">Date</text:p>
          </table:table-cell>
          <table:table-cell table:style-name="Table1.B1" office:value-type="string">
            <text:p text:style-name="P21">Reason For Changes</text:p>
          </table:table-cell>
          <table:table-cell table:style-name="Table1.D1" office:value-type="string">
            <text:p text:style-name="P21">Version</text:p>
          </table:table-cell>
        </table:table-row>
        <table:table-row table:style-name="Table1.1">
          <table:table-cell table:style-name="Table1.A2" office:value-type="string">
            <text:p text:style-name="P22">Nat Welch</text:p>
          </table:table-cell>
          <table:table-cell table:style-name="Table1.B2" office:value-type="string">
            <text:p text:style-name="P22">2/1/09</text:p>
          </table:table-cell>
          <table:table-cell table:style-name="Table1.B2" office:value-type="string">
            <text:p text:style-name="P22">Merged wiki versions of use cases</text:p>
          </table:table-cell>
          <table:table-cell table:style-name="Table1.D2" office:value-type="string">
            <text:p text:style-name="P22">0.420</text:p>
          </table:table-cell>
        </table:table-row>
        <table:table-row table:style-name="Table1.1">
          <table:table-cell table:style-name="Table1.A3" office:value-type="string">
            <text:p text:style-name="P22">Katherine Blizard</text:p>
          </table:table-cell>
          <table:table-cell table:style-name="Table1.B3" office:value-type="string">
            <text:p text:style-name="P22">2/3/09</text:p>
          </table:table-cell>
          <table:table-cell table:style-name="Table1.B3" office:value-type="string">
            <text:p text:style-name="P22">Made so many changes</text:p>
          </table:table-cell>
          <table:table-cell table:style-name="Table1.D3" office:value-type="string">
            <text:p text:style-name="P22">1.410</text:p>
          </table:table-cell>
        </table:table-row>
        <table:table-row table:style-name="Table1.1">
          <table:table-cell table:style-name="Table1.A4" office:value-type="string">
            <text:p text:style-name="P22">Nat Welch</text:p>
          </table:table-cell>
          <table:table-cell table:style-name="Table1.B4" office:value-type="string">
            <text:p text:style-name="P22">2/4/09</text:p>
          </table:table-cell>
          <table:table-cell table:style-name="Table1.B4" office:value-type="string">
            <text:p text:style-name="P22">Made even more changes</text:p>
          </table:table-cell>
          <table:table-cell table:style-name="Table1.D4" office:value-type="string">
            <text:p text:style-name="P22">1.420</text:p>
          </table:table-cell>
        </table:table-row>
        <table:table-row table:style-name="Table1.1">
          <table:table-cell table:style-name="Table1.A4" office:value-type="string">
            <text:p text:style-name="P22">Katherine Blizard</text:p>
          </table:table-cell>
          <table:table-cell table:style-name="Table1.B4" office:value-type="string">
            <text:p text:style-name="P22">2/5/09</text:p>
          </table:table-cell>
          <table:table-cell table:style-name="Table1.B4" office:value-type="string">
            <text:p text:style-name="P22">Reworked all of the “Modified” Use Cases</text:p>
          </table:table-cell>
          <table:table-cell table:style-name="Table1.D4" office:value-type="string">
            <text:p text:style-name="P22">1.430</text:p>
          </table:table-cell>
        </table:table-row>
        <table:table-row table:style-name="Table1.1">
          <table:table-cell table:style-name="Table1.A4" office:value-type="string">
            <text:p text:style-name="P22">Victor Gerdin</text:p>
          </table:table-cell>
          <table:table-cell table:style-name="Table1.B4" office:value-type="string">
            <text:p text:style-name="P22">2/9/09</text:p>
          </table:table-cell>
          <table:table-cell table:style-name="Table1.B4" office:value-type="string">
            <text:p text:style-name="P22">Added more Use Cases</text:p>
          </table:table-cell>
          <table:table-cell table:style-name="Table1.D4" office:value-type="string">
            <text:p text:style-name="P22">1.440</text:p>
          </table:table-cell>
        </table:table-row>
        <table:table-row table:style-name="Table1.1">
          <table:table-cell table:style-name="Table1.A4" office:value-type="string">
            <text:p text:style-name="P22">Nat Welch</text:p>
          </table:table-cell>
          <table:table-cell table:style-name="Table1.B4" office:value-type="string">
            <text:p text:style-name="P22">2/9/09</text:p>
          </table:table-cell>
          <table:table-cell table:style-name="Table1.B4" office:value-type="string">
            <text:p text:style-name="P22">Merged Victor's Work and re-factored list</text:p>
          </table:table-cell>
          <table:table-cell table:style-name="Table1.D4" office:value-type="string">
            <text:p text:style-name="P22">1.510</text:p>
          </table:table-cell>
        </table:table-row>
        <table:table-row table:style-name="Table1.1">
          <table:table-cell table:style-name="Table1.A4" office:value-type="string">
            <text:p text:style-name="P22">Nat Welch</text:p>
          </table:table-cell>
          <table:table-cell table:style-name="Table1.B4" office:value-type="string">
            <text:p text:style-name="P22">2/10/09</text:p>
          </table:table-cell>
          <table:table-cell table:style-name="Table1.B4" office:value-type="string">
            <text:p text:style-name="P22">Continued Merging and Editing</text:p>
          </table:table-cell>
          <table:table-cell table:style-name="Table1.D4" office:value-type="string">
            <text:p text:style-name="P22">1.542</text:p>
          </table:table-cell>
        </table:table-row>
        <table:table-row table:style-name="Table1.1">
          <table:table-cell table:style-name="Table1.A2" office:value-type="string">
            <text:p text:style-name="P22">Nat Welch</text:p>
          </table:table-cell>
          <table:table-cell table:style-name="Table1.B2" office:value-type="string">
            <text:p text:style-name="P22">2/17/09</text:p>
          </table:table-cell>
          <table:table-cell table:style-name="Table1.B2" office:value-type="string">
            <text:p text:style-name="P22">Added Katherine's Work and did some major edits</text:p>
          </table:table-cell>
          <table:table-cell table:style-name="Table1.D2" office:value-type="string">
            <text:p text:style-name="P22">2.001</text:p>
          </table:table-cell>
        </table:table-row>
        <table:table-row table:style-name="Table1.1">
          <table:table-cell table:style-name="Table1.A10" office:value-type="string">
            <text:p text:style-name="P22">Nat Welch</text:p>
          </table:table-cell>
          <table:table-cell table:style-name="Table1.A10" office:value-type="string">
            <text:p text:style-name="P22">2/20/09</text:p>
          </table:table-cell>
          <table:table-cell table:style-name="Table1.A10" office:value-type="string">
            <text:p text:style-name="P22">More clean up of document</text:p>
          </table:table-cell>
          <table:table-cell table:style-name="Table1.D10" office:value-type="string">
            <text:p text:style-name="P22">2.100</text:p>
          </table:table-cell>
        </table:table-row>
        <table:table-row table:style-name="Table1.1">
          <table:table-cell table:style-name="Table1.A10" office:value-type="string">
            <text:p text:style-name="P22">Michael Quan</text:p>
          </table:table-cell>
          <table:table-cell table:style-name="Table1.A10" office:value-type="string">
            <text:p text:style-name="P22">3/08/09</text:p>
          </table:table-cell>
          <table:table-cell table:style-name="Table1.A10" office:value-type="string">
            <text:p text:style-name="P22">Added use case and made revisions</text:p>
          </table:table-cell>
          <table:table-cell table:style-name="Table1.D10" office:value-type="string">
            <text:p text:style-name="P22">2.2</text:p>
          </table:table-cell>
        </table:table-row>
        <table:table-row table:style-name="Table1.1">
          <table:table-cell table:style-name="Table1.A10" office:value-type="string">
            <text:p text:style-name="P22">Michael Quan</text:p>
          </table:table-cell>
          <table:table-cell table:style-name="Table1.A10" office:value-type="string">
            <text:p text:style-name="P22">3/10/09</text:p>
          </table:table-cell>
          <table:table-cell table:style-name="Table1.A10" office:value-type="string">
            <text:p text:style-name="P22">More Revisions</text:p>
          </table:table-cell>
          <table:table-cell table:style-name="Table1.D10" office:value-type="string">
            <text:p text:style-name="P22">2.3</text:p>
          </table:table-cell>
        </table:table-row>
        <table:table-row table:style-name="Table1.1">
          <table:table-cell table:style-name="Table1.B2" office:value-type="string">
            <text:p text:style-name="P22">Viktor Gerdin</text:p>
          </table:table-cell>
          <table:table-cell table:style-name="Table1.B13" office:value-type="date" office:date-value="2009-03-11">
            <text:p text:style-name="P22">03/11/09</text:p>
          </table:table-cell>
          <table:table-cell table:style-name="Table1.B2" office:value-type="string">
            <text:p text:style-name="P22">Text Revisions, all but last 4 done, needs layouting</text:p>
          </table:table-cell>
          <table:table-cell table:style-name="Table1.D13" office:value-type="float" office:value="2.4">
            <text:p text:style-name="P22">2.4</text:p>
          </table:table-cell>
        </table:table-row>
      </table:table>
      <text:p text:style-name="P18"/>
      <text:p text:style-name="P26"/>
      <text:h text:style-name="P35" text:outline-level="2"><text:bookmark-start text:name="Actor%2525252525252525253AStudent"/>Student<text:bookmark-end text:name="Actor%2525252525252525253AStudent"/></text:h>
      <text:p text:style-name="P27"/>
      <text:list text:style-name="WW8Num13">
        <text:list-item>
          <text:p text:style-name="P118">View Announcements </text:p>
        </text:list-item>
        <text:list-item>
          <text:p text:style-name="P118">View grade </text:p>
        </text:list-item>
        <text:list-item>
          <text:p text:style-name="P118">Check Course standing</text:p>
        </text:list-item>
        <text:list-item>
          <text:p text:style-name="P119">Predict Grades Needed For Final Grade </text:p>
        </text:list-item>
        <text:list-item>
          <text:p text:style-name="P119">View Metrics</text:p>
          <text:list>
            <text:list-header>
              <text:h text:style-name="P113" text:outline-level="2" text:is-list-header="true"/>
              <text:h text:style-name="P113" text:outline-level="2" text:is-list-header="true">All</text:h>
            </text:list-header>
          </text:list>
        </text:list-item>
        <text:list-item>
          <text:p text:style-name="P118">Printer Friendly page </text:p>
        </text:list-item>
        <text:list-item>
          <text:p text:style-name="P118">Download file</text:p>
        </text:list-item>
        <text:list-item>
          <text:p text:style-name="P118">Upload File</text:p>
        </text:list-item>
        <text:list-item>
          <text:p text:style-name="P121">Reset Password</text:p>
        </text:list-item>
        <text:list-item>
          <text:p text:style-name="P121">Change Password</text:p>
        </text:list-item>
      </text:list>
      <text:h text:style-name="P36" text:outline-level="2"><text:bookmark-start text:name="Actor%2525252525252525253ATeacher"/>Teacher, Teacher Assistant <text:bookmark-end text:name="Actor%2525252525252525253ATeacher"/></text:h>
      <text:list text:style-name="WW8Num13" text:continue-numbering="true">
        <text:list-item>
          <text:p text:style-name="P120"><text:s/>Add Course </text:p>
        </text:list-item>
        <text:list-item>
          <text:p text:style-name="P120"><text:s/>Remove Course </text:p>
        </text:list-item>
        <text:list-item>
          <text:p text:style-name="P120"><text:s/>Edit Course </text:p>
        </text:list-item>
        <text:list-item>
          <text:p text:style-name="P120"><text:s/>Add Users </text:p>
        </text:list-item>
        <text:list-item>
          <text:p text:style-name="P120"><text:s/>Remove Users </text:p>
        </text:list-item>
        <text:list-item>
          <text:p text:style-name="P120"><text:s/>Edit Users </text:p>
        </text:list-item>
        <text:list-item>
          <text:p text:style-name="P120"><text:s/>Add Assignment </text:p>
        </text:list-item>
        <text:list-item>
          <text:p text:style-name="P120"><text:s/>Remove Assignment </text:p>
        </text:list-item>
        <text:list-item>
          <text:p text:style-name="P120"><text:s/>Edit Assignments </text:p>
        </text:list-item>
        <text:list-item>
          <text:p text:style-name="P120"><text:s/>Add Announcement </text:p>
        </text:list-item>
        <text:list-item>
          <text:p text:style-name="P120"><text:s/>Remove Announcement </text:p>
        </text:list-item>
        <text:list-item>
          <text:p text:style-name="P120"><text:s/>Edit Announcement </text:p>
        </text:list-item>
        <text:list-item>
          <text:p text:style-name="P120"><text:s/>Send Email </text:p>
        </text:list-item>
        <text:list-item>
          <text:p text:style-name="P120"><text:s/>Grade Students </text:p>
        </text:list-item>
        <text:list-item>
          <text:p text:style-name="P120"><text:s/>View roster </text:p>
        </text:list-item>
        <text:list-item>
          <text:p text:style-name="P120"><text:s/>Take attendance </text:p>
        </text:list-item>
        <text:list-item>
          <text:p text:style-name="P120"><text:s/>Adjust grading curve </text:p>
        </text:list-item>
        <text:list-item>
          <text:p text:style-name="P120"><text:s/>Import data </text:p>
        </text:list-item>
        <text:list-item>
          <text:p text:style-name="P122"><text:s/>Export data </text:p>
        </text:list-item>
      </text:list>
      <text:p text:style-name="P18"/>
      <text:p text:style-name="P18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Use Case </text:p>
          </table:table-cell>
          <table:table-cell table:style-name="Table2.A1" office:value-type="string">
            <text:p text:style-name="P7">UC-1</text:p>
          </table:table-cell>
          <table:table-cell table:style-name="Table2.A1" office:value-type="string">
            <text:p text:style-name="P5">Use Case Name</text:p>
          </table:table-cell>
          <table:table-cell table:style-name="Table2.D1" office:value-type="string">
            <text:p text:style-name="P7">View Announcements</text:p>
          </table:table-cell>
        </table:table-row>
        <table:table-row table:style-name="Table2.1">
          <table:table-cell table:style-name="Table2.A2" office:value-type="string">
            <text:p text:style-name="P2"><text:span text:style-name="T2">Created By</text:span><text:span text:style-name="T5"><text:tab/></text:span></text:p>
          </table:table-cell>
          <table:table-cell table:style-name="Table2.A1" office:value-type="string">
            <text:p text:style-name="P7">Nat Welch</text:p>
          </table:table-cell>
          <table:table-cell table:style-name="Table2.A1" office:value-type="string">
            <text:p text:style-name="P5">Last Modified By</text:p>
          </table:table-cell>
          <table:table-cell table:style-name="Table2.D1" office:value-type="string">
            <text:p text:style-name="P7">Viktor Gerdin</text:p>
          </table:table-cell>
        </table:table-row>
        <table:table-row table:style-name="Table2.1">
          <table:table-cell table:style-name="Table2.A2" office:value-type="string">
            <text:p text:style-name="P4">Date Created</text:p>
          </table:table-cell>
          <table:table-cell table:style-name="Table2.A1" office:value-type="string">
            <text:p text:style-name="P7">1/26/09</text:p>
          </table:table-cell>
          <table:table-cell table:style-name="Table2.A1" office:value-type="string">
            <text:p text:style-name="P5">Last Change</text:p>
          </table:table-cell>
          <table:table-cell table:style-name="Table2.D3" office:value-type="date" office:date-value="2009-03-11">
            <text:p text:style-name="P7">03/11/09</text:p>
          </table:table-cell>
        </table:table-row>
        <table:table-row table:style-name="Table2.1">
          <table:table-cell table:style-name="Table2.A2" office:value-type="string">
            <text:p text:style-name="P2"><text:span text:style-name="T2">Actor</text:span><text:span text:style-name="T5"><text:tab/></text:span></text:p>
          </table:table-cell>
          <table:table-cell table:style-name="Table2.D1" table:number-columns-spanned="3" office:value-type="string">
            <text:p text:style-name="P5">Student, Teacher, Teacher Assistant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<text:span text:style-name="T2">Description</text:span><text:span text:style-name="T5"><text:tab/></text:span></text:p>
          </table:table-cell>
          <table:table-cell table:style-name="Table2.B5" table:number-columns-spanned="3" office:value-type="string">
            <text:p text:style-name="P2"><text:span text:style-name="T5">Actor can view all posted </text:span><text:span text:style-name="T3">Announcement</text:span><text:span text:style-name="T5">(s) sorted with the most recently posted </text:span><text:span text:style-name="T3">Announcement </text:span><text:span text:style-name="T5">at the top of the list. 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Pre-conditions </text:p>
          </table:table-cell>
          <table:table-cell table:style-name="Table2.B5" table:number-columns-spanned="3" office:value-type="string">
            <text:p text:style-name="P2"><text:span text:style-name="T9">Actor is as</text:span><text:span text:style-name="T5">sociated (enrolled/teaching/helping) in the </text:span><text:span text:style-name="T3">Course. </text:span><text:span text:style-name="T9">Actor is</text:span><text:span text:style-name="T5"> authenticated with the system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.B5" table:number-columns-spanned="3" office:value-type="string">
            <text:p text:style-name="P2"><text:span text:style-name="T5"><text:s/>A </text:span><text:span text:style-name="T3">Announcement</text:span><text:span text:style-name="T5"> list</text:span><text:span text:style-name="T3"> </text:span><text:span text:style-name="T5">as specified in the description is displayed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8">Normal Flow</text:p>
          </table:table-cell>
          <table:table-cell table:style-name="Table2.B5" table:number-columns-spanned="3" office:value-type="string">
            <text:list text:style-name="WW8Num12">
              <text:list-item>
                <text:p text:style-name="P41">Actor selects “View Announcements”</text:p>
              </text:list-item>
              <text:list-item>
                <text:p text:style-name="P40"><text:span text:style-name="T5">System displays list of all of the </text:span><text:span text:style-name="T3">Announcement</text:span><text:span text:style-name="T5">(s)</text:span></text:p>
              </text:list-item>
              <text:list-item>
                <text:p text:style-name="P40"><text:span text:style-name="T5">Actor selects an </text:span><text:span text:style-name="T3">Announcement</text:span></text:p>
              </text:list-item>
              <text:list-item>
                <text:p text:style-name="P40"><text:span text:style-name="T5">System displays content of </text:span><text:span text:style-name="T3">Announcement</text:span><text:span text:style-name="T5"> 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8">Alternate Flow</text:p>
          </table:table-cell>
          <table:table-cell table:style-name="Table2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Frequency of Use</text:p>
          </table:table-cell>
          <table:table-cell table:style-name="Table2.B5" table:number-columns-spanned="3" office:value-type="string">
            <text:p text:style-name="P7">Once a day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<text:span text:style-name="T2">Exceptions</text:span><text:span text:style-name="T5"> </text:span></text:p>
          </table:table-cell>
          <table:table-cell table:style-name="Table2.B5" table:number-columns-spanned="3" office:value-type="string">
            <text:p text:style-name="P2"><text:span text:style-name="T5">If no </text:span><text:span text:style-name="T3">Announcement</text:span><text:span text:style-name="T5"> has been made the system displays a "No announcements” message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Includes </text:p>
          </table:table-cell>
          <table:table-cell table:style-name="Table2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Special Requirements </text:p>
          </table:table-cell>
          <table:table-cell table:style-name="Table2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Assumptions </text:p>
          </table:table-cell>
          <table:table-cell table:style-name="Table2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Notes and Issues </text:p>
          </table:table-cell>
          <table:table-cell table:style-name="Table2.B5" table:number-columns-spanned="3" office:value-type="string">
            <text:p text:style-name="P32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<text:span text:style-name="T3">Priority </text:span><text:span text:style-name="T5"><text:s/></text:span></text:p>
          </table:table-cell>
          <table:table-cell table:style-name="Table2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3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Use Case </text:p>
          </table:table-cell>
          <table:table-cell table:style-name="Table3.A1" office:value-type="string">
            <text:p text:style-name="P7">UC-2</text:p>
          </table:table-cell>
          <table:table-cell table:style-name="Table3.A1" office:value-type="string">
            <text:p text:style-name="P5">Use Case Name</text:p>
          </table:table-cell>
          <table:table-cell table:style-name="Table3.D1" office:value-type="string">
            <text:p text:style-name="P7">View Grade</text:p>
          </table:table-cell>
        </table:table-row>
        <table:table-row table:style-name="Table3.1">
          <table:table-cell table:style-name="Table3.A2" office:value-type="string">
            <text:p text:style-name="P2"><text:span text:style-name="T2">Created By</text:span><text:span text:style-name="T5"><text:tab/></text:span></text:p>
          </table:table-cell>
          <table:table-cell table:style-name="Table3.A1" office:value-type="string">
            <text:p text:style-name="P7">Nat Welch</text:p>
          </table:table-cell>
          <table:table-cell table:style-name="Table3.A1" office:value-type="string">
            <text:p text:style-name="P5">Last Modified By</text:p>
          </table:table-cell>
          <table:table-cell table:style-name="Table3.D1" office:value-type="string">
            <text:p text:style-name="P7">Viktor Gerdin</text:p>
          </table:table-cell>
        </table:table-row>
        <table:table-row table:style-name="Table3.1">
          <table:table-cell table:style-name="Table3.A2" office:value-type="string">
            <text:p text:style-name="P4">Date Created</text:p>
          </table:table-cell>
          <table:table-cell table:style-name="Table3.A1" office:value-type="string">
            <text:p text:style-name="P7">1/25/09</text:p>
          </table:table-cell>
          <table:table-cell table:style-name="Table3.A1" office:value-type="string">
            <text:p text:style-name="P5">Last Change</text:p>
          </table:table-cell>
          <table:table-cell table:style-name="Table3.D3" office:value-type="date" office:date-value="2009-03-11">
            <text:p text:style-name="P7">03/11/09</text:p>
          </table:table-cell>
        </table:table-row>
        <table:table-row table:style-name="Table3.1">
          <table:table-cell table:style-name="Table3.A2" office:value-type="string">
            <text:p text:style-name="P2"><text:span text:style-name="T2">Actor</text:span><text:span text:style-name="T5"><text:tab/></text:span></text:p>
          </table:table-cell>
          <table:table-cell table:style-name="Table3.D1" table:number-columns-spanned="3" office:value-type="string">
            <text:p text:style-name="P5">Student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"><text:span text:style-name="T2">Description</text:span><text:span text:style-name="T5"><text:tab/></text:span></text:p>
          </table:table-cell>
          <table:table-cell table:style-name="Table3.B5" table:number-columns-spanned="3" office:value-type="string">
            <text:p text:style-name="P2"><text:span text:style-name="T5">The System displays a table that summarizes all of the grades the Actor has received for a </text:span><text:span text:style-name="T3">Course. </text:span><text:span text:style-name="T5">This summary includes the </text:span><text:span text:style-name="T3">Assignment Name</text:span><text:span text:style-name="T5">, </text:span><text:span text:style-name="T3">Assignment Grade</text:span><text:span text:style-name="T5">, and </text:span><text:span text:style-name="T3">Assignment Total</text:span><text:span text:style-name="T5"> for each </text:span><text:span text:style-name="T3">Assignm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Pre-conditions </text:p>
          </table:table-cell>
          <table:table-cell table:style-name="Table3.B5" table:number-columns-spanned="3" office:value-type="string">
            <text:p text:style-name="P2"><text:span text:style-name="T9">Actor is </text:span><text:span text:style-name="T5">enrolled in the </text:span><text:span text:style-name="T3">Course. </text:span><text:span text:style-name="T9">Actor</text:span><text:span text:style-name="T5"> is authenticated with the system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"><text:span text:style-name="T2">Post-conditions</text:span><text:span text:style-name="T5"><text:tab/></text:span></text:p>
          </table:table-cell>
          <table:table-cell table:style-name="Table3.B5" table:number-columns-spanned="3" office:value-type="string">
            <text:p text:style-name="P2"><text:span text:style-name="T5"><text:s/>The </text:span><text:span text:style-name="T3">Assignment</text:span><text:span text:style-name="T5"> list</text:span><text:span text:style-name="T3"> </text:span><text:span text:style-name="T5">as specified in the description is displayed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8">Normal Flow</text:p>
          </table:table-cell>
          <table:table-cell table:style-name="Table3.B5" table:number-columns-spanned="3" office:value-type="string">
            <text:list text:style-name="WW8Num6">
              <text:list-item>
                <text:p text:style-name="P68">Actor selects to “View Grade”</text:p>
              </text:list-item>
              <text:list-item>
                <text:p text:style-name="P77"><text:span text:style-name="T5">System presents a table of containing </text:span><text:span text:style-name="T3">Assignment Name</text:span><text:span text:style-name="T5">, </text:span><text:span text:style-name="T3">Assignment Grade, Assignment Total </text:span><text:span text:style-name="T5">and a </text:span><text:span text:style-name="T3">Total Grade.</text:span></text:p>
              </text:list-item>
              <text:list-item>
                <text:p text:style-name="P98"><text:span text:style-name="T9">Actor</text:span><text:span text:style-name="T5"> can choose to sort information by any of the table columns. 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8">Alternate Flow</text:p>
          </table:table-cell>
          <table:table-cell table:style-name="Table3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Frequency of Use</text:p>
          </table:table-cell>
          <table:table-cell table:style-name="Table3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"><text:span text:style-name="T2">Exceptions</text:span><text:span text:style-name="T5"> </text:span></text:p>
          </table:table-cell>
          <table:table-cell table:style-name="Table3.B5" table:number-columns-spanned="3" office:value-type="string">
            <text:p text:style-name="P2"><text:span text:style-name="T5">If an </text:span><text:span text:style-name="T3">Assignment</text:span><text:span text:style-name="T5"> has not been graded yet, System displays a table with </text:span><text:span text:style-name="T3">Assignment</text:span><text:span text:style-name="T5"> names but the </text:span><text:span text:style-name="T3">Assignment Score</text:span><text:span text:style-name="T5"> is not displayed.</text:span></text:p>
            <text:p text:style-name="P2"><text:span text:style-name="T5">If no </text:span><text:span text:style-name="T3">Assignment </text:span><text:span text:style-name="T5">has been </text:span><text:span text:style-name="T11">assigned</text:span><text:span text:style-name="T5"> yet, System displays the words “No Assignments Yet” instead of the tabl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Includes </text:p>
          </table:table-cell>
          <table:table-cell table:style-name="Table3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Special Requirements </text:p>
          </table:table-cell>
          <table:table-cell table:style-name="Table3.B5" table:number-columns-spanned="3" office:value-type="string">
            <text:p text:style-name="P15"><text:span text:style-name="T5">The </text:span><text:span text:style-name="T3">Student </text:span><text:span text:style-name="T5">can see only his own grades. This is a requirement specified by the Peer-Grading section of FERPA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Assumptions </text:p>
          </table:table-cell>
          <table:table-cell table:style-name="Table3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Notes and Issues </text:p>
          </table:table-cell>
          <table:table-cell table:style-name="Table3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"><text:span text:style-name="T3">Priority </text:span><text:span text:style-name="T5"><text:s/></text:span></text:p>
          </table:table-cell>
          <table:table-cell table:style-name="Table3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3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Use Case </text:p>
          </table:table-cell>
          <table:table-cell table:style-name="Table4.A1" office:value-type="string">
            <text:p text:style-name="P7">UC-3</text:p>
          </table:table-cell>
          <table:table-cell table:style-name="Table4.A1" office:value-type="string">
            <text:p text:style-name="P5">Use Case Name</text:p>
          </table:table-cell>
          <table:table-cell table:style-name="Table4.D1" office:value-type="string">
            <text:p text:style-name="P7">Check Course Standing</text:p>
          </table:table-cell>
        </table:table-row>
        <table:table-row table:style-name="Table4.1">
          <table:table-cell table:style-name="Table4.A2" office:value-type="string">
            <text:p text:style-name="P2"><text:span text:style-name="T2">Created By</text:span><text:span text:style-name="T5"><text:tab/></text:span></text:p>
          </table:table-cell>
          <table:table-cell table:style-name="Table4.A1" office:value-type="string">
            <text:p text:style-name="P7">Nat Welch</text:p>
          </table:table-cell>
          <table:table-cell table:style-name="Table4.A1" office:value-type="string">
            <text:p text:style-name="P5">Last Modified By</text:p>
          </table:table-cell>
          <table:table-cell table:style-name="Table4.D1" office:value-type="string">
            <text:p text:style-name="P7">Viktor Gerdin</text:p>
          </table:table-cell>
        </table:table-row>
        <table:table-row table:style-name="Table4.1">
          <table:table-cell table:style-name="Table4.A2" office:value-type="string">
            <text:p text:style-name="P4">Date Created</text:p>
          </table:table-cell>
          <table:table-cell table:style-name="Table4.A1" office:value-type="string">
            <text:p text:style-name="P7">1/30/09</text:p>
          </table:table-cell>
          <table:table-cell table:style-name="Table4.A1" office:value-type="string">
            <text:p text:style-name="P5">Last Change</text:p>
          </table:table-cell>
          <table:table-cell table:style-name="Table4.D3" office:value-type="date" office:date-value="2009-03-11">
            <text:p text:style-name="P7">03/11/09</text:p>
          </table:table-cell>
        </table:table-row>
        <table:table-row table:style-name="Table4.1">
          <table:table-cell table:style-name="Table4.A2" office:value-type="string">
            <text:p text:style-name="P2"><text:span text:style-name="T2">Actor</text:span><text:span text:style-name="T5"><text:tab/></text:span></text:p>
          </table:table-cell>
          <table:table-cell table:style-name="Table4.D1" table:number-columns-spanned="3" office:value-type="string">
            <text:p text:style-name="P5">Student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Pre-conditions </text:p>
          </table:table-cell>
          <table:table-cell table:style-name="Table4.B5" table:number-columns-spanned="3" office:value-type="string">
            <text:p text:style-name="P2"><text:span text:style-name="T9">Actor is</text:span><text:span text:style-name="T5"> enrolled in the </text:span><text:span text:style-name="T3">Course. </text:span><text:span text:style-name="T9">Actor is</text:span><text:span text:style-name="T5"> authenticated with the System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><text:span text:style-name="T2">Post-conditions</text:span><text:span text:style-name="T5"><text:tab/></text:span></text:p>
          </table:table-cell>
          <table:table-cell table:style-name="Table4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><text:span text:style-name="T2">Description</text:span><text:span text:style-name="T5"><text:tab/></text:span></text:p>
          </table:table-cell>
          <table:table-cell table:style-name="Table4.B5" table:number-columns-spanned="3" office:value-type="string">
            <text:p text:style-name="P2"><text:span text:style-name="T5">The System displays a selection of graphs that show a comparison of the </text:span><text:span text:style-name="T3">Assignment Grades</text:span><text:span text:style-name="T5"> and </text:span><text:span text:style-name="T3">Total Grades </text:span><text:span text:style-name="T5">of all the </text:span><text:span text:style-name="T3">Student</text:span><text:span text:style-name="T5">(s) in the </text:span><text:span text:style-name="T3">Cours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8">Normal Flow</text:p>
          </table:table-cell>
          <table:table-cell table:style-name="Table4.B5" table:number-columns-spanned="3" office:value-type="string">
            <text:list text:style-name="WW8Num18">
              <text:list-item>
                <text:p text:style-name="P69">Actor selects <text:s/>“Check Course Standing”</text:p>
              </text:list-item>
              <text:list-item>
                <text:p text:style-name="P69">System displays comparison metrics. 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8">Alternate Flow</text:p>
          </table:table-cell>
          <table:table-cell table:style-name="Table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Frequency of Use</text:p>
          </table:table-cell>
          <table:table-cell table:style-name="Table4.B5" table:number-columns-spanned="3" office:value-type="string">
            <text:p text:style-name="P2"><text:span text:style-name="T2"><text:s/></text:span><text:span text:style-name="T5">Once a week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><text:span text:style-name="T2">Exceptions</text:span><text:span text:style-name="T5"> </text:span></text:p>
          </table:table-cell>
          <table:table-cell table:style-name="Table4.B5" table:number-columns-spanned="3" office:value-type="string">
            <text:p text:style-name="P20"><text:span text:style-name="T5">If the </text:span><text:span text:style-name="T3">Student </text:span><text:span text:style-name="T5">is alone in the </text:span><text:span text:style-name="T3">Course,</text:span><text:span text:style-name="T5"> the system displays an error message. </text:span></text:p>
            <text:p text:style-name="P1"><text:span text:style-name="T5">If no </text:span><text:span text:style-name="T3">Assignment Grades </text:span><text:span text:style-name="T5">exist, system displays an error message.</text:span></text:p>
            <text:p text:style-name="P1"><text:span text:style-name="T5">If no </text:span><text:span text:style-name="T3">Assignment Grades </text:span><text:span text:style-name="T5">have been graded yet, system displays an error messag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Includes </text:p>
          </table:table-cell>
          <table:table-cell table:style-name="Table4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Special Requirements </text:p>
          </table:table-cell>
          <table:table-cell table:style-name="Table4.B5" table:number-columns-spanned="3" office:value-type="string">
            <text:p text:style-name="P15"><text:span text:style-name="T9">A</text:span><text:span text:style-name="T3"> Student </text:span><text:span text:style-name="T5">should not be able to discern the identity of other </text:span><text:span text:style-name="T3">Student </text:span><text:span text:style-name="T5">in the </text:span><text:span text:style-name="T3">Course. </text:span><text:span text:style-name="T5">This requirement comes from FERPA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Assumptions </text:p>
          </table:table-cell>
          <table:table-cell table:style-name="Table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Notes and Issues </text:p>
          </table:table-cell>
          <table:table-cell table:style-name="Table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"><text:span text:style-name="T3">Priority </text:span><text:span text:style-name="T5"><text:s/></text:span></text:p>
          </table:table-cell>
          <table:table-cell table:style-name="Table4.B5" table:number-columns-spanned="3" office:value-type="string">
            <text:p text:style-name="P29">Medium 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Notes and Issues </text:p>
          </table:table-cell>
          <table:table-cell table:style-name="Table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4.18">
          <table:table-cell table:style-name="Table4.A2" office:value-type="string">
            <text:p text:style-name="P2"><text:span text:style-name="T3">Priority </text:span><text:span text:style-name="T5"><text:s/></text:span></text:p>
          </table:table-cell>
          <table:table-cell table:style-name="Table4.B5" table:number-columns-spanned="3" office:value-type="string">
            <text:p text:style-name="P29">Medium </text:p>
          </table:table-cell>
          <table:covered-table-cell/>
          <table:covered-table-cell/>
        </table:table-row>
      </table:table>
      <text:p text:style-name="P25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Use Case </text:p>
          </table:table-cell>
          <table:table-cell table:style-name="Table5.A1" office:value-type="string">
            <text:p text:style-name="P7">UC-4</text:p>
          </table:table-cell>
          <table:table-cell table:style-name="Table5.A1" office:value-type="string">
            <text:p text:style-name="P5">Use Case Name</text:p>
          </table:table-cell>
          <table:table-cell table:style-name="Table5.D1" office:value-type="string">
            <text:p text:style-name="P7">Predict Grades Needed For Final Grade </text:p>
          </table:table-cell>
        </table:table-row>
        <table:table-row table:style-name="Table5.1">
          <table:table-cell table:style-name="Table5.A2" office:value-type="string">
            <text:p text:style-name="P2"><text:span text:style-name="T2">Created By</text:span><text:span text:style-name="T5"><text:tab/></text:span></text:p>
          </table:table-cell>
          <table:table-cell table:style-name="Table5.A1" office:value-type="string">
            <text:p text:style-name="P7">Michael Quan</text:p>
          </table:table-cell>
          <table:table-cell table:style-name="Table5.A1" office:value-type="string">
            <text:p text:style-name="P5">Last Modified By</text:p>
          </table:table-cell>
          <table:table-cell table:style-name="Table5.D1" office:value-type="string">
            <text:p text:style-name="P7">Viktor Gerdin</text:p>
          </table:table-cell>
        </table:table-row>
        <table:table-row table:style-name="Table5.1">
          <table:table-cell table:style-name="Table5.A2" office:value-type="string">
            <text:p text:style-name="P4">Date Created</text:p>
          </table:table-cell>
          <table:table-cell table:style-name="Table5.A1" office:value-type="string">
            <text:p text:style-name="P7">2/20/09</text:p>
          </table:table-cell>
          <table:table-cell table:style-name="Table5.A1" office:value-type="string">
            <text:p text:style-name="P5">Last Change</text:p>
          </table:table-cell>
          <table:table-cell table:style-name="Table5.D3" office:value-type="date" office:date-value="2009-03-11">
            <text:p text:style-name="P7">03/11/09</text:p>
          </table:table-cell>
        </table:table-row>
        <table:table-row table:style-name="Table5.1">
          <table:table-cell table:style-name="Table5.A2" office:value-type="string">
            <text:p text:style-name="P2"><text:span text:style-name="T2">Actor</text:span><text:span text:style-name="T5"><text:tab/></text:span></text:p>
          </table:table-cell>
          <table:table-cell table:style-name="Table5.D1" table:number-columns-spanned="3" office:value-type="string">
            <text:p text:style-name="P5">Student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Pre-conditions </text:p>
          </table:table-cell>
          <table:table-cell table:style-name="Table5.B5" table:number-columns-spanned="3" office:value-type="string">
            <text:p text:style-name="P2"><text:span text:style-name="T5">Actor is enrolled in the </text:span><text:span text:style-name="T3">Course.</text:span><text:span text:style-name="T5"> Actor is authenticated with the system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"><text:span text:style-name="T2">Post-conditions</text:span><text:span text:style-name="T5"><text:tab/></text:span></text:p>
          </table:table-cell>
          <table:table-cell table:style-name="Table5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"><text:span text:style-name="T2">Description</text:span><text:span text:style-name="T5"><text:tab/></text:span></text:p>
          </table:table-cell>
          <table:table-cell table:style-name="Table5.B5" table:number-columns-spanned="3" office:value-type="string">
            <text:p text:style-name="P2"><text:span text:style-name="T5">The System <text:s/>displays the remaining </text:span><text:span text:style-name="T3">Assignment Scores </text:span><text:span text:style-name="T9">in a </text:span><text:span text:style-name="T3">Course </text:span><text:span text:style-name="T5">the Actor</text:span><text:span text:style-name="T3"> </text:span><text:span text:style-name="T5">will need to obtain in order to receive a </text:span><text:span text:style-name="T3">Total Grade</text:span><text:span text:style-name="T5"> of choice. The System will add up points necessary to get a </text:span><text:span text:style-name="T3">Total Grade</text:span><text:span text:style-name="T5"> and always will pick the highest scores possible for remaining </text:span><text:span text:style-name="T3">Assignment</text:span><text:span text:style-name="T5">(s). 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8">Normal Flow</text:p>
          </table:table-cell>
          <table:table-cell table:style-name="Table5.B5" table:number-columns-spanned="3" office:value-type="string">
            <text:list text:style-name="WW8Num1">
              <text:list-item>
                <text:p text:style-name="P99">1. Actor selects “Predict Grades Needed For Final Grade”</text:p>
              </text:list-item>
              <text:list-item>
                <text:p text:style-name="P99">2. System displays available <text:span text:style-name="T14">Total Grades</text:span> possible.</text:p>
              </text:list-item>
              <text:list-item>
                <text:p text:style-name="P99">3. Actor picks available <text:span text:style-name="T14">Total Grade</text:span> </text:p>
              </text:list-item>
              <text:list-item>
                <text:p text:style-name="P100"><text:span text:style-name="T5">4. System displays the needed </text:span><text:span text:style-name="T3">Assignment Grades </text:span><text:span text:style-name="T5">for ungraded </text:span><text:span text:style-name="T3">Assignments</text:span><text:span text:style-name="T5"> to get a desired </text:span><text:span text:style-name="T3">Total Grade</text:span><text:span text:style-name="T5">. </text:span>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8">Alternate Flow</text:p>
          </table:table-cell>
          <table:table-cell table:style-name="Table5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Frequency of Use</text:p>
          </table:table-cell>
          <table:table-cell table:style-name="Table5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"><text:span text:style-name="T2">Exceptions</text:span><text:span text:style-name="T5"> </text:span></text:p>
          </table:table-cell>
          <table:table-cell table:style-name="Table5.B5" table:number-columns-spanned="3" office:value-type="string">
            <text:p text:style-name="P20"><text:span text:style-name="T5">If there are no more ungraded </text:span><text:span text:style-name="T3">Assignments</text:span><text:span text:style-name="T5">, system display an error message. </text:span></text:p>
            <text:p text:style-name="P1"><text:span text:style-name="T5">If no </text:span><text:span text:style-name="T3">Assignment Grades </text:span><text:span text:style-name="T5">have been graded yet, system displays an error message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Includes </text:p>
          </table:table-cell>
          <table:table-cell table:style-name="Table5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Special Requirements </text:p>
          </table:table-cell>
          <table:table-cell table:style-name="Table5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Assumptions </text:p>
          </table:table-cell>
          <table:table-cell table:style-name="Table5.B5" table:number-columns-spanned="3" office:value-type="string">
            <text:p text:style-name="P33"><text:span text:style-name="T5">The system will always predict the highest grade for each </text:span><text:span text:style-name="T3">Assignment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Notes and Issues </text:p>
          </table:table-cell>
          <table:table-cell table:style-name="Table5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"><text:span text:style-name="T3">Priority </text:span><text:span text:style-name="T5"><text:s/></text:span></text:p>
          </table:table-cell>
          <table:table-cell table:style-name="Table5.B5" table:number-columns-spanned="3" office:value-type="string">
            <text:p text:style-name="P29">Medium 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Notes and Issues </text:p>
          </table:table-cell>
          <table:table-cell table:style-name="Table5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5.18">
          <table:table-cell table:style-name="Table5.A2" office:value-type="string">
            <text:p text:style-name="P2"><text:span text:style-name="T3">Priority </text:span><text:span text:style-name="T5"><text:s/></text:span></text:p>
          </table:table-cell>
          <table:table-cell table:style-name="Table5.B5" table:number-columns-spanned="3" office:value-type="string">
            <text:p text:style-name="P29">Medium </text:p>
          </table:table-cell>
          <table:covered-table-cell/>
          <table:covered-table-cell/>
        </table:table-row>
      </table:table>
      <text:p text:style-name="P18"/>
      <text:p text:style-name="P2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>Use Case </text:p>
          </table:table-cell>
          <table:table-cell table:style-name="Table6.A1" office:value-type="string">
            <text:p text:style-name="P7">UC-5</text:p>
          </table:table-cell>
          <table:table-cell table:style-name="Table6.A1" office:value-type="string">
            <text:p text:style-name="P5">Use Case Name</text:p>
          </table:table-cell>
          <table:table-cell table:style-name="Table6.D1" office:value-type="string">
            <text:p text:style-name="P7">Printer Friendly Display</text:p>
          </table:table-cell>
        </table:table-row>
        <table:table-row table:style-name="Table6.1">
          <table:table-cell table:style-name="Table6.A2" office:value-type="string">
            <text:p text:style-name="P2"><text:span text:style-name="T2">Created By</text:span><text:span text:style-name="T5"><text:tab/></text:span></text:p>
          </table:table-cell>
          <table:table-cell table:style-name="Table6.A1" office:value-type="string">
            <text:p text:style-name="P7">Michael Quan</text:p>
          </table:table-cell>
          <table:table-cell table:style-name="Table6.A1" office:value-type="string">
            <text:p text:style-name="P5">Last Modified By</text:p>
          </table:table-cell>
          <table:table-cell table:style-name="Table6.D1" office:value-type="string">
            <text:p text:style-name="P7">Viktor Gerdin</text:p>
          </table:table-cell>
        </table:table-row>
        <table:table-row table:style-name="Table6.1">
          <table:table-cell table:style-name="Table6.A2" office:value-type="string">
            <text:p text:style-name="P4">Date Created</text:p>
          </table:table-cell>
          <table:table-cell table:style-name="Table6.A1" office:value-type="string">
            <text:p text:style-name="P7">1/31/09</text:p>
          </table:table-cell>
          <table:table-cell table:style-name="Table6.A1" office:value-type="string">
            <text:p text:style-name="P5">Last Change</text:p>
          </table:table-cell>
          <table:table-cell table:style-name="Table6.D3" office:value-type="date" office:date-value="2009-03-11">
            <text:p text:style-name="P7">03/11/09</text:p>
          </table:table-cell>
        </table:table-row>
        <table:table-row table:style-name="Table6.1">
          <table:table-cell table:style-name="Table6.A2" office:value-type="string">
            <text:p text:style-name="P2"><text:span text:style-name="T2">Actor</text:span><text:span text:style-name="T5"><text:tab/></text:span></text:p>
          </table:table-cell>
          <table:table-cell table:style-name="Table6.D1" table:number-columns-spanned="3" office:value-type="string">
            <text:p text:style-name="P5">Student, Teacher, Teacher Assistant 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Pre-conditions </text:p>
          </table:table-cell>
          <table:table-cell table:style-name="Table6.B5" table:number-columns-spanned="3" office:value-type="string">
            <text:p text:style-name="P2"><text:span text:style-name="T5">Actor must</text:span><text:span text:style-name="T3"> </text:span><text:span text:style-name="T5">be</text:span><text:span text:style-name="T3"> </text:span><text:span text:style-name="T5">authenticated with the</text:span><text:span text:style-name="T3"> </text:span><text:span text:style-name="T5">system. 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"><text:span text:style-name="T2">Post-conditions</text:span><text:span text:style-name="T5"><text:tab/></text:span></text:p>
          </table:table-cell>
          <table:table-cell table:style-name="Table6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"><text:span text:style-name="T2">Description</text:span><text:span text:style-name="T5"><text:tab/></text:span></text:p>
          </table:table-cell>
          <table:table-cell table:style-name="Table6.B5" table:number-columns-spanned="3" office:value-type="string">
            <text:p text:style-name="P7">The System displays a page that minimizes color usage by having no images and text that is formatted to be 8.5 x 11 inches wide in grayscale. 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8">Normal Flow</text:p>
          </table:table-cell>
          <table:table-cell table:style-name="Table6.B5" table:number-columns-spanned="3" office:value-type="string">
            <text:list text:style-name="WW8Num15">
              <text:list-item>
                <text:p text:style-name="P70">Actor selects “Printer Friendly Display”</text:p>
              </text:list-item>
              <text:list-item>
                <text:p text:style-name="P70">System displays the previous display the actor was viewing in the manor described in the description. </text:p>
              </text:list-item>
              <text:list-item>
                <text:p text:style-name="P70">Actor prints the page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8">Alternate Flow</text:p>
          </table:table-cell>
          <table:table-cell table:style-name="Table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Frequency of Use</text:p>
          </table:table-cell>
          <table:table-cell table:style-name="Table6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"><text:span text:style-name="T2">Exceptions</text:span><text:span text:style-name="T5"> </text:span></text:p>
          </table:table-cell>
          <table:table-cell table:style-name="Table6.B5" table:number-columns-spanned="3" office:value-type="string">
            <text:p text:style-name="P19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Includes </text:p>
          </table:table-cell>
          <table:table-cell table:style-name="Table6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Special Requirements </text:p>
          </table:table-cell>
          <table:table-cell table:style-name="Table6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Assumptions </text:p>
          </table:table-cell>
          <table:table-cell table:style-name="Table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Notes and Issues </text:p>
          </table:table-cell>
          <table:table-cell table:style-name="Table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"><text:span text:style-name="T3">Priority </text:span><text:span text:style-name="T5"><text:s/></text:span></text:p>
          </table:table-cell>
          <table:table-cell table:style-name="Table6.B5" table:number-columns-spanned="3" office:value-type="string">
            <text:p text:style-name="P29">Low</text:p>
          </table:table-cell>
          <table:covered-table-cell/>
          <table:covered-table-cell/>
        </table:table-row>
      </table:table>
      <text:p text:style-name="P25"/>
      <text:p text:style-name="P25"/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">Use Case </text:p>
          </table:table-cell>
          <table:table-cell table:style-name="Table7.A1" office:value-type="string">
            <text:p text:style-name="P7">UC-6</text:p>
          </table:table-cell>
          <table:table-cell table:style-name="Table7.A1" office:value-type="string">
            <text:p text:style-name="P5">Use Case Name</text:p>
          </table:table-cell>
          <table:table-cell table:style-name="Table7.D1" office:value-type="string">
            <text:p text:style-name="P7">Download File </text:p>
          </table:table-cell>
        </table:table-row>
        <table:table-row table:style-name="Table7.1">
          <table:table-cell table:style-name="Table7.A2" office:value-type="string">
            <text:p text:style-name="P2"><text:span text:style-name="T2">Created By</text:span><text:span text:style-name="T5"><text:tab/></text:span></text:p>
          </table:table-cell>
          <table:table-cell table:style-name="Table7.A1" office:value-type="string">
            <text:p text:style-name="P7">Michael Quan</text:p>
          </table:table-cell>
          <table:table-cell table:style-name="Table7.A1" office:value-type="string">
            <text:p text:style-name="P5">Last Modified By</text:p>
          </table:table-cell>
          <table:table-cell table:style-name="Table7.D1" office:value-type="string">
            <text:p text:style-name="P7">Viktor Gerdin</text:p>
          </table:table-cell>
        </table:table-row>
        <table:table-row table:style-name="Table7.1">
          <table:table-cell table:style-name="Table7.A2" office:value-type="string">
            <text:p text:style-name="P4">Date Created</text:p>
          </table:table-cell>
          <table:table-cell table:style-name="Table7.A1" office:value-type="string">
            <text:p text:style-name="P7">1/31/09</text:p>
          </table:table-cell>
          <table:table-cell table:style-name="Table7.A1" office:value-type="string">
            <text:p text:style-name="P5">Last Change</text:p>
          </table:table-cell>
          <table:table-cell table:style-name="Table7.D3" office:value-type="date" office:date-value="2009-03-11">
            <text:p text:style-name="P7">03/11/09</text:p>
          </table:table-cell>
        </table:table-row>
        <table:table-row table:style-name="Table7.1">
          <table:table-cell table:style-name="Table7.A2" office:value-type="string">
            <text:p text:style-name="P2"><text:span text:style-name="T2">Actor</text:span><text:span text:style-name="T5"><text:tab/></text:span></text:p>
          </table:table-cell>
          <table:table-cell table:style-name="Table7.D1" table:number-columns-spanned="3" office:value-type="string">
            <text:p text:style-name="P5">Student, <text:span text:style-name="T18">Teacher, Teacher Assistant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Pre-conditions </text:p>
          </table:table-cell>
          <table:table-cell table:style-name="Table7.B5" table:number-columns-spanned="3" office:value-type="string">
            <text:p text:style-name="P2"><text:span text:style-name="T9">Actor is </text:span><text:span text:style-name="T5">associated with (enrolled/teaching/helping) the </text:span><text:span text:style-name="T3">Course. </text:span><text:span text:style-name="T9">Actor is</text:span><text:span text:style-name="T5"> authenticated with the system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"><text:span text:style-name="T2">Post-conditions</text:span><text:span text:style-name="T5"><text:tab/></text:span></text:p>
          </table:table-cell>
          <table:table-cell table:style-name="Table7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"><text:span text:style-name="T2">Description</text:span><text:span text:style-name="T5"><text:tab/></text:span></text:p>
          </table:table-cell>
          <table:table-cell table:style-name="Table7.B5" table:number-columns-spanned="3" office:value-type="string">
            <text:p text:style-name="P2"><text:span text:style-name="T9">Actor</text:span><text:span text:style-name="T3"> </text:span><text:span text:style-name="T5">can download </text:span><text:span text:style-name="T3">Files</text:span><text:span text:style-name="T5"> previously posted in the </text:span><text:span text:style-name="T9">System</text:span><text:span text:style-name="T5"> for individual </text:span><text:span text:style-name="T3">Assignments</text:span><text:span text:style-name="T5">. <text:s text:c="2"/>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8">Normal Flow</text:p>
          </table:table-cell>
          <table:table-cell table:style-name="Table7.B5" table:number-columns-spanned="3" office:value-type="string">
            <text:list text:style-name="WW8Num1">
              <text:list-item text:start-value="1">
                <text:p text:style-name="P42">1. Actor selects “Download File”</text:p>
              </text:list-item>
              <text:list-item>
                <text:p text:style-name="P42">2. System displays list of Assignments that have <text:span text:style-name="T14">Files</text:span> available for download.</text:p>
              </text:list-item>
              <text:list-item>
                <text:p text:style-name="P44"><text:span text:style-name="T5">3. Actor selects </text:span><text:span text:style-name="T3">Assignment </text:span><text:span text:style-name="T5">from list.</text:span></text:p>
              </text:list-item>
              <text:list-item>
                <text:p text:style-name="P42">4. System displays <text:span text:style-name="T14">Files</text:span> that are available for download.</text:p>
              </text:list-item>
              <text:list-item>
                <text:p text:style-name="P42">5. Actor selects <text:span text:style-name="T14">File</text:span> and saves it to external system.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8">Alternate Flow</text:p>
          </table:table-cell>
          <table:table-cell table:style-name="Table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Frequency of Use</text:p>
          </table:table-cell>
          <table:table-cell table:style-name="Table7.B5" table:number-columns-spanned="3" office:value-type="string">
            <text:p text:style-name="P7">Weekly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"><text:span text:style-name="T2">Exceptions</text:span><text:span text:style-name="T5"> </text:span></text:p>
          </table:table-cell>
          <table:table-cell table:style-name="Table7.B5" table:number-columns-spanned="3" office:value-type="string">
            <text:p text:style-name="P20"><text:span text:style-name="T5">If there are no </text:span><text:span text:style-name="T3">Assignments </text:span><text:span text:style-name="T5">with available </text:span><text:span text:style-name="T3">Files</text:span><text:span text:style-name="T5"> for download, system display an error message.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Includes </text:p>
          </table:table-cell>
          <table:table-cell table:style-name="Table7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Special Requirements </text:p>
          </table:table-cell>
          <table:table-cell table:style-name="Table7.B5" table:number-columns-spanned="3" office:value-type="string">
            <text:p text:style-name="P17"><text:span text:style-name="T16">A </text:span>Student<text:span text:style-name="T16"> can only see </text:span>Files<text:span text:style-name="T16"> that are uploaded (see UC-8) by a </text:span>Teacher<text:span text:style-name="T16">, </text:span>Teacher Assistant<text:span text:style-name="T16"> or himself.</text:span></text:p>
            <text:p text:style-name="P17"><text:span text:style-name="T16">A </text:span>Teacher, Teacher Assistant<text:span text:style-name="T16"> can see any uploaded </text:span>Files.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Assumptions </text:p>
          </table:table-cell>
          <table:table-cell table:style-name="Table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Notes and Issues </text:p>
          </table:table-cell>
          <table:table-cell table:style-name="Table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"><text:span text:style-name="T3">Priority </text:span><text:span text:style-name="T5"><text:s/></text:span></text:p>
          </table:table-cell>
          <table:table-cell table:style-name="Table7.B5" table:number-columns-spanned="3" office:value-type="string">
            <text:p text:style-name="P29">Medium 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Notes and Issues </text:p>
          </table:table-cell>
          <table:table-cell table:style-name="Table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7.18">
          <table:table-cell table:style-name="Table7.A2" office:value-type="string">
            <text:p text:style-name="P2"><text:span text:style-name="T3">Priority </text:span><text:span text:style-name="T5"><text:s/></text:span></text:p>
          </table:table-cell>
          <table:table-cell table:style-name="Table7.B5" table:number-columns-spanned="3" office:value-type="string">
            <text:p text:style-name="P29">Medium </text:p>
          </table:table-cell>
          <table:covered-table-cell/>
          <table:covered-table-cell/>
        </table:table-row>
      </table:table>
      <text:p text:style-name="P25"/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">Use Case </text:p>
          </table:table-cell>
          <table:table-cell table:style-name="Table8.A1" office:value-type="string">
            <text:p text:style-name="P7">UC-7</text:p>
          </table:table-cell>
          <table:table-cell table:style-name="Table8.A1" office:value-type="string">
            <text:p text:style-name="P5">Use Case Name</text:p>
          </table:table-cell>
          <table:table-cell table:style-name="Table8.D1" office:value-type="string">
            <text:p text:style-name="P7">Upload File </text:p>
          </table:table-cell>
        </table:table-row>
        <table:table-row table:style-name="Table8.1">
          <table:table-cell table:style-name="Table8.A2" office:value-type="string">
            <text:p text:style-name="P2"><text:span text:style-name="T2">Created By</text:span><text:span text:style-name="T5"><text:tab/></text:span></text:p>
          </table:table-cell>
          <table:table-cell table:style-name="Table8.A1" office:value-type="string">
            <text:p text:style-name="P7">Michael Quan</text:p>
          </table:table-cell>
          <table:table-cell table:style-name="Table8.A1" office:value-type="string">
            <text:p text:style-name="P5">Last Modified By</text:p>
          </table:table-cell>
          <table:table-cell table:style-name="Table8.D1" office:value-type="string">
            <text:p text:style-name="P7">Viktor Gerdin</text:p>
          </table:table-cell>
        </table:table-row>
        <table:table-row table:style-name="Table8.1">
          <table:table-cell table:style-name="Table8.A2" office:value-type="string">
            <text:p text:style-name="P4">Date Created</text:p>
          </table:table-cell>
          <table:table-cell table:style-name="Table8.A1" office:value-type="string">
            <text:p text:style-name="P7">2/20/09</text:p>
          </table:table-cell>
          <table:table-cell table:style-name="Table8.A1" office:value-type="string">
            <text:p text:style-name="P5">Last Change</text:p>
          </table:table-cell>
          <table:table-cell table:style-name="Table8.D3" office:value-type="date" office:date-value="2009-03-11">
            <text:p text:style-name="P7">03/11/09</text:p>
          </table:table-cell>
        </table:table-row>
        <table:table-row table:style-name="Table8.1">
          <table:table-cell table:style-name="Table8.A2" office:value-type="string">
            <text:p text:style-name="P2"><text:span text:style-name="T2">Actor</text:span><text:span text:style-name="T5"><text:tab/></text:span></text:p>
          </table:table-cell>
          <table:table-cell table:style-name="Table8.D1" table:number-columns-spanned="3" office:value-type="string">
            <text:p text:style-name="P5">Student , <text:span text:style-name="T18">Teacher, Teacher Assistant 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Pre-conditions </text:p>
          </table:table-cell>
          <table:table-cell table:style-name="Table8.B5" table:number-columns-spanned="3" office:value-type="string">
            <text:p text:style-name="P2"><text:span text:style-name="T9">Actor is</text:span><text:span text:style-name="T5"> associated with (enrolled/teaching/assisting) the </text:span><text:span text:style-name="T3">Course. </text:span><text:span text:style-name="T9">Actor is</text:span><text:span text:style-name="T5"> authenticated with the system. Actor has </text:span><text:span text:style-name="T3">Upload File Permission</text:span><text:span text:style-name="T9">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"><text:span text:style-name="T2">Post-conditions</text:span><text:span text:style-name="T5"><text:tab/></text:span></text:p>
          </table:table-cell>
          <table:table-cell table:style-name="Table8.B5" table:number-columns-spanned="3" office:value-type="string">
            <text:p text:style-name="P9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"><text:span text:style-name="T2">Description</text:span><text:span text:style-name="T5"><text:tab/></text:span></text:p>
          </table:table-cell>
          <table:table-cell table:style-name="Table8.B5" table:number-columns-spanned="3" office:value-type="string">
            <text:p text:style-name="P11"><text:span text:style-name="T9">Actor</text:span><text:span text:style-name="T3"> </text:span><text:span text:style-name="T5">can upload </text:span><text:span text:style-name="T3">Files</text:span><text:span text:style-name="T5"> for </text:span><text:span text:style-name="T3">Assignments </text:span><text:span text:style-name="T5">accepting </text:span><text:span text:style-name="T3">Files</text:span><text:span text:style-name="T5">. 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8">Normal Flow</text:p>
          </table:table-cell>
          <table:table-cell table:style-name="Table8.B5" table:number-columns-spanned="3" office:value-type="string">
            <text:list text:style-name="WW8Num1" text:continue-numbering="true">
              <text:list-item>
                <text:p text:style-name="P43">1. Actor selects “Upload File”</text:p>
              </text:list-item>
              <text:list-item>
                <text:p text:style-name="P45"><text:span text:style-name="T5">2. System displays list of </text:span><text:span text:style-name="T3">Assignments</text:span><text:span text:style-name="T5"> that are accepting </text:span><text:span text:style-name="T3">Files</text:span></text:p>
              </text:list-item>
              <text:list-item>
                <text:p text:style-name="P45"><text:span text:style-name="T5">3. Actor selects </text:span><text:span text:style-name="T3">Assignment </text:span><text:span text:style-name="T5">from list</text:span></text:p>
              </text:list-item>
              <text:list-item>
                <text:p text:style-name="P43">4. Actor selects <text:span text:style-name="T14">Files</text:span> to upload from external system</text:p>
              </text:list-item>
              <text:list-item>
                <text:p text:style-name="P43">5. System stores uploaded <text:span text:style-name="T14">File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8">Alternate Flow</text:p>
          </table:table-cell>
          <table:table-cell table:style-name="Table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Frequency of Use</text:p>
          </table:table-cell>
          <table:table-cell table:style-name="Table8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"><text:span text:style-name="T2">Exceptions</text:span><text:span text:style-name="T5"> </text:span></text:p>
          </table:table-cell>
          <table:table-cell table:style-name="Table8.B5" table:number-columns-spanned="3" office:value-type="string">
            <text:p text:style-name="P20"><text:span text:style-name="T5">If there are no </text:span><text:span text:style-name="T3">Assignments </text:span><text:span text:style-name="T5">accepting</text:span><text:span text:style-name="T3"> Files</text:span><text:span text:style-name="T5"> for upload, system displays an error message. 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Includes </text:p>
          </table:table-cell>
          <table:table-cell table:style-name="Table8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Special Requirements </text:p>
          </table:table-cell>
          <table:table-cell table:style-name="Table8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Assumptions </text:p>
          </table:table-cell>
          <table:table-cell table:style-name="Table8.B5" table:number-columns-spanned="3" office:value-type="string">
            <text:p text:style-name="P33"><text:span text:style-name="T3">Teacher</text:span><text:span text:style-name="T9"> decides </text:span><text:span text:style-name="T5">if an individual </text:span><text:span text:style-name="T3">Assignments</text:span><text:span text:style-name="T5"> can accept </text:span><text:span text:style-name="T3">Files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Notes and Issues </text:p>
          </table:table-cell>
          <table:table-cell table:style-name="Table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"><text:span text:style-name="T3">Priority </text:span><text:span text:style-name="T5"><text:s/></text:span></text:p>
          </table:table-cell>
          <table:table-cell table:style-name="Table8.B5" table:number-columns-spanned="3" office:value-type="string">
            <text:p text:style-name="P29">Medium 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Notes and Issues </text:p>
          </table:table-cell>
          <table:table-cell table:style-name="Table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8.18">
          <table:table-cell table:style-name="Table8.A2" office:value-type="string">
            <text:p text:style-name="P2"><text:span text:style-name="T3">Priority </text:span><text:span text:style-name="T5"><text:s/></text:span></text:p>
          </table:table-cell>
          <table:table-cell table:style-name="Table8.B5" table:number-columns-spanned="3" office:value-type="string">
            <text:p text:style-name="P29">Medium </text:p>
          </table:table-cell>
          <table:covered-table-cell/>
          <table:covered-table-cell/>
        </table:table-row>
      </table:table>
      <text:p text:style-name="P25"/>
      <text:p text:style-name="P25"/>
      <text:p text:style-name="P2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4">Use Case </text:p>
          </table:table-cell>
          <table:table-cell table:style-name="Table9.A1" office:value-type="string">
            <text:p text:style-name="P7">UC-8</text:p>
          </table:table-cell>
          <table:table-cell table:style-name="Table9.A1" office:value-type="string">
            <text:p text:style-name="P5">Use Case Name</text:p>
          </table:table-cell>
          <table:table-cell table:style-name="Table9.D1" office:value-type="string">
            <text:p text:style-name="P7">Reset Password</text:p>
          </table:table-cell>
        </table:table-row>
        <table:table-row table:style-name="Table9.1">
          <table:table-cell table:style-name="Table9.A2" office:value-type="string">
            <text:p text:style-name="P2"><text:span text:style-name="T2">Created By</text:span><text:span text:style-name="T5"><text:tab/></text:span></text:p>
          </table:table-cell>
          <table:table-cell table:style-name="Table9.A1" office:value-type="string">
            <text:p text:style-name="P7">Nat Welch</text:p>
          </table:table-cell>
          <table:table-cell table:style-name="Table9.A1" office:value-type="string">
            <text:p text:style-name="P5">Last Modified By</text:p>
          </table:table-cell>
          <table:table-cell table:style-name="Table9.D1" office:value-type="string">
            <text:p text:style-name="P7">Viktor Gerdin</text:p>
          </table:table-cell>
        </table:table-row>
        <table:table-row table:style-name="Table9.1">
          <table:table-cell table:style-name="Table9.A2" office:value-type="string">
            <text:p text:style-name="P4">Date Created</text:p>
          </table:table-cell>
          <table:table-cell table:style-name="Table9.A1" office:value-type="string">
            <text:p text:style-name="P7">2/9/09</text:p>
          </table:table-cell>
          <table:table-cell table:style-name="Table9.A1" office:value-type="string">
            <text:p text:style-name="P5">Last Change</text:p>
          </table:table-cell>
          <table:table-cell table:style-name="Table9.D3" office:value-type="date" office:date-value="2009-03-11">
            <text:p text:style-name="P7">03/11/09</text:p>
          </table:table-cell>
        </table:table-row>
        <table:table-row table:style-name="Table9.1">
          <table:table-cell table:style-name="Table9.A2" office:value-type="string">
            <text:p text:style-name="P2"><text:span text:style-name="T2">Actor</text:span><text:span text:style-name="T5"><text:tab/></text:span></text:p>
          </table:table-cell>
          <table:table-cell table:style-name="Table9.D1" table:number-columns-spanned="3" office:value-type="string">
            <text:p text:style-name="P5">Student, Teacher, Teacher Assistant 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Pre-conditions </text:p>
          </table:table-cell>
          <table:table-cell table:style-name="Table9.B5" table:number-columns-spanned="3" office:value-type="string">
            <text:p text:style-name="P7">Actor exists in the System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"><text:span text:style-name="T2">Post-conditions</text:span><text:span text:style-name="T5"><text:tab/></text:span></text:p>
          </table:table-cell>
          <table:table-cell table:style-name="Table9.B5" table:number-columns-spanned="3" office:value-type="string">
            <text:p text:style-name="P7">A random <text:span text:style-name="T14">Password</text:span> is send to the Actor in an <text:span text:style-name="T14">Email</text:span>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"><text:span text:style-name="T2">Description</text:span><text:span text:style-name="T5"><text:tab/></text:span></text:p>
          </table:table-cell>
          <table:table-cell table:style-name="Table9.B5" table:number-columns-spanned="3" office:value-type="string">
            <text:p text:style-name="P2"><text:span text:style-name="T5">Actor selects to reset their </text:span><text:span text:style-name="T3">Password</text:span><text:span text:style-name="T5"> if they forgot it. Once the selection is made a confirmation </text:span><text:span text:style-name="T3">Email</text:span><text:span text:style-name="T5"> is sent to the Actor’s </text:span><text:span text:style-name="T3">Email Address</text:span><text:span text:style-name="T5">. Once the confirmation is validated, the Actor is sent a new </text:span><text:span text:style-name="T3">Password</text:span><text:span text:style-name="T5"> randomly generated by the system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8">Normal Flow</text:p>
          </table:table-cell>
          <table:table-cell table:style-name="Table9.B5" table:number-columns-spanned="3" office:value-type="string">
            <text:list text:style-name="WW8Num28">
              <text:list-item>
                <text:p text:style-name="P71">Actor selects “Reset Password”</text:p>
              </text:list-item>
              <text:list-item>
                <text:p text:style-name="P78"><text:span text:style-name="T5">System promts for </text:span><text:span text:style-name="T2">Username</text:span></text:p>
              </text:list-item>
              <text:list-item>
                <text:p text:style-name="P91"><text:span text:style-name="T5">Actor provides </text:span><text:span text:style-name="T3">Username</text:span></text:p>
              </text:list-item>
              <text:list-item>
                <text:p text:style-name="P72">System sends confirmation <text:span text:style-name="T13">Email</text:span></text:p>
              </text:list-item>
              <text:list-item>
                <text:p text:style-name="P72">Actor confirms <text:span text:style-name="T13">Password</text:span> reset</text:p>
              </text:list-item>
              <text:list-item>
                <text:p text:style-name="P78"><text:span text:style-name="T5">System generates a new</text:span><text:span text:style-name="T3"> Password</text:span></text:p>
              </text:list-item>
              <text:list-item>
                <text:p text:style-name="P78"><text:span text:style-name="T5">System changes old </text:span><text:span text:style-name="T2">Password </text:span><text:span text:style-name="T5">to newly generated </text:span><text:span text:style-name="T3">Password</text:span></text:p>
              </text:list-item>
              <text:list-item>
                <text:p text:style-name="P78"><text:span text:style-name="T5">System sends </text:span><text:span text:style-name="T3">Email</text:span><text:span text:style-name="T5"> with new</text:span><text:span text:style-name="T3"> Password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8">Alternate Flow</text:p>
          </table:table-cell>
          <table:table-cell table:style-name="Table9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Frequency of Use</text:p>
          </table:table-cell>
          <table:table-cell table:style-name="Table9.B5" table:number-columns-spanned="3" office:value-type="string">
            <text:p text:style-name="P7">Very Rarely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"><text:span text:style-name="T2">Exceptions</text:span><text:span text:style-name="T5"> </text:span></text:p>
          </table:table-cell>
          <table:table-cell table:style-name="Table9.B5" table:number-columns-spanned="3" office:value-type="string">
            <text:p text:style-name="P19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Includes </text:p>
          </table:table-cell>
          <table:table-cell table:style-name="Table9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Special Requirements </text:p>
          </table:table-cell>
          <table:table-cell table:style-name="Table9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Assumptions </text:p>
          </table:table-cell>
          <table:table-cell table:style-name="Table9.B5" table:number-columns-spanned="3" office:value-type="string">
            <text:p text:style-name="P29"><text:span text:style-name="T15">Email Address</text:span><text:span text:style-name="T17"> stored is correct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">Notes and Issues </text:p>
          </table:table-cell>
          <table:table-cell table:style-name="Table9.B5" table:number-columns-spanned="3" office:value-type="string">
            <text:p text:style-name="P39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"><text:span text:style-name="T3">Priority </text:span><text:span text:style-name="T5"><text:s/></text:span></text:p>
          </table:table-cell>
          <table:table-cell table:style-name="Table9.B5" table:number-columns-spanned="3" office:value-type="string">
            <text:p text:style-name="P29">Medium Low</text:p>
          </table:table-cell>
          <table:covered-table-cell/>
          <table:covered-table-cell/>
        </table:table-row>
      </table:table>
      <text:p text:style-name="P25"/>
      <text:p text:style-name="P25"/>
      <text:p text:style-name="P2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">Use Case </text:p>
          </table:table-cell>
          <table:table-cell table:style-name="Table10.A1" office:value-type="string">
            <text:p text:style-name="P7">UC-9</text:p>
          </table:table-cell>
          <table:table-cell table:style-name="Table10.A1" office:value-type="string">
            <text:p text:style-name="P5">Use Case Name</text:p>
          </table:table-cell>
          <table:table-cell table:style-name="Table10.D1" office:value-type="string">
            <text:p text:style-name="P7">Change Password </text:p>
          </table:table-cell>
        </table:table-row>
        <table:table-row table:style-name="Table10.1">
          <table:table-cell table:style-name="Table10.A2" office:value-type="string">
            <text:p text:style-name="P2"><text:span text:style-name="T2">Created By</text:span><text:span text:style-name="T5"><text:tab/></text:span></text:p>
          </table:table-cell>
          <table:table-cell table:style-name="Table10.A1" office:value-type="string">
            <text:p text:style-name="P7">Michael Quan</text:p>
          </table:table-cell>
          <table:table-cell table:style-name="Table10.A1" office:value-type="string">
            <text:p text:style-name="P5">Last Modified By</text:p>
          </table:table-cell>
          <table:table-cell table:style-name="Table10.D1" office:value-type="string">
            <text:p text:style-name="P7">Viktor Gerdin</text:p>
          </table:table-cell>
        </table:table-row>
        <table:table-row table:style-name="Table10.1">
          <table:table-cell table:style-name="Table10.A2" office:value-type="string">
            <text:p text:style-name="P4">Date Created</text:p>
          </table:table-cell>
          <table:table-cell table:style-name="Table10.A1" office:value-type="string">
            <text:p text:style-name="P7">3/08/09</text:p>
          </table:table-cell>
          <table:table-cell table:style-name="Table10.A1" office:value-type="string">
            <text:p text:style-name="P5">Last Change</text:p>
          </table:table-cell>
          <table:table-cell table:style-name="Table10.D3" office:value-type="date" office:date-value="2009-03-11">
            <text:p text:style-name="P7">03/11/09</text:p>
          </table:table-cell>
        </table:table-row>
        <table:table-row table:style-name="Table10.1">
          <table:table-cell table:style-name="Table10.A2" office:value-type="string">
            <text:p text:style-name="P2"><text:span text:style-name="T2">Actor</text:span><text:span text:style-name="T5"><text:tab/></text:span></text:p>
          </table:table-cell>
          <table:table-cell table:style-name="Table10.D1" table:number-columns-spanned="3" office:value-type="string">
            <text:p text:style-name="P6">Student, Teacher, Teacher Assistant 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Pre-conditions </text:p>
          </table:table-cell>
          <table:table-cell table:style-name="Table10.B5" table:number-columns-spanned="3" office:value-type="string">
            <text:p text:style-name="P7">Actor is authenticated with the System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0.B5" table:number-columns-spanned="3" office:value-type="string">
            <text:p text:style-name="P7">New <text:span text:style-name="T14">Password</text:span> is emai<text:span text:style-name="T18">led</text:span> to the Actor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"><text:span text:style-name="T2">Description</text:span><text:span text:style-name="T5"><text:tab/></text:span></text:p>
          </table:table-cell>
          <table:table-cell table:style-name="Table10.B5" table:number-columns-spanned="3" office:value-type="string">
            <text:p text:style-name="P2"><text:span text:style-name="T5">Actor is able to change their </text:span><text:span text:style-name="T3">Password</text:span><text:span text:style-name="T9"> to anything he wants as long as it complies with security requirements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8">Normal Flow</text:p>
          </table:table-cell>
          <table:table-cell table:style-name="Table10.B5" table:number-columns-spanned="3" office:value-type="string">
            <text:list text:style-name="WW8Num15">
              <text:list-item text:start-value="1">
                <text:list>
                  <text:list-item text:start-value="1">
                    <text:p text:style-name="P101">Actor selects “Change Password”</text:p>
                  </text:list-item>
                  <text:list-item>
                    <text:p text:style-name="P102"><text:span text:style-name="T5">System prompts Actor for current </text:span><text:span text:style-name="T3">Password</text:span><text:span text:style-name="T5"> </text:span></text:p>
                  </text:list-item>
                  <text:list-item>
                    <text:p text:style-name="P102"><text:span text:style-name="T5">System prompts Actor for new </text:span><text:span text:style-name="T3">Password</text:span></text:p>
                  </text:list-item>
                  <text:list-item>
                    <text:p text:style-name="P103"><text:span text:style-name="T5">System prompts Actor to repeat new </text:span><text:span text:style-name="T3">Password</text:span></text:p>
                  </text:list-item>
                  <text:list-item>
                    <text:p text:style-name="P102"><text:span text:style-name="T5">If </text:span><text:span text:style-name="T3">Password </text:span><text:span text:style-name="T9">is repeated correctly the</text:span><text:span text:style-name="T3"> </text:span><text:span text:style-name="T9">System</text:span><text:span text:style-name="T5"> changes the Actor’s </text:span><text:span text:style-name="T3">Password</text:span><text:span text:style-name="T5"> and sends it to Actor’s email account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8">Alternate Flow</text:p>
          </table:table-cell>
          <table:table-cell table:style-name="Table10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Frequency of Use</text:p>
          </table:table-cell>
          <table:table-cell table:style-name="Table10.B5" table:number-columns-spanned="3" office:value-type="string">
            <text:p text:style-name="P10">Once a quart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"><text:span text:style-name="T2">Exceptions</text:span><text:span text:style-name="T5"> </text:span></text:p>
          </table:table-cell>
          <table:table-cell table:style-name="Table10.B5" table:number-columns-spanned="3" office:value-type="string">
            <text:p text:style-name="P20"><text:span text:style-name="T5">If the Actor enters incorrect current </text:span><text:span text:style-name="T3">Password</text:span><text:span text:style-name="T5">, the System does not change the Actor’s </text:span><text:span text:style-name="T3">Password </text:span><text:span text:style-name="T5">to the new one and displays “Incorrect current password.”</text:span></text:p>
            <text:p text:style-name="P20"><text:span text:style-name="T5">If the Actor repeats new </text:span><text:span text:style-name="T3">Password </text:span><text:span text:style-name="T9">incorrectly</text:span><text:span text:style-name="T5">, the System does not change the Actor’s </text:span><text:span text:style-name="T3">Password </text:span><text:span text:style-name="T5">to the new one and displays “Password missmatch”</text:span></text:p>
            <text:p text:style-name="P20"><text:span text:style-name="T5">If the new </text:span><text:span text:style-name="T3">Password </text:span><text:span text:style-name="T9">does not comply with security requirements</text:span><text:span text:style-name="T5">, the System does not change the Actor’s </text:span><text:span text:style-name="T3">Password </text:span><text:span text:style-name="T5">to the new one and displays “New password does not meet required standards”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Includes </text:p>
          </table:table-cell>
          <table:table-cell table:style-name="Table10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Special Requirements </text:p>
          </table:table-cell>
          <table:table-cell table:style-name="Table10.B5" table:number-columns-spanned="3" office:value-type="string">
            <text:p text:style-name="P16">New <text:span text:style-name="T14">Password</text:span><text:span text:style-name="T16"> must comply with security requirements. (see SE-5 in SRS section 5)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Assumptions </text:p>
          </table:table-cell>
          <table:table-cell table:style-name="Table10.B5" table:number-columns-spanned="3" office:value-type="string">
            <text:p text:style-name="P29">None 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">Notes and Issues </text:p>
          </table:table-cell>
          <table:table-cell table:style-name="Table10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"><text:span text:style-name="T3">Priority </text:span><text:span text:style-name="T5"><text:s/></text:span></text:p>
          </table:table-cell>
          <table:table-cell table:style-name="Table10.B5" table:number-columns-spanned="3" office:value-type="string">
            <text:p text:style-name="P29">Medium </text:p>
          </table:table-cell>
          <table:covered-table-cell/>
          <table:covered-table-cell/>
        </table:table-row>
      </table:table>
      <text:p text:style-name="P3"/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4">Use Case </text:p>
          </table:table-cell>
          <table:table-cell table:style-name="Table11.A1" office:value-type="string">
            <text:p text:style-name="P7">UC-10</text:p>
          </table:table-cell>
          <table:table-cell table:style-name="Table11.A1" office:value-type="string">
            <text:p text:style-name="P5">Use Case Name</text:p>
          </table:table-cell>
          <table:table-cell table:style-name="Table11.D1" office:value-type="string">
            <text:p text:style-name="P7">View Metrics </text:p>
          </table:table-cell>
        </table:table-row>
        <table:table-row table:style-name="Table11.1">
          <table:table-cell table:style-name="Table11.A2" office:value-type="string">
            <text:p text:style-name="P2"><text:span text:style-name="T2">Created By</text:span><text:span text:style-name="T5"><text:tab/></text:span></text:p>
          </table:table-cell>
          <table:table-cell table:style-name="Table11.A1" office:value-type="string">
            <text:p text:style-name="P7">Michael Quan</text:p>
          </table:table-cell>
          <table:table-cell table:style-name="Table11.A1" office:value-type="string">
            <text:p text:style-name="P5">Last Modified By</text:p>
          </table:table-cell>
          <table:table-cell table:style-name="Table11.D1" office:value-type="string">
            <text:p text:style-name="P7">Viktor Gerdin</text:p>
          </table:table-cell>
        </table:table-row>
        <table:table-row table:style-name="Table11.1">
          <table:table-cell table:style-name="Table11.A2" office:value-type="string">
            <text:p text:style-name="P4">Date Created</text:p>
          </table:table-cell>
          <table:table-cell table:style-name="Table11.A1" office:value-type="string">
            <text:p text:style-name="P7">02/20/09</text:p>
          </table:table-cell>
          <table:table-cell table:style-name="Table11.A1" office:value-type="string">
            <text:p text:style-name="P5">Last Change</text:p>
          </table:table-cell>
          <table:table-cell table:style-name="Table11.D3" office:value-type="date" office:date-value="2009-03-11">
            <text:p text:style-name="P7">03/11/09</text:p>
          </table:table-cell>
        </table:table-row>
        <table:table-row table:style-name="Table11.1">
          <table:table-cell table:style-name="Table11.A2" office:value-type="string">
            <text:p text:style-name="P2"><text:span text:style-name="T2">Actor</text:span><text:span text:style-name="T5"><text:tab/></text:span></text:p>
          </table:table-cell>
          <table:table-cell table:style-name="Table11.D1" table:number-columns-spanned="3" office:value-type="string">
            <text:p text:style-name="P5">Student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Pre-conditions </text:p>
          </table:table-cell>
          <table:table-cell table:style-name="Table11.B5" table:number-columns-spanned="3" office:value-type="string">
            <text:p text:style-name="P2"><text:span text:style-name="T9">Actor is</text:span><text:span text:style-name="T5"> be enrolled in the </text:span><text:span text:style-name="T3">Course. </text:span><text:span text:style-name="T9">Actor is</text:span><text:span text:style-name="T5"> authenticated with the system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1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"><text:span text:style-name="T2">Description</text:span><text:span text:style-name="T5"><text:tab/></text:span></text:p>
          </table:table-cell>
          <table:table-cell table:style-name="Table11.B5" table:number-columns-spanned="3" office:value-type="string">
            <text:p text:style-name="P7">The System displays the mean, median, and mode of the <text:span text:style-name="T14">Total Grades</text:span> and <text:span text:style-name="T14">Assignment </text:span><text:span text:style-name="T20">Grades</text:span><text:span text:style-name="T16"> of all </text:span><text:span text:style-name="T14">Students </text:span><text:span text:style-name="T16">enrolled in a </text:span><text:span text:style-name="T14">Course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8">Normal Flow</text:p>
          </table:table-cell>
          <table:table-cell table:style-name="Table11.B5" table:number-columns-spanned="3" office:value-type="string">
            <text:list text:style-name="WW8Num30">
              <text:list-item>
                <text:p text:style-name="P105">Actor selects View Metrics</text:p>
              </text:list-item>
              <text:list-item>
                <text:p text:style-name="P104">System displays list of mean, median, and mode of all <text:span text:style-name="T14">Assignment Grades</text:span> and <text:span text:style-name="T14">Total Grades</text:span><text:span text:style-name="T16"> in a </text:span><text:span text:style-name="T14">Course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8">Alternate Flow</text:p>
          </table:table-cell>
          <table:table-cell table:style-name="Table11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Frequency of Use</text:p>
          </table:table-cell>
          <table:table-cell table:style-name="Table11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"><text:span text:style-name="T2">Exceptions</text:span><text:span text:style-name="T5"> </text:span></text:p>
          </table:table-cell>
          <table:table-cell table:style-name="Table11.B5" table:number-columns-spanned="3" office:value-type="string">
            <text:p text:style-name="P20"><text:span text:style-name="T5">If there are no graded </text:span><text:span text:style-name="T3">Assignments</text:span><text:span text:style-name="T5">, the System displays an error message. 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Includes </text:p>
          </table:table-cell>
          <table:table-cell table:style-name="Table11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Special Requirements </text:p>
          </table:table-cell>
          <table:table-cell table:style-name="Table11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Assumptions </text:p>
          </table:table-cell>
          <table:table-cell table:style-name="Table11.B5" table:number-columns-spanned="3" office:value-type="string">
            <text:p text:style-name="P29">The System will round metric values to nearest hundredth of a point 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Notes and Issues </text:p>
          </table:table-cell>
          <table:table-cell table:style-name="Table11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"><text:span text:style-name="T3">Priority </text:span><text:span text:style-name="T5"><text:s/></text:span></text:p>
          </table:table-cell>
          <table:table-cell table:style-name="Table11.B5" table:number-columns-spanned="3" office:value-type="string">
            <text:p text:style-name="P29">Medium 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">Notes and Issues </text:p>
          </table:table-cell>
          <table:table-cell table:style-name="Table11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1.18">
          <table:table-cell table:style-name="Table11.A2" office:value-type="string">
            <text:p text:style-name="P2"><text:span text:style-name="T3">Priority </text:span><text:span text:style-name="T5"><text:s/></text:span></text:p>
          </table:table-cell>
          <table:table-cell table:style-name="Table11.B5" table:number-columns-spanned="3" office:value-type="string">
            <text:p text:style-name="P29">Medium </text:p>
          </table:table-cell>
          <table:covered-table-cell/>
          <table:covered-table-cell/>
        </table:table-row>
      </table:table>
      <text:p text:style-name="P3"/>
      <text:p text:style-name="P3"/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</text:p>
          </table:table-cell>
          <table:table-cell table:style-name="Table12.A1" office:value-type="string">
            <text:p text:style-name="P7">UC-11</text:p>
          </table:table-cell>
          <table:table-cell table:style-name="Table12.A1" office:value-type="string">
            <text:p text:style-name="P5">Use Case Name</text:p>
          </table:table-cell>
          <table:table-cell table:style-name="Table12.D1" office:value-type="string">
            <text:p text:style-name="P7">Add a Course</text:p>
          </table:table-cell>
        </table:table-row>
        <table:table-row table:style-name="Table12.1">
          <table:table-cell table:style-name="Table12.A2" office:value-type="string">
            <text:p text:style-name="P2"><text:span text:style-name="T2">Created By</text:span><text:span text:style-name="T5"><text:tab/></text:span></text:p>
          </table:table-cell>
          <table:table-cell table:style-name="Table12.A1" office:value-type="string">
            <text:p text:style-name="P7">Nat Welch</text:p>
          </table:table-cell>
          <table:table-cell table:style-name="Table12.A1" office:value-type="string">
            <text:p text:style-name="P5">Last Modified By</text:p>
          </table:table-cell>
          <table:table-cell table:style-name="Table12.D1" office:value-type="string">
            <text:p text:style-name="P7">Viktor Gerdin</text:p>
          </table:table-cell>
        </table:table-row>
        <table:table-row table:style-name="Table12.1">
          <table:table-cell table:style-name="Table12.A2" office:value-type="string">
            <text:p text:style-name="P4">Date Created</text:p>
          </table:table-cell>
          <table:table-cell table:style-name="Table12.A1" office:value-type="string">
            <text:p text:style-name="P7">1/27/09</text:p>
          </table:table-cell>
          <table:table-cell table:style-name="Table12.A1" office:value-type="string">
            <text:p text:style-name="P5">Last Change</text:p>
          </table:table-cell>
          <table:table-cell table:style-name="Table12.D3" office:value-type="date" office:date-value="2009-03-11">
            <text:p text:style-name="P7">03/11/09</text:p>
          </table:table-cell>
        </table:table-row>
        <table:table-row table:style-name="Table12.1">
          <table:table-cell table:style-name="Table12.A2" office:value-type="string">
            <text:p text:style-name="P2"><text:span text:style-name="T2">Actor</text:span><text:span text:style-name="T5"><text:tab/></text:span></text:p>
          </table:table-cell>
          <table:table-cell table:style-name="Table12.D1" table:number-columns-spanned="3" office:value-type="string">
            <text:p text:style-name="P7"><text:span text:style-name="T14">Teacher, Teacher Assistant</text:span> 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Pre-conditions </text:p>
          </table:table-cell>
          <table:table-cell table:style-name="Table12.B5" table:number-columns-spanned="3" office:value-type="string">
            <text:p text:style-name="P2"><text:span text:style-name="T9">Actor </text:span><text:span text:style-name="T5">must be authenticated with the system. 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2.B5" table:number-columns-spanned="3" office:value-type="string">
            <text:p text:style-name="P2"><text:span text:style-name="T5">The </text:span><text:span text:style-name="T3">Course </text:span><text:span text:style-name="T5">is stored by the System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<text:span text:style-name="T2">Description</text:span><text:span text:style-name="T5"><text:tab/></text:span></text:p>
          </table:table-cell>
          <table:table-cell table:style-name="Table12.B5" table:number-columns-spanned="3" office:value-type="string">
            <text:p text:style-name="P2"><text:span text:style-name="T5">The Actor</text:span><text:span text:style-name="T3"> </text:span><text:span text:style-name="T5">creates a </text:span><text:span text:style-name="T3">Course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8">Normal Flow</text:p>
          </table:table-cell>
          <table:table-cell table:style-name="Table12.B5" table:number-columns-spanned="3" office:value-type="string">
            <text:list text:style-name="WW8Num16">
              <text:list-item>
                <text:p text:style-name="P80"><text:span text:style-name="T9">Actor s</text:span><text:span text:style-name="T5">elects “Create Course”</text:span></text:p>
              </text:list-item>
              <text:list-item>
                <text:p text:style-name="P80"><text:span text:style-name="T9">Actor </text:span><text:span text:style-name="T5">enters </text:span><text:span text:style-name="T3">Course Title</text:span><text:span text:style-name="T5">.</text:span></text:p>
              </text:list-item>
              <text:list-item>
                <text:p text:style-name="P79"><text:span text:style-name="T9">Actor</text:span><text:span text:style-name="T3"> </text:span><text:span text:style-name="T5">enters </text:span><text:span text:style-name="T3">Course Section </text:span><text:span text:style-name="T5">and </text:span><text:span text:style-name="T3">Course Number.</text:span></text:p>
              </text:list-item>
              <text:list-item>
                <text:p text:style-name="P92"><text:span text:style-name="T5">System provides standard values for </text:span><text:span text:style-name="T3">Grading Rules</text:span><text:span text:style-name="T5">.</text:span></text:p>
              </text:list-item>
              <text:list-item>
                <text:p text:style-name="P79"><text:span text:style-name="T9">Actor s</text:span><text:span text:style-name="T5">elects “Save Course”</text:span></text:p>
              </text:list-item>
              <text:list-item>
                <text:p text:style-name="P79"><text:span text:style-name="T5">System stores the </text:span><text:span text:style-name="T3">Course</text:span>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8">Alternate Flow</text:p>
          </table:table-cell>
          <table:table-cell table:style-name="Table12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Frequency of Use</text:p>
          </table:table-cell>
          <table:table-cell table:style-name="Table12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<text:span text:style-name="T2">Exceptions</text:span><text:span text:style-name="T5"> </text:span></text:p>
          </table:table-cell>
          <table:table-cell table:style-name="Table12.B5" table:number-columns-spanned="3" office:value-type="string">
            <text:p text:style-name="P19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Includes </text:p>
          </table:table-cell>
          <table:table-cell table:style-name="Table12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Special Requirements </text:p>
          </table:table-cell>
          <table:table-cell table:style-name="Table12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Assumptions </text:p>
          </table:table-cell>
          <table:table-cell table:style-name="Table12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Notes and Issues </text:p>
          </table:table-cell>
          <table:table-cell table:style-name="Table12.B5" table:number-columns-spanned="3" office:value-type="string">
            <text:p text:style-name="P33"><text:span text:style-name="T3">Teacher Assistant</text:span><text:span text:style-name="T5"> must have the </text:span><text:span text:style-name="T3">Manage Course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<text:span text:style-name="T3">Priority </text:span><text:span text:style-name="T5"><text:s/></text:span></text:p>
          </table:table-cell>
          <table:table-cell table:style-name="Table12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25"/>
      <text:p text:style-name="P25"/>
      <text:p text:style-name="P2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4">Use Case </text:p>
          </table:table-cell>
          <table:table-cell table:style-name="Table13.A1" office:value-type="string">
            <text:p text:style-name="P7">UC-12</text:p>
          </table:table-cell>
          <table:table-cell table:style-name="Table13.A1" office:value-type="string">
            <text:p text:style-name="P5">Use Case Name</text:p>
          </table:table-cell>
          <table:table-cell table:style-name="Table13.D1" office:value-type="string">
            <text:p text:style-name="P7">Remove Course</text:p>
          </table:table-cell>
        </table:table-row>
        <table:table-row table:style-name="Table13.1">
          <table:table-cell table:style-name="Table13.A2" office:value-type="string">
            <text:p text:style-name="P2"><text:span text:style-name="T2">Created By</text:span><text:span text:style-name="T5"><text:tab/></text:span></text:p>
          </table:table-cell>
          <table:table-cell table:style-name="Table13.A1" office:value-type="string">
            <text:p text:style-name="P7">Nat Welch</text:p>
          </table:table-cell>
          <table:table-cell table:style-name="Table13.A1" office:value-type="string">
            <text:p text:style-name="P5">Last Modified By</text:p>
          </table:table-cell>
          <table:table-cell table:style-name="Table13.D1" office:value-type="string">
            <text:p text:style-name="P7">Viktor Gerdin</text:p>
          </table:table-cell>
        </table:table-row>
        <table:table-row table:style-name="Table13.1">
          <table:table-cell table:style-name="Table13.A2" office:value-type="string">
            <text:p text:style-name="P4">Date Created</text:p>
          </table:table-cell>
          <table:table-cell table:style-name="Table13.A1" office:value-type="string">
            <text:p text:style-name="P7">1/27/09</text:p>
          </table:table-cell>
          <table:table-cell table:style-name="Table13.A1" office:value-type="string">
            <text:p text:style-name="P5">Last Change</text:p>
          </table:table-cell>
          <table:table-cell table:style-name="Table13.D3" office:value-type="date" office:date-value="2009-03-11">
            <text:p text:style-name="P7">03/11/09</text:p>
          </table:table-cell>
        </table:table-row>
        <table:table-row table:style-name="Table13.1">
          <table:table-cell table:style-name="Table13.A2" office:value-type="string">
            <text:p text:style-name="P2"><text:span text:style-name="T2">Actor</text:span><text:span text:style-name="T5"><text:tab/></text:span></text:p>
          </table:table-cell>
          <table:table-cell table:style-name="Table13.D1" table:number-columns-spanned="3" office:value-type="string">
            <text:p text:style-name="P7"><text:span text:style-name="T14">Teacher, Teacher Assistant</text:span> 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Pre-conditions </text:p>
          </table:table-cell>
          <table:table-cell table:style-name="Table13.B5" table:number-columns-spanned="3" office:value-type="string">
            <text:p text:style-name="P2"><text:span text:style-name="T9">Actor is associated with (teaching/helping) the </text:span><text:span text:style-name="T3">Course.</text:span><text:span text:style-name="T9"> Actor is</text:span><text:span text:style-name="T5"> be authenticated with the System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3.B5" table:number-columns-spanned="3" office:value-type="string">
            <text:p text:style-name="P2"><text:span text:style-name="T5">The </text:span><text:span text:style-name="T3">Course </text:span><text:span text:style-name="T5">specified by </text:span><text:span text:style-name="T3">Teacher </text:span><text:span text:style-name="T5">is deleted. 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"><text:span text:style-name="T2">Description</text:span><text:span text:style-name="T5"><text:tab/></text:span></text:p>
          </table:table-cell>
          <table:table-cell table:style-name="Table13.B5" table:number-columns-spanned="3" office:value-type="string">
            <text:p text:style-name="P2"><text:span text:style-name="T5">The</text:span><text:span text:style-name="T9"> Actor </text:span><text:span text:style-name="T5">deletes a </text:span><text:span text:style-name="T3">Cours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8">Normal Flow</text:p>
          </table:table-cell>
          <table:table-cell table:style-name="Table13.B5" table:number-columns-spanned="3" office:value-type="string">
            <text:list text:style-name="WW8Num17">
              <text:list-item>
                <text:p text:style-name="P97"><text:span text:style-name="T9">Actor</text:span><text:span text:style-name="T3"> </text:span><text:span text:style-name="T5">selects Remove</text:span></text:p>
              </text:list-item>
              <text:list-item>
                <text:p text:style-name="P97"><text:span text:style-name="T9"><text:s/></text:span><text:span text:style-name="T9">Actor</text:span><text:span text:style-name="T9"> s</text:span><text:span text:style-name="T5">elects a </text:span><text:span text:style-name="T3">Course</text:span><text:span text:style-name="T9"> to remove</text:span></text:p>
              </text:list-item>
              <text:list-item>
                <text:p text:style-name="P82"><text:span text:style-name="T5">The System prompts the </text:span><text:span text:style-name="T9">Actor</text:span><text:span text:style-name="T5"> to</text:span><text:span text:style-name="T11"> confirm removal </text:span></text:p>
              </text:list-item>
              <text:list-item>
                <text:p text:style-name="P81"><text:span text:style-name="T10">Actor</text:span><text:span text:style-name="T11"> confirms removal of select</text:span><text:span text:style-name="T5">ed </text:span><text:span text:style-name="T3">Course</text:span></text:p>
              </text:list-item>
              <text:list-item>
                <text:p text:style-name="P93"><text:span text:style-name="T5">System removes </text:span><text:span text:style-name="T3">Course</text:span>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8">Alternate Flow</text:p>
          </table:table-cell>
          <table:table-cell table:style-name="Table13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Frequency of Use</text:p>
          </table:table-cell>
          <table:table-cell table:style-name="Table13.B5" table:number-columns-spanned="3" office:value-type="string">
            <text:p text:style-name="P7">Very Rarely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"><text:span text:style-name="T2">Exceptions</text:span><text:span text:style-name="T5"> </text:span></text:p>
          </table:table-cell>
          <table:table-cell table:style-name="Table13.B5" table:number-columns-spanned="3" office:value-type="string">
            <text:p text:style-name="P19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Includes </text:p>
          </table:table-cell>
          <table:table-cell table:style-name="Table13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Special Requirements </text:p>
          </table:table-cell>
          <table:table-cell table:style-name="Table13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Assumptions </text:p>
          </table:table-cell>
          <table:table-cell table:style-name="Table13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">Notes and Issues </text:p>
          </table:table-cell>
          <table:table-cell table:style-name="Table13.B5" table:number-columns-spanned="3" office:value-type="string">
            <text:p text:style-name="P33"><text:span text:style-name="T3">Teacher Assistant</text:span><text:span text:style-name="T9"> must have the </text:span><text:span text:style-name="T3">Manage Course Permission</text:span><text:span text:style-name="T9"> to perform this action. </text:span></text:p>
            <text:p text:style-name="P33"><text:span text:style-name="T9">The confirmation must be complicated enough to avoid accidental removal of a </text:span><text:span text:style-name="T3">Course</text:span><text:span text:style-name="T9">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"><text:span text:style-name="T3">Priority </text:span><text:span text:style-name="T5"><text:s/></text:span></text:p>
          </table:table-cell>
          <table:table-cell table:style-name="Table13.B5" table:number-columns-spanned="3" office:value-type="string">
            <text:p text:style-name="P29">Medium High</text:p>
          </table:table-cell>
          <table:covered-table-cell/>
          <table:covered-table-cell/>
        </table:table-row>
      </table:table>
      <text:p text:style-name="P25"/>
      <text:p text:style-name="P25"/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4">Use Case </text:p>
          </table:table-cell>
          <table:table-cell table:style-name="Table14.A1" office:value-type="string">
            <text:p text:style-name="P7">UC-13</text:p>
          </table:table-cell>
          <table:table-cell table:style-name="Table14.A1" office:value-type="string">
            <text:p text:style-name="P5">Use Case Name</text:p>
          </table:table-cell>
          <table:table-cell table:style-name="Table14.D1" office:value-type="string">
            <text:p text:style-name="P7">Edit Course</text:p>
          </table:table-cell>
        </table:table-row>
        <table:table-row table:style-name="Table14.1">
          <table:table-cell table:style-name="Table14.A2" office:value-type="string">
            <text:p text:style-name="P2"><text:span text:style-name="T2">Created By</text:span><text:span text:style-name="T5"><text:tab/></text:span></text:p>
          </table:table-cell>
          <table:table-cell table:style-name="Table14.A1" office:value-type="string">
            <text:p text:style-name="P7">Nat Welch</text:p>
          </table:table-cell>
          <table:table-cell table:style-name="Table14.A1" office:value-type="string">
            <text:p text:style-name="P5">Last Modified By</text:p>
          </table:table-cell>
          <table:table-cell table:style-name="Table14.D1" office:value-type="string">
            <text:p text:style-name="P7">Viktor Gerdin</text:p>
          </table:table-cell>
        </table:table-row>
        <table:table-row table:style-name="Table14.1">
          <table:table-cell table:style-name="Table14.A2" office:value-type="string">
            <text:p text:style-name="P4">Date Created</text:p>
          </table:table-cell>
          <table:table-cell table:style-name="Table14.A1" office:value-type="string">
            <text:p text:style-name="P7">1/27/09</text:p>
          </table:table-cell>
          <table:table-cell table:style-name="Table14.A1" office:value-type="string">
            <text:p text:style-name="P5">Last Change</text:p>
          </table:table-cell>
          <table:table-cell table:style-name="Table14.D3" office:value-type="date" office:date-value="2009-03-11">
            <text:p text:style-name="P7">03/11/09</text:p>
          </table:table-cell>
        </table:table-row>
        <table:table-row table:style-name="Table14.1">
          <table:table-cell table:style-name="Table14.A2" office:value-type="string">
            <text:p text:style-name="P2"><text:span text:style-name="T2">Actor</text:span><text:span text:style-name="T5"><text:tab/></text:span></text:p>
          </table:table-cell>
          <table:table-cell table:style-name="Table14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Pre-conditions </text:p>
          </table:table-cell>
          <table:table-cell table:style-name="Table14.B5" table:number-columns-spanned="3" office:value-type="string">
            <text:p text:style-name="P2"><text:span text:style-name="T9">Actor is associated with (teaching/helping) the </text:span><text:span text:style-name="T3">Course. </text:span><text:span text:style-name="T9">Actor is </text:span><text:span text:style-name="T5">authenticated with the System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4.B5" table:number-columns-spanned="3" office:value-type="string">
            <text:p text:style-name="P2"><text:span text:style-name="T5">The </text:span><text:span text:style-name="T3">Course</text:span><text:span text:style-name="T5"> specified by </text:span><text:span text:style-name="T9">the Actor has</text:span><text:span text:style-name="T5"> been modified to specifications made by </text:span><text:span text:style-name="T9">the Actor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"><text:span text:style-name="T2">Description</text:span><text:span text:style-name="T5"><text:tab/></text:span></text:p>
          </table:table-cell>
          <table:table-cell table:style-name="Table14.B5" table:number-columns-spanned="3" office:value-type="string">
            <text:p text:style-name="P2"><text:span text:style-name="T5">The</text:span><text:span text:style-name="T3"> </text:span><text:span text:style-name="T9">Actor </text:span><text:span text:style-name="T5">can add and remove any </text:span><text:span text:style-name="T3">Student</text:span><text:span text:style-name="T5"> or </text:span><text:span text:style-name="T3">Teacher</text:span><text:span text:style-name="T5"> </text:span><text:span text:style-name="T3">Assistant</text:span><text:span text:style-name="T5"> from a </text:span><text:span text:style-name="T3">Course.</text:span><text:span text:style-name="T5"> The Actor</text:span><text:span text:style-name="T3"> </text:span><text:span text:style-name="T5">can change the </text:span><text:span text:style-name="T9">attributes of a </text:span><text:span text:style-name="T3">Course</text:span><text:span text:style-name="T9"> </text:span><text:span text:style-name="T5">. 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8">Normal Flow</text:p>
          </table:table-cell>
          <table:table-cell table:style-name="Table14.B5" table:number-columns-spanned="3" office:value-type="string">
            <text:list text:style-name="WW8Num22">
              <text:list-item>
                <text:p text:style-name="P106"><text:span text:style-name="T5"><text:s/>Actor selects a </text:span><text:span text:style-name="T3">Course </text:span><text:span text:style-name="T5">to edit.</text:span></text:p>
              </text:list-item>
              <text:list-item>
                <text:p text:style-name="P106"><text:span text:style-name="T5"><text:s/>System displays the </text:span><text:span text:style-name="T3">Course's </text:span><text:span text:style-name="T9">attributes</text:span><text:span text:style-name="T5">. </text:span></text:p>
              </text:list-item>
              <text:list-item>
                <text:p text:style-name="P106"><text:span text:style-name="T5"><text:s/>System displays a list of users associated with (enrolled/helping) the </text:span><text:span text:style-name="T3">Course.</text:span></text:p>
              </text:list-item>
              <text:list-item>
                <text:p text:style-name="P107"><text:s/>Actor changes one or more of the attributes displayed.</text:p>
              </text:list-item>
              <text:list-item>
                <text:p text:style-name="P107"><text:s/>Actor confirms changes.</text:p>
              </text:list-item>
              <text:list-item>
                <text:p text:style-name="P106"><text:span text:style-name="T5"><text:s/>System stores the adjusted </text:span><text:span text:style-name="T3">Course</text:span><text:span text:style-name="T5">.</text:span></text:p>
              </text:list-item>
            </text:list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8">Alternate Flow</text:p>
          </table:table-cell>
          <table:table-cell table:style-name="Table14.B5" table:number-columns-spanned="3" office:value-type="string">
            <text:p text:style-name="P16">None. 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Frequency of Use</text:p>
          </table:table-cell>
          <table:table-cell table:style-name="Table14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"><text:span text:style-name="T2">Exceptions</text:span><text:span text:style-name="T5"> </text:span></text:p>
          </table:table-cell>
          <table:table-cell table:style-name="Table14.B5" table:number-columns-spanned="3" office:value-type="string">
            <text:p text:style-name="P20"><text:span text:style-name="T5">If no </text:span><text:span text:style-name="T3">Course</text:span><text:span text:style-name="T5"> exists, the System throws an error and redirects the </text:span><text:span text:style-name="T3">Teacher</text:span><text:span text:style-name="T5"> to Add Course (UC-11). 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Includes </text:p>
          </table:table-cell>
          <table:table-cell table:style-name="Table14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Special Requirements </text:p>
          </table:table-cell>
          <table:table-cell table:style-name="Table14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Assumptions </text:p>
          </table:table-cell>
          <table:table-cell table:style-name="Table1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">Notes and Issues </text:p>
          </table:table-cell>
          <table:table-cell table:style-name="Table14.B5" table:number-columns-spanned="3" office:value-type="string">
            <text:p text:style-name="P33"><text:span text:style-name="T3">Teacher Assistant</text:span><text:span text:style-name="T5"> must have the </text:span><text:span text:style-name="T3">Manage Course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"><text:span text:style-name="T3">Priority </text:span><text:span text:style-name="T5"><text:s/></text:span></text:p>
          </table:table-cell>
          <table:table-cell table:style-name="Table14.B5" table:number-columns-spanned="3" office:value-type="string">
            <text:p text:style-name="P29">Medium High</text:p>
          </table:table-cell>
          <table:covered-table-cell/>
          <table:covered-table-cell/>
        </table:table-row>
      </table:table>
      <text:p text:style-name="P18"/>
      <text:p text:style-name="P18"/>
      <text:p text:style-name="P2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4">Use Case </text:p>
          </table:table-cell>
          <table:table-cell table:style-name="Table15.A1" office:value-type="string">
            <text:p text:style-name="P7">UC-14</text:p>
          </table:table-cell>
          <table:table-cell table:style-name="Table15.A1" office:value-type="string">
            <text:p text:style-name="P5">Use Case Name</text:p>
          </table:table-cell>
          <table:table-cell table:style-name="Table15.D1" office:value-type="string">
            <text:p text:style-name="P7">Add Users</text:p>
          </table:table-cell>
        </table:table-row>
        <table:table-row table:style-name="Table15.1">
          <table:table-cell table:style-name="Table15.A2" office:value-type="string">
            <text:p text:style-name="P2"><text:span text:style-name="T2">Created By</text:span><text:span text:style-name="T5"><text:tab/></text:span></text:p>
          </table:table-cell>
          <table:table-cell table:style-name="Table15.A1" office:value-type="string">
            <text:p text:style-name="P7">Nat Welch</text:p>
          </table:table-cell>
          <table:table-cell table:style-name="Table15.A1" office:value-type="string">
            <text:p text:style-name="P5">Last Modified By</text:p>
          </table:table-cell>
          <table:table-cell table:style-name="Table15.D1" office:value-type="string">
            <text:p text:style-name="P7">Viktor Gerdin</text:p>
          </table:table-cell>
        </table:table-row>
        <table:table-row table:style-name="Table15.1">
          <table:table-cell table:style-name="Table15.A2" office:value-type="string">
            <text:p text:style-name="P4">Date Created</text:p>
          </table:table-cell>
          <table:table-cell table:style-name="Table15.A1" office:value-type="string">
            <text:p text:style-name="P7">1/27/09</text:p>
          </table:table-cell>
          <table:table-cell table:style-name="Table15.A1" office:value-type="string">
            <text:p text:style-name="P5">Last Change</text:p>
          </table:table-cell>
          <table:table-cell table:style-name="Table15.D3" office:value-type="date" office:date-value="2009-03-11">
            <text:p text:style-name="P7">03/11/09</text:p>
          </table:table-cell>
        </table:table-row>
        <table:table-row table:style-name="Table15.1">
          <table:table-cell table:style-name="Table15.A2" office:value-type="string">
            <text:p text:style-name="P2"><text:span text:style-name="T2">Actor</text:span><text:span text:style-name="T5"><text:tab/></text:span></text:p>
          </table:table-cell>
          <table:table-cell table:style-name="Table15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">Pre-conditions </text:p>
          </table:table-cell>
          <table:table-cell table:style-name="Table15.B5" table:number-columns-spanned="3" office:value-type="string">
            <text:p text:style-name="P7">Actor is authenticated with the system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5.B5" table:number-columns-spanned="3" office:value-type="string">
            <text:p text:style-name="P2"><text:span text:style-name="T5">The new u</text:span><text:span text:style-name="T9">ser</text:span><text:span text:style-name="T5"> is stored by the system. The new </text:span><text:span text:style-name="T9">user </text:span><text:span text:style-name="T5">is notified by </text:span><text:span text:style-name="T3">Email</text:span><text:span text:style-name="T9"> with their </text:span><text:span text:style-name="T3">Account's </text:span><text:span text:style-name="T9">attributes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<text:span text:style-name="T2">Description</text:span><text:span text:style-name="T5"><text:tab/></text:span></text:p>
          </table:table-cell>
          <table:table-cell table:style-name="Table15.B5" table:number-columns-spanned="3" office:value-type="string">
            <text:p text:style-name="P2"><text:span text:style-name="T5">The</text:span><text:span text:style-name="T3"> </text:span><text:span text:style-name="T9">Actor </text:span><text:span text:style-name="T5">adds a new</text:span><text:span text:style-name="T3"> </text:span><text:span text:style-name="T9">user</text:span><text:span text:style-name="T5"> to the System by inputting the new </text:span><text:span text:style-name="T3">Account's </text:span><text:span text:style-name="T9">attributes</text:span><text:span text:style-name="T5">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8">Normal Flow</text:p>
          </table:table-cell>
          <table:table-cell table:style-name="Table15.B5" table:number-columns-spanned="3" office:value-type="string">
            <text:list text:style-name="WW8Num7">
              <text:list-item>
                <text:p text:style-name="P84"><text:span text:style-name="T9">Actor s</text:span><text:span text:style-name="T5">elects “Add User”</text:span></text:p>
              </text:list-item>
              <text:list-item>
                <text:p text:style-name="P94"><text:span text:style-name="T5">System prompts for </text:span><text:span text:style-name="T3">Account </text:span><text:span text:style-name="T5">attributes (except </text:span><text:span text:style-name="T3">Password</text:span><text:span text:style-name="T5">)</text:span></text:p>
              </text:list-item>
              <text:list-item>
                <text:p text:style-name="P83"><text:span text:style-name="T9">Actor</text:span><text:span text:style-name="T5"> provides prompted </text:span><text:span text:style-name="T3">Account </text:span><text:span text:style-name="T9">attributes</text:span><text:span text:style-name="T5">.</text:span></text:p>
              </text:list-item>
              <text:list-item>
                <text:p text:style-name="P84"><text:span text:style-name="T9">Actor</text:span><text:span text:style-name="T3"> </text:span><text:span text:style-name="T9">confirms </text:span><text:span text:style-name="T3">Account </text:span><text:span text:style-name="T9">creation.</text:span></text:p>
              </text:list-item>
              <text:list-item>
                <text:p text:style-name="P84"><text:span text:style-name="T9">System generates a random </text:span><text:span text:style-name="T3">Password</text:span></text:p>
              </text:list-item>
              <text:list-item>
                <text:p text:style-name="P84"><text:span text:style-name="T9">System stores new </text:span><text:span text:style-name="T3">Account</text:span></text:p>
              </text:list-item>
              <text:list-item>
                <text:p text:style-name="P84"><text:span text:style-name="T5">System notifies new user by </text:span><text:span text:style-name="T3">Email </text:span><text:span text:style-name="T9">containing </text:span><text:span text:style-name="T3">Account </text:span><text:span text:style-name="T9">attributes</text:span><text:span text:style-name="T3">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8">Alternate Flow</text:p>
          </table:table-cell>
          <table:table-cell table:style-name="Table15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">Frequency of Use</text:p>
          </table:table-cell>
          <table:table-cell table:style-name="Table15.B5" table:number-columns-spanned="3" office:value-type="string">
            <text:p text:style-name="P7">Twice a quarter. 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<text:span text:style-name="T2">Exceptions</text:span><text:span text:style-name="T5"> </text:span></text:p>
          </table:table-cell>
          <table:table-cell table:style-name="Table15.B5" table:number-columns-spanned="3" office:value-type="string">
            <text:p text:style-name="P2"><text:span text:style-name="T5">If </text:span><text:span text:style-name="T3">Username</text:span><text:span text:style-name="T5"> or </text:span><text:span text:style-name="T3">Email Address </text:span><text:span text:style-name="T5">is already in use, System displays an error and </text:span><text:span text:style-name="T9">Actor</text:span><text:span text:style-name="T5"> must correct the error to continue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">Includes </text:p>
          </table:table-cell>
          <table:table-cell table:style-name="Table15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">Special Requirements </text:p>
          </table:table-cell>
          <table:table-cell table:style-name="Table15.B5" table:number-columns-spanned="3" office:value-type="string">
            <text:p text:style-name="P16">Generated <text:span text:style-name="T14">Password </text:span><text:span text:style-name="T16">must comply with security requirements. (see SE-5 in SRS section 5)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">Assumptions </text:p>
          </table:table-cell>
          <table:table-cell table:style-name="Table15.B5" table:number-columns-spanned="3" office:value-type="string">
            <text:p text:style-name="P15"><text:span text:style-name="T5">Someone has provided user</text:span><text:span text:style-name="T3"> </text:span><text:span text:style-name="T5">information to the </text:span><text:span text:style-name="T9">Actor.</text:span><text:span text:style-name="T5">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">Notes and Issues </text:p>
          </table:table-cell>
          <table:table-cell table:style-name="Table15.B5" table:number-columns-spanned="3" office:value-type="string">
            <text:p text:style-name="P34"><text:span text:style-name="T3">Teacher Assistant</text:span><text:span text:style-name="T5"> must have the </text:span><text:span text:style-name="T3">Manage User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<text:span text:style-name="T3">Priority </text:span><text:span text:style-name="T5"><text:s/></text:span></text:p>
          </table:table-cell>
          <table:table-cell table:style-name="Table15.B5" table:number-columns-spanned="3" office:value-type="string">
            <text:p text:style-name="P29"><text:s/>High</text:p>
          </table:table-cell>
          <table:covered-table-cell/>
          <table:covered-table-cell/>
        </table:table-row>
      </table:table>
      <text:p text:style-name="P18"/>
      <text:p text:style-name="P18"/>
      <text:p text:style-name="P2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4">Use Case </text:p>
          </table:table-cell>
          <table:table-cell table:style-name="Table16.A1" office:value-type="string">
            <text:p text:style-name="P7">UC-15</text:p>
          </table:table-cell>
          <table:table-cell table:style-name="Table16.A1" office:value-type="string">
            <text:p text:style-name="P5">Use Case Name</text:p>
          </table:table-cell>
          <table:table-cell table:style-name="Table16.D1" office:value-type="string">
            <text:p text:style-name="P7"><text:s/>Remove User</text:p>
          </table:table-cell>
        </table:table-row>
        <table:table-row table:style-name="Table16.1">
          <table:table-cell table:style-name="Table16.A2" office:value-type="string">
            <text:p text:style-name="P2"><text:span text:style-name="T2">Created By</text:span><text:span text:style-name="T5"><text:tab/></text:span></text:p>
          </table:table-cell>
          <table:table-cell table:style-name="Table16.A1" office:value-type="string">
            <text:p text:style-name="P7">Viktor Gerdin</text:p>
          </table:table-cell>
          <table:table-cell table:style-name="Table16.A1" office:value-type="string">
            <text:p text:style-name="P5">Last Modified By</text:p>
          </table:table-cell>
          <table:table-cell table:style-name="Table16.D1" office:value-type="string">
            <text:p text:style-name="P7">Viktor Gerdin</text:p>
          </table:table-cell>
        </table:table-row>
        <table:table-row table:style-name="Table16.1">
          <table:table-cell table:style-name="Table16.A2" office:value-type="string">
            <text:p text:style-name="P4">Date Created</text:p>
          </table:table-cell>
          <table:table-cell table:style-name="Table16.A1" office:value-type="string">
            <text:p text:style-name="P7">2/09/09 </text:p>
          </table:table-cell>
          <table:table-cell table:style-name="Table16.A1" office:value-type="string">
            <text:p text:style-name="P5">Last Change</text:p>
          </table:table-cell>
          <table:table-cell table:style-name="Table16.D3" office:value-type="date" office:date-value="2009-03-11">
            <text:p text:style-name="P7">03/11/09</text:p>
          </table:table-cell>
        </table:table-row>
        <table:table-row table:style-name="Table16.1">
          <table:table-cell table:style-name="Table16.A2" office:value-type="string">
            <text:p text:style-name="P2"><text:span text:style-name="T2">Actor</text:span><text:span text:style-name="T5"><text:tab/></text:span></text:p>
          </table:table-cell>
          <table:table-cell table:style-name="Table16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"><text:span text:style-name="T2">Description</text:span><text:span text:style-name="T5"><text:tab/></text:span></text:p>
          </table:table-cell>
          <table:table-cell table:style-name="Table16.B5" table:number-columns-spanned="3" office:value-type="string">
            <text:p text:style-name="P2"><text:span text:style-name="T9">Actor</text:span><text:span text:style-name="T5"> can remove an </text:span><text:span text:style-name="T3">Account</text:span><text:span text:style-name="T5"> from the system. The system will notify the </text:span><text:span text:style-name="T3">Account </text:span><text:span text:style-name="T5">holder about the termination of the </text:span><text:span text:style-name="T3">Account</text:span><text:span text:style-name="T5">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Pre-conditions </text:p>
          </table:table-cell>
          <table:table-cell table:style-name="Table16.B5" table:number-columns-spanned="3" office:value-type="string">
            <text:p text:style-name="P7">The Actor is authenticated with the system.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6.B5" table:number-columns-spanned="3" office:value-type="string">
            <text:p text:style-name="P2"><text:span text:style-name="T5">Any </text:span><text:span text:style-name="T8">other</text:span><text:span text:style-name="T5"> </text:span><text:span text:style-name="T3">Account</text:span><text:span text:style-name="T5"> must be unaffected by the removal of an </text:span><text:span text:style-name="T3">Account. 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8">Normal Flow</text:p>
          </table:table-cell>
          <table:table-cell table:style-name="Table16.B5" table:number-columns-spanned="3" office:value-type="string">
            <text:list text:style-name="WW8Num7" text:continue-numbering="true">
              <text:list-item>
                <text:list text:continue-numbering="true">
                  <text:list-item>
                    <text:p text:style-name="P46"><text:span text:style-name="T5">Actor selects a </text:span><text:span text:style-name="T3">Account</text:span><text:span text:style-name="T5"> for removal</text:span></text:p>
                  </text:list-item>
                  <text:list-item>
                    <text:p text:style-name="P46"><text:span text:style-name="T5">System prompts for conformation to remove </text:span><text:span text:style-name="T3">Account</text:span></text:p>
                  </text:list-item>
                  <text:list-item>
                    <text:p text:style-name="P46"><text:span text:style-name="T5">Actor verifies the request to remove </text:span><text:span text:style-name="T3">Account</text:span></text:p>
                  </text:list-item>
                  <text:list-item>
                    <text:p text:style-name="P46"><text:span text:style-name="T5">System removes </text:span><text:span text:style-name="T3">Account </text:span><text:span text:style-name="T5">data from storage</text:span></text:p>
                  </text:list-item>
                  <text:list-item>
                    <text:p text:style-name="P46"><text:span text:style-name="T5">System notifies </text:span><text:span text:style-name="T3">Account </text:span><text:span text:style-name="T5">holder of termination of </text:span><text:span text:style-name="T3">Account</text:span><text:span text:style-name="T5">.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8">Alternate Flow</text:p>
          </table:table-cell>
          <table:table-cell table:style-name="Table16.B5" table:number-columns-spanned="3" office:value-type="string">
            <text:p text:style-name="P31">At step 5 of Normal Flow:</text:p>
            <text:p text:style-name="P33"><text:span text:style-name="T5">5a. Actor selects to cancels the request to remove </text:span><text:span text:style-name="T3">Account</text:span></text:p>
            <text:p text:style-name="P33"><text:span text:style-name="T5">6a. System returns to step 1 </text:span><text:span text:style-name="T8">without</text:span><text:span text:style-name="T5"> removing the </text:span><text:span text:style-name="T3">Account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Frequency of Use</text:p>
          </table:table-cell>
          <table:table-cell table:style-name="Table16.B5" table:number-columns-spanned="3" office:value-type="string">
            <text:p text:style-name="P2"><text:span text:style-name="T2"><text:s/></text:span><text:span text:style-name="T5">Once a quarter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"><text:span text:style-name="T2">Exceptions</text:span><text:span text:style-name="T5"> </text:span></text:p>
          </table:table-cell>
          <table:table-cell table:style-name="Table16.B5" table:number-columns-spanned="3" office:value-type="string">
            <text:p text:style-name="P2"><text:span text:style-name="T5">If </text:span><text:span text:style-name="T3">Account</text:span><text:span text:style-name="T5"> could not be removed, the System displays an error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Includes </text:p>
          </table:table-cell>
          <table:table-cell table:style-name="Table16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Special Requirements </text:p>
          </table:table-cell>
          <table:table-cell table:style-name="Table16.B5" table:number-columns-spanned="3" office:value-type="string">
            <text:p text:style-name="P33"><text:span text:style-name="T5">If Actor removes its own </text:span><text:span text:style-name="T3">Account</text:span><text:span text:style-name="T5"> the system must immediately deny any further access to the Actor.</text:span></text:p>
            <text:p text:style-name="P33"><text:span text:style-name="T5">No one can remove the </text:span><text:span text:style-name="T3">Teacher</text:span><text:span text:style-name="T9">'s </text:span><text:span text:style-name="T3">Account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Assumptions </text:p>
          </table:table-cell>
          <table:table-cell table:style-name="Table1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">Notes and Issues </text:p>
          </table:table-cell>
          <table:table-cell table:style-name="Table16.B5" table:number-columns-spanned="3" office:value-type="string">
            <text:p text:style-name="P34"><text:span text:style-name="T3">Teacher Assistant</text:span><text:span text:style-name="T5"> must have the </text:span><text:span text:style-name="T3">Manage User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"><text:span text:style-name="T3">Priority </text:span><text:span text:style-name="T5"><text:s/></text:span></text:p>
          </table:table-cell>
          <table:table-cell table:style-name="Table16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18"/>
      <text:p text:style-name="P18"/>
      <text:p text:style-name="P18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">Use Case </text:p>
          </table:table-cell>
          <table:table-cell table:style-name="Table17.A1" office:value-type="string">
            <text:p text:style-name="P7">UC-16</text:p>
          </table:table-cell>
          <table:table-cell table:style-name="Table17.A1" office:value-type="string">
            <text:p text:style-name="P5">Use Case Name</text:p>
          </table:table-cell>
          <table:table-cell table:style-name="Table17.D1" office:value-type="string">
            <text:p text:style-name="P7">Edit User</text:p>
          </table:table-cell>
        </table:table-row>
        <table:table-row table:style-name="Table17.1">
          <table:table-cell table:style-name="Table17.A2" office:value-type="string">
            <text:p text:style-name="P2"><text:span text:style-name="T2">Created By</text:span><text:span text:style-name="T5"><text:tab/></text:span></text:p>
          </table:table-cell>
          <table:table-cell table:style-name="Table17.A1" office:value-type="string">
            <text:p text:style-name="P7">Viktor Gerdin</text:p>
          </table:table-cell>
          <table:table-cell table:style-name="Table17.A1" office:value-type="string">
            <text:p text:style-name="P5">Last Modified By</text:p>
          </table:table-cell>
          <table:table-cell table:style-name="Table17.D1" office:value-type="string">
            <text:p text:style-name="P7">Viktor Gerdin</text:p>
          </table:table-cell>
        </table:table-row>
        <table:table-row table:style-name="Table17.1">
          <table:table-cell table:style-name="Table17.A2" office:value-type="string">
            <text:p text:style-name="P4">Date Created</text:p>
          </table:table-cell>
          <table:table-cell table:style-name="Table17.A1" office:value-type="string">
            <text:p text:style-name="P7">2/09/09 </text:p>
          </table:table-cell>
          <table:table-cell table:style-name="Table17.A1" office:value-type="string">
            <text:p text:style-name="P5">Last Change</text:p>
          </table:table-cell>
          <table:table-cell table:style-name="Table17.D3" office:value-type="date" office:date-value="2009-03-11">
            <text:p text:style-name="P7">03/11/09</text:p>
          </table:table-cell>
        </table:table-row>
        <table:table-row table:style-name="Table17.1">
          <table:table-cell table:style-name="Table17.A2" office:value-type="string">
            <text:p text:style-name="P2"><text:span text:style-name="T2">Actor</text:span><text:span text:style-name="T5"><text:tab/></text:span></text:p>
          </table:table-cell>
          <table:table-cell table:style-name="Table17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"><text:span text:style-name="T2">Description</text:span><text:span text:style-name="T5"><text:tab/></text:span></text:p>
          </table:table-cell>
          <table:table-cell table:style-name="Table17.B5" table:number-columns-spanned="3" office:value-type="string">
            <text:p text:style-name="P2"><text:span text:style-name="T5">The Actor can edit an </text:span><text:span text:style-name="T3">Account</text:span><text:span text:style-name="T5"> in the System. The System will notify the </text:span><text:span text:style-name="T3">Account </text:span><text:span text:style-name="T5">holder about any changes made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Pre-conditions </text:p>
          </table:table-cell>
          <table:table-cell table:style-name="Table17.B5" table:number-columns-spanned="3" office:value-type="string">
            <text:p text:style-name="P7">The Actor must be authenticated by the system.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7.B5" table:number-columns-spanned="3" office:value-type="string">
            <text:p text:style-name="P2"><text:span text:style-name="T5">Any </text:span><text:span text:style-name="T8">other</text:span><text:span text:style-name="T5"> </text:span><text:span text:style-name="T3">Account</text:span><text:span text:style-name="T5"> must be unaffected by the editing of an </text:span><text:span text:style-name="T3">Account. </text:span></text:p>
            <text:p text:style-name="P2"><text:span text:style-name="T3">Password </text:span><text:span text:style-name="T5">must comply with security requirement SE-5. (See Section 5 in SRS)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8">Normal Flow</text:p>
          </table:table-cell>
          <table:table-cell table:style-name="Table17.B5" table:number-columns-spanned="3" office:value-type="string">
            <text:list text:style-name="WW8Num3">
              <text:list-item>
                <text:p text:style-name="P47"><text:span text:style-name="T5">Actor selects a</text:span><text:span text:style-name="T3"> Account</text:span><text:span text:style-name="T5"> for editing</text:span></text:p>
              </text:list-item>
              <text:list-item>
                <text:p text:style-name="P47"><text:span text:style-name="T5"><text:s/>System displays the selected </text:span><text:span text:style-name="T3">Account</text:span></text:p>
              </text:list-item>
              <text:list-item>
                <text:p text:style-name="P47"><text:span text:style-name="T5">Actor selects what </text:span><text:span text:style-name="T3">Account </text:span><text:span text:style-name="T9">attributes</text:span><text:span text:style-name="T5"> to edit</text:span></text:p>
              </text:list-item>
              <text:list-item>
                <text:p text:style-name="P47"><text:span text:style-name="T5">Actor edits selected </text:span><text:span text:style-name="T3">Account </text:span><text:span text:style-name="T9">attributes</text:span></text:p>
              </text:list-item>
              <text:list-item>
                <text:p text:style-name="P48">Actor selects to store any changes</text:p>
              </text:list-item>
              <text:list-item>
                <text:p text:style-name="P47"><text:span text:style-name="T5">System stores updated </text:span><text:span text:style-name="T3">Account</text:span><text:span text:style-name="T5"> data</text:span></text:p>
              </text:list-item>
              <text:list-item>
                <text:p text:style-name="P47"><text:span text:style-name="T5">System notifies </text:span><text:span text:style-name="T3">Account </text:span><text:span text:style-name="T5">holder of any changed data.</text:span>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8">Alternate Flow</text:p>
          </table:table-cell>
          <table:table-cell table:style-name="Table17.B5" table:number-columns-spanned="3" office:value-type="string">
            <text:p text:style-name="P31">At step 5 of Normal Flow:</text:p>
            <text:p text:style-name="P29">5a. The Actor selects to cancels the edit</text:p>
            <text:p text:style-name="P33"><text:span text:style-name="T5">6a. The system returns to step 1 </text:span><text:span text:style-name="T8">without</text:span><text:span text:style-name="T5"> altering any </text:span><text:span text:style-name="T3">Account</text:span></text:p>
            <text:p text:style-name="P31">At step 6 of Normal Flow:</text:p>
            <text:p text:style-name="P33"><text:span text:style-name="T5">If </text:span><text:span text:style-name="T3">Password</text:span><text:span text:style-name="T5"> does not comply with SE-4 (see Section 5.3 in SRS) </text:span></text:p>
            <text:p text:style-name="P29">6b. The system displays an error message.</text:p>
            <text:p text:style-name="P33"><text:span text:style-name="T5">7b. The system returns to step 4 </text:span><text:span text:style-name="T8">without</text:span><text:span text:style-name="T5"> altering any </text:span><text:span text:style-name="T3">Account</text:span></text:p>
            <text:p text:style-name="P31">At step 6 of Normal Flow:</text:p>
            <text:p text:style-name="P33"><text:span text:style-name="T5">If </text:span><text:span text:style-name="T3">Email Address </text:span><text:span text:style-name="T5">is not a valid address:</text:span></text:p>
            <text:p text:style-name="P29">6c. The system displays an error message.</text:p>
            <text:p text:style-name="P33"><text:span text:style-name="T5">7c. The system returns to step 4 </text:span><text:span text:style-name="T8">without</text:span><text:span text:style-name="T5"> altering any </text:span><text:span text:style-name="T3">Account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Frequency of Use</text:p>
          </table:table-cell>
          <table:table-cell table:style-name="Table17.B5" table:number-columns-spanned="3" office:value-type="string">
            <text:p text:style-name="P2"><text:span text:style-name="T2"><text:s/></text:span><text:span text:style-name="T5">Once a quarter</text:span><text:soft-page-break/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"><text:span text:style-name="T2">Exceptions</text:span><text:span text:style-name="T5"> </text:span></text:p>
          </table:table-cell>
          <table:table-cell table:style-name="Table17.B5" table:number-columns-spanned="3" office:value-type="string">
            <text:p text:style-name="P2"><text:span text:style-name="T5">If </text:span><text:span text:style-name="T3">Account</text:span><text:span text:style-name="T5"> changes could not be stored, the system displays an error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Includes </text:p>
          </table:table-cell>
          <table:table-cell table:style-name="Table17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Special Requirements </text:p>
          </table:table-cell>
          <table:table-cell table:style-name="Table17.B5" table:number-columns-spanned="3" office:value-type="string">
            <text:p text:style-name="P33"><text:span text:style-name="T5">If </text:span><text:span text:style-name="T3">Email Address </text:span><text:span text:style-name="T5">is changed, both the old and new </text:span><text:span text:style-name="T3">Email Address </text:span><text:span text:style-name="T5">are notified of the change.</text:span></text:p>
            <text:p text:style-name="P33"><text:span text:style-name="T5">Only the </text:span><text:span text:style-name="T3">Teacher</text:span><text:span text:style-name="T9"> can edit the </text:span><text:span text:style-name="T3">Teacher's Account</text:span><text:span text:style-name="T9">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Assumptions </text:p>
          </table:table-cell>
          <table:table-cell table:style-name="Table1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">Notes and Issues </text:p>
          </table:table-cell>
          <table:table-cell table:style-name="Table17.B5" table:number-columns-spanned="3" office:value-type="string">
            <text:p text:style-name="P34"><text:span text:style-name="T3">Teacher Assistant</text:span><text:span text:style-name="T5"> must have the </text:span><text:span text:style-name="T3">Manage User Permission</text:span><text:span text:style-name="T5"> to perform this action.</text:span></text:p>
            <text:p text:style-name="P33"><text:span text:style-name="T3">Student </text:span><text:span text:style-name="T5">with the </text:span><text:span text:style-name="T3">Manage User Permission </text:span><text:span text:style-name="T5">can change their own </text:span><text:span text:style-name="T3">Name</text:span><text:span text:style-name="T5">, </text:span><text:span text:style-name="T3">Password</text:span><text:span text:style-name="T5"> and </text:span><text:span text:style-name="T3">Email Address</text:span><text:span text:style-name="T5">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"><text:span text:style-name="T3">Priority </text:span><text:span text:style-name="T5"><text:s/></text:span></text:p>
          </table:table-cell>
          <table:table-cell table:style-name="Table17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18"/>
      <text:p text:style-name="P18"/>
      <text:p text:style-name="P2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4">Use Case </text:p>
          </table:table-cell>
          <table:table-cell table:style-name="Table18.A1" office:value-type="string">
            <text:p text:style-name="P7">UC-17</text:p>
          </table:table-cell>
          <table:table-cell table:style-name="Table18.A1" office:value-type="string">
            <text:p text:style-name="P5">Use Case Name</text:p>
          </table:table-cell>
          <table:table-cell table:style-name="Table18.D1" office:value-type="string">
            <text:p text:style-name="P7">Add Assignment</text:p>
          </table:table-cell>
        </table:table-row>
        <table:table-row table:style-name="Table18.1">
          <table:table-cell table:style-name="Table18.A2" office:value-type="string">
            <text:p text:style-name="P2"><text:span text:style-name="T2">Created By</text:span><text:span text:style-name="T5"><text:tab/></text:span></text:p>
          </table:table-cell>
          <table:table-cell table:style-name="Table18.A1" office:value-type="string">
            <text:p text:style-name="P7">Nat Welch</text:p>
          </table:table-cell>
          <table:table-cell table:style-name="Table18.A1" office:value-type="string">
            <text:p text:style-name="P5">Last Modified By</text:p>
          </table:table-cell>
          <table:table-cell table:style-name="Table18.D1" office:value-type="string">
            <text:p text:style-name="P7">Viktor Gerdin</text:p>
          </table:table-cell>
        </table:table-row>
        <table:table-row table:style-name="Table18.1">
          <table:table-cell table:style-name="Table18.A2" office:value-type="string">
            <text:p text:style-name="P4">Date Created</text:p>
          </table:table-cell>
          <table:table-cell table:style-name="Table18.A1" office:value-type="string">
            <text:p text:style-name="P7">1/27/09</text:p>
          </table:table-cell>
          <table:table-cell table:style-name="Table18.A1" office:value-type="string">
            <text:p text:style-name="P5">Last Change</text:p>
          </table:table-cell>
          <table:table-cell table:style-name="Table18.D3" office:value-type="date" office:date-value="2009-03-11">
            <text:p text:style-name="P7">03/11/09</text:p>
          </table:table-cell>
        </table:table-row>
        <table:table-row table:style-name="Table18.1">
          <table:table-cell table:style-name="Table18.A2" office:value-type="string">
            <text:p text:style-name="P2"><text:span text:style-name="T2">Actor</text:span><text:span text:style-name="T5"><text:tab/></text:span></text:p>
          </table:table-cell>
          <table:table-cell table:style-name="Table18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Pre-conditions </text:p>
          </table:table-cell>
          <table:table-cell table:style-name="Table18.B5" table:number-columns-spanned="3" office:value-type="string">
            <text:p text:style-name="P2"><text:span text:style-name="T9">Actor</text:span><text:span text:style-name="T5"> is authenticated with the System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8.B5" table:number-columns-spanned="3" office:value-type="string">
            <text:p text:style-name="P7">The <text:span text:style-name="T14">Assignment</text:span> is stored to the System. 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"><text:span text:style-name="T2">Description</text:span><text:span text:style-name="T5"><text:tab/></text:span></text:p>
          </table:table-cell>
          <table:table-cell table:style-name="Table18.B5" table:number-columns-spanned="3" office:value-type="string">
            <text:p text:style-name="P2"><text:span text:style-name="T5">The</text:span><text:span text:style-name="T3"> </text:span><text:span text:style-name="T9">Actor</text:span><text:span text:style-name="T3"> </text:span><text:span text:style-name="T5">adds a new </text:span><text:span text:style-name="T3">Assignment </text:span><text:span text:style-name="T5">to the system. 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8">Normal Flow</text:p>
          </table:table-cell>
          <table:table-cell table:style-name="Table18.B5" table:number-columns-spanned="3" office:value-type="string">
            <text:list text:style-name="WW8Num8">
              <text:list-item>
                <text:p text:style-name="P73">Actor selects “Add Assignment”</text:p>
              </text:list-item>
              <text:list-item>
                <text:p text:style-name="P95"><text:span text:style-name="T5">System prompts for </text:span><text:span text:style-name="T3">Assignment </text:span><text:span text:style-name="T5">attributes</text:span></text:p>
              </text:list-item>
              <text:list-item>
                <text:p text:style-name="P85"><text:span text:style-name="T9">Actor</text:span><text:span text:style-name="T3"> </text:span><text:span text:style-name="T9">provides</text:span><text:span text:style-name="T5"> </text:span><text:span text:style-name="T3">Assignment </text:span><text:span text:style-name="T9">attributes</text:span></text:p>
              </text:list-item>
              <text:list-item>
                <text:p text:style-name="P85"><text:span text:style-name="T5">Actor selects to save </text:span><text:span text:style-name="T3">Assignment</text:span></text:p>
              </text:list-item>
              <text:list-item>
                <text:p text:style-name="P95"><text:span text:style-name="T5">System stores </text:span><text:span text:style-name="T3">Assignment</text:span>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8">Alternate Flow</text:p>
          </table:table-cell>
          <table:table-cell table:style-name="Table18.B5" table:number-columns-spanned="3" office:value-type="string">
            <text:p text:style-name="P16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Frequency of Use</text:p>
          </table:table-cell>
          <table:table-cell table:style-name="Table18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"><text:span text:style-name="T2">Exceptions</text:span><text:span text:style-name="T5"> </text:span></text:p>
          </table:table-cell>
          <table:table-cell table:style-name="Table18.B5" table:number-columns-spanned="3" office:value-type="string">
            <text:p text:style-name="P2"><text:span text:style-name="T5">If </text:span><text:span text:style-name="T3">Assignment Name</text:span><text:span text:style-name="T5"> already exists, The System displays an error and the Actor</text:span><text:span text:style-name="T3"> </text:span><text:span text:style-name="T5">must correct the error to continue. 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Includes </text:p>
          </table:table-cell>
          <table:table-cell table:style-name="Table18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Special Requirements </text:p>
          </table:table-cell>
          <table:table-cell table:style-name="Table18.B5" table:number-columns-spanned="3" office:value-type="string">
            <text:p text:style-name="P67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Assumptions </text:p>
          </table:table-cell>
          <table:table-cell table:style-name="Table1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">Notes and Issues </text:p>
          </table:table-cell>
          <table:table-cell table:style-name="Table18.B5" table:number-columns-spanned="3" office:value-type="string">
            <text:p text:style-name="P32"><text:span text:style-name="T14">Teacher Assistant</text:span> must have the <text:span text:style-name="T14">Manage Course Permission</text:span> to perform this action.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"><text:span text:style-name="T3">Priority </text:span><text:span text:style-name="T5"><text:s/></text:span></text:p>
          </table:table-cell>
          <table:table-cell table:style-name="Table18.B5" table:number-columns-spanned="3" office:value-type="string">
            <text:p text:style-name="P29"><text:s/>High</text:p>
          </table:table-cell>
          <table:covered-table-cell/>
          <table:covered-table-cell/>
        </table:table-row>
      </table:table>
      <text:p text:style-name="P18"/>
      <text:p text:style-name="P1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4">Use Case </text:p>
          </table:table-cell>
          <table:table-cell table:style-name="Table19.A1" office:value-type="string">
            <text:p text:style-name="P7">UC-18</text:p>
          </table:table-cell>
          <table:table-cell table:style-name="Table19.A1" office:value-type="string">
            <text:p text:style-name="P5">Use Case Name</text:p>
          </table:table-cell>
          <table:table-cell table:style-name="Table19.D1" office:value-type="string">
            <text:p text:style-name="P7">Remove Assignment </text:p>
          </table:table-cell>
        </table:table-row>
        <table:table-row table:style-name="Table19.1">
          <table:table-cell table:style-name="Table19.A2" office:value-type="string">
            <text:p text:style-name="P2"><text:span text:style-name="T2">Created By</text:span><text:span text:style-name="T5"><text:tab/></text:span></text:p>
          </table:table-cell>
          <table:table-cell table:style-name="Table19.A1" office:value-type="string">
            <text:p text:style-name="P7">Viktor Gerdin</text:p>
          </table:table-cell>
          <table:table-cell table:style-name="Table19.A1" office:value-type="string">
            <text:p text:style-name="P5">Last Modified By</text:p>
          </table:table-cell>
          <table:table-cell table:style-name="Table19.D1" office:value-type="string">
            <text:p text:style-name="P7">Viktor Gerdin</text:p>
          </table:table-cell>
        </table:table-row>
        <table:table-row table:style-name="Table19.1">
          <table:table-cell table:style-name="Table19.A2" office:value-type="string">
            <text:p text:style-name="P4">Date Created</text:p>
          </table:table-cell>
          <table:table-cell table:style-name="Table19.A1" office:value-type="string">
            <text:p text:style-name="P7">2/09/09 </text:p>
          </table:table-cell>
          <table:table-cell table:style-name="Table19.A1" office:value-type="string">
            <text:p text:style-name="P5">Last Change</text:p>
          </table:table-cell>
          <table:table-cell table:style-name="Table19.D3" office:value-type="date" office:date-value="2009-03-11">
            <text:p text:style-name="P7">03/11/09</text:p>
          </table:table-cell>
        </table:table-row>
        <table:table-row table:style-name="Table19.1">
          <table:table-cell table:style-name="Table19.A2" office:value-type="string">
            <text:p text:style-name="P2"><text:span text:style-name="T2">Actor</text:span><text:span text:style-name="T5"><text:tab/></text:span></text:p>
          </table:table-cell>
          <table:table-cell table:style-name="Table19.D1" table:number-columns-spanned="3" office:value-type="string">
            <text:p text:style-name="P5">Teacher, Teacher Assistants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"><text:span text:style-name="T2">Description</text:span><text:span text:style-name="T5"><text:tab/></text:span></text:p>
          </table:table-cell>
          <table:table-cell table:style-name="Table19.B5" table:number-columns-spanned="3" office:value-type="string">
            <text:p text:style-name="P2"><text:span text:style-name="T5">The Actor</text:span><text:span text:style-name="T5"> can remove an </text:span><text:span text:style-name="T3">Assignment</text:span><text:span text:style-name="T5"> from the system. The system recalculates any </text:span><text:span text:style-name="T3">Assignment Grade </text:span><text:span text:style-name="T5">dependent on removed </text:span><text:span text:style-name="T3">Assignment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Pre-conditions </text:p>
          </table:table-cell>
          <table:table-cell table:style-name="Table19.B5" table:number-columns-spanned="3" office:value-type="string">
            <text:p text:style-name="P7">The Actor is authenticated by the system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"><text:span text:style-name="T2">Post-conditions</text:span><text:span text:style-name="T5"><text:tab/></text:span></text:p>
          </table:table-cell>
          <table:table-cell table:style-name="Table19.B5" table:number-columns-spanned="3" office:value-type="string">
            <text:p text:style-name="P2"><text:span text:style-name="T5">All other </text:span><text:span text:style-name="T3">Assignment</text:span><text:span text:style-name="T5"> are unaffected by the removal of an </text:span><text:span text:style-name="T3">Assignment. </text:span></text:p>
            <text:p text:style-name="P2"><text:span text:style-name="T5">The calculated </text:span><text:span text:style-name="T3">Total Grade </text:span><text:span text:style-name="T5">is updated after the removal of an </text:span><text:span text:style-name="T3">Assignment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8">Normal Flow</text:p>
          </table:table-cell>
          <table:table-cell table:style-name="Table19.B5" table:number-columns-spanned="3" office:value-type="string">
            <text:list text:style-name="WW8Num23">
              <text:list-item>
                <text:p text:style-name="P49"><text:span text:style-name="T5"><text:s/>Actor selects an </text:span><text:span text:style-name="T3">Assignment</text:span><text:span text:style-name="T5"> for removal</text:span></text:p>
              </text:list-item>
              <text:list-item>
                <text:p text:style-name="P49"><text:span text:style-name="T5"><text:s/>System prompts for conformation to remove </text:span><text:span text:style-name="T3">Assignment</text:span></text:p>
              </text:list-item>
              <text:list-item>
                <text:p text:style-name="P49"><text:span text:style-name="T5"><text:s/>Actor verifies the request to remove </text:span><text:span text:style-name="T3">Assignment</text:span></text:p>
              </text:list-item>
              <text:list-item>
                <text:p text:style-name="P49"><text:span text:style-name="T5"><text:s/>System removes </text:span><text:span text:style-name="T3">Assignment </text:span><text:span text:style-name="T5">data from storage</text:span></text:p>
              </text:list-item>
              <text:list-item>
                <text:p text:style-name="P51"><text:s/>System displays a message of conformation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8">Alternate Flow</text:p>
          </table:table-cell>
          <table:table-cell table:style-name="Table19.B5" table:number-columns-spanned="3" office:value-type="string">
            <text:p text:style-name="P29">At step 3 of Normal Flow:</text:p>
            <text:p text:style-name="P33"><text:span text:style-name="T5">3a. Actor cancels the request to remove </text:span><text:span text:style-name="T3">Assignment</text:span></text:p>
            <text:p text:style-name="P33"><text:span text:style-name="T5">4a. System returns to step 1 </text:span><text:span text:style-name="T8">without</text:span><text:span text:style-name="T5"> altering any </text:span><text:span text:style-name="T3">Assignment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Frequency of Use</text:p>
          </table:table-cell>
          <table:table-cell table:style-name="Table19.B5" table:number-columns-spanned="3" office:value-type="string">
            <text:p text:style-name="P2"><text:span text:style-name="T2"><text:s/></text:span><text:span text:style-name="T5">Once a week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"><text:span text:style-name="T2">Exceptions</text:span><text:span text:style-name="T5"> </text:span></text:p>
          </table:table-cell>
          <table:table-cell table:style-name="Table19.B5" table:number-columns-spanned="3" office:value-type="string">
            <text:p text:style-name="P2"><text:span text:style-name="T5">If </text:span><text:span text:style-name="T3">Assignment</text:span><text:span text:style-name="T5"> could not be removed the system displays an erro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Includes </text:p>
          </table:table-cell>
          <table:table-cell table:style-name="Table19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Special Requirements </text:p>
          </table:table-cell>
          <table:table-cell table:style-name="Table19.B5" table:number-columns-spanned="3" office:value-type="string">
            <text:p text:style-name="P29">System will automatically (without request) update any stored data so that affected features (UC-2, UC-3, UC-4, UC-5, UC-24, UC-27) will work correctly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Assumptions </text:p>
          </table:table-cell>
          <table:table-cell table:style-name="Table19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4">Notes and Issues </text:p>
          </table:table-cell>
          <table:table-cell table:style-name="Table19.B5" table:number-columns-spanned="3" office:value-type="string">
            <text:p text:style-name="P33"><text:span text:style-name="T3">Teacher Assistant</text:span><text:span text:style-name="T5"> must have the </text:span><text:span text:style-name="T3">Manage Course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"><text:span text:style-name="T3">Priority </text:span><text:span text:style-name="T5"><text:s/></text:span></text:p>
          </table:table-cell>
          <table:table-cell table:style-name="Table19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18"/>
      <text:p text:style-name="P18"/>
      <text:p text:style-name="P23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4">Use Case </text:p>
          </table:table-cell>
          <table:table-cell table:style-name="Table20.A1" office:value-type="string">
            <text:p text:style-name="P7">UC-19</text:p>
          </table:table-cell>
          <table:table-cell table:style-name="Table20.A1" office:value-type="string">
            <text:p text:style-name="P5">Use Case Name</text:p>
          </table:table-cell>
          <table:table-cell table:style-name="Table20.D1" office:value-type="string">
            <text:p text:style-name="P7">Edit Assignment </text:p>
          </table:table-cell>
        </table:table-row>
        <table:table-row table:style-name="Table20.1">
          <table:table-cell table:style-name="Table20.A2" office:value-type="string">
            <text:p text:style-name="P2"><text:span text:style-name="T2">Created By</text:span><text:span text:style-name="T5"><text:tab/></text:span></text:p>
          </table:table-cell>
          <table:table-cell table:style-name="Table20.A1" office:value-type="string">
            <text:p text:style-name="P7">Viktor Gerdin</text:p>
          </table:table-cell>
          <table:table-cell table:style-name="Table20.A1" office:value-type="string">
            <text:p text:style-name="P5">Last Modified By</text:p>
          </table:table-cell>
          <table:table-cell table:style-name="Table20.D1" office:value-type="string">
            <text:p text:style-name="P7">Viktor Gerdin</text:p>
          </table:table-cell>
        </table:table-row>
        <table:table-row table:style-name="Table20.1">
          <table:table-cell table:style-name="Table20.A2" office:value-type="string">
            <text:p text:style-name="P4">Date Created</text:p>
          </table:table-cell>
          <table:table-cell table:style-name="Table20.A1" office:value-type="string">
            <text:p text:style-name="P7">2/09/09 </text:p>
          </table:table-cell>
          <table:table-cell table:style-name="Table20.A1" office:value-type="string">
            <text:p text:style-name="P5">Last Change</text:p>
          </table:table-cell>
          <table:table-cell table:style-name="Table20.D3" office:value-type="date" office:date-value="2009-03-11">
            <text:p text:style-name="P7">03/11/09</text:p>
          </table:table-cell>
        </table:table-row>
        <table:table-row table:style-name="Table20.1">
          <table:table-cell table:style-name="Table20.A2" office:value-type="string">
            <text:p text:style-name="P2"><text:span text:style-name="T2">Actor</text:span><text:span text:style-name="T5"><text:tab/></text:span></text:p>
          </table:table-cell>
          <table:table-cell table:style-name="Table20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"><text:span text:style-name="T2">Description</text:span><text:span text:style-name="T5"><text:tab/></text:span></text:p>
          </table:table-cell>
          <table:table-cell table:style-name="Table20.B5" table:number-columns-spanned="3" office:value-type="string">
            <text:p text:style-name="P2"><text:span text:style-name="T9">Actor</text:span><text:span text:style-name="T5"> can edit an </text:span><text:span text:style-name="T3">Assignment</text:span><text:span text:style-name="T5"> in the system. The System recalculates any </text:span><text:span text:style-name="T3">Assignment Grade </text:span><text:span text:style-name="T5">dependent on changed </text:span><text:span text:style-name="T3">Assignment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4">Pre-conditions </text:p>
          </table:table-cell>
          <table:table-cell table:style-name="Table20.B5" table:number-columns-spanned="3" office:value-type="string">
            <text:p text:style-name="P7">The Actor is authenticated by the system.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0.B5" table:number-columns-spanned="3" office:value-type="string">
            <text:p text:style-name="P2"><text:span text:style-name="T5">All other </text:span><text:span text:style-name="T3">Assignments</text:span><text:span text:style-name="T5"> are unaffected by the editing of an </text:span><text:span text:style-name="T3">Assignment. </text:span></text:p>
            <text:p text:style-name="P2"><text:span text:style-name="T5">The calculated </text:span><text:span text:style-name="T3">Total Grade </text:span><text:span text:style-name="T5">is updated after the editing of an </text:span><text:span text:style-name="T3">Assignment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8">Normal Flow</text:p>
          </table:table-cell>
          <table:table-cell table:style-name="Table20.B5" table:number-columns-spanned="3" office:value-type="string">
            <text:list text:style-name="WW8Num19">
              <text:list-item>
                <text:p text:style-name="P50"><text:span text:style-name="T5">Actor selects an </text:span><text:span text:style-name="T3">Assignment</text:span><text:span text:style-name="T5"> for editing</text:span></text:p>
              </text:list-item>
              <text:list-item>
                <text:p text:style-name="P50"><text:span text:style-name="T5"><text:s/>System displays the selected </text:span><text:span text:style-name="T3">Assignment</text:span></text:p>
              </text:list-item>
              <text:list-item>
                <text:p text:style-name="P50"><text:span text:style-name="T5">Actor selects what </text:span><text:span text:style-name="T3">Assignment </text:span><text:span text:style-name="T9">attribute </text:span><text:span text:style-name="T5">to edit</text:span></text:p>
              </text:list-item>
              <text:list-item>
                <text:p text:style-name="P50"><text:span text:style-name="T5"><text:s/>Actor edits selected </text:span><text:span text:style-name="T3">Assignment</text:span><text:span text:style-name="T9"> attribute </text:span></text:p>
              </text:list-item>
              <text:list-item>
                <text:p text:style-name="P52">Actor selects to store any changes</text:p>
              </text:list-item>
              <text:list-item>
                <text:p text:style-name="P50"><text:span text:style-name="T5">System stores updated </text:span><text:span text:style-name="T3">Assignment</text:span>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8">Alternate Flow</text:p>
          </table:table-cell>
          <table:table-cell table:style-name="Table20.B5" table:number-columns-spanned="3" office:value-type="string">
            <text:p text:style-name="P29">At step 5 of Normal Flow:</text:p>
            <text:p text:style-name="P29">5a. The Actor selects to cancels the edit</text:p>
            <text:p text:style-name="P33"><text:span text:style-name="T5">6a. The system returns to step 1 </text:span><text:span text:style-name="T8">without</text:span><text:span text:style-name="T5"> altering any </text:span><text:span text:style-name="T3">Assignment</text:span></text:p>
            <text:p text:style-name="P29">At step 6 of Normal Flow:</text:p>
            <text:p text:style-name="P33"><text:span text:style-name="T5">6a. If any stored data depends on the altered </text:span><text:span text:style-name="T3">Assignment </text:span><text:span text:style-name="T5">attributes the system updates any dependent data. See Special Requirements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4">Frequency of Use</text:p>
          </table:table-cell>
          <table:table-cell table:style-name="Table20.B5" table:number-columns-spanned="3" office:value-type="string">
            <text:p text:style-name="P2"><text:span text:style-name="T2"><text:s/></text:span><text:span text:style-name="T5">Once a week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"><text:span text:style-name="T2">Exceptions</text:span><text:span text:style-name="T5"> </text:span></text:p>
          </table:table-cell>
          <table:table-cell table:style-name="Table20.B5" table:number-columns-spanned="3" office:value-type="string">
            <text:p text:style-name="P2"><text:span text:style-name="T5">If </text:span><text:span text:style-name="T3">Assignment</text:span><text:span text:style-name="T5"> changes could not be stored, the system displays an error..</text:span></text:p>
            <text:p text:style-name="P2"><text:span text:style-name="T5">If Actor enters invalid data for </text:span><text:span text:style-name="T3">Assignment </text:span><text:span text:style-name="T5">the system displays a message telling the Actor what data is faulty and why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4">Includes </text:p>
          </table:table-cell>
          <table:table-cell table:style-name="Table20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4">Special Requirements </text:p>
          </table:table-cell>
          <table:table-cell table:style-name="Table20.B5" table:number-columns-spanned="3" office:value-type="string">
            <text:p text:style-name="P29">The system will automatically (without request) update any stored data so that affected features (UC-2, UC-3, UC-4, UC-5, UC-24, UC-27) will work correctly.</text:p>
          </table:table-cell>
          <table:covered-table-cell/>
          <table:covered-table-cell/>
        </table:table-row>
        <text:soft-page-break/>
        <table:table-row table:style-name="Table20.1">
          <table:table-cell table:style-name="Table20.A2" office:value-type="string">
            <text:p text:style-name="P4">Assumptions </text:p>
          </table:table-cell>
          <table:table-cell table:style-name="Table20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4">Notes and Issues </text:p>
          </table:table-cell>
          <table:table-cell table:style-name="Table20.B5" table:number-columns-spanned="3" office:value-type="string">
            <text:p text:style-name="P33"><text:span text:style-name="T3">Teacher Assistant</text:span><text:span text:style-name="T5"> must have the </text:span><text:span text:style-name="T3">Manage Course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"><text:span text:style-name="T3">Priority </text:span><text:span text:style-name="T5"><text:s/></text:span></text:p>
          </table:table-cell>
          <table:table-cell table:style-name="Table20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18"/>
      <text:p text:style-name="P18"/>
      <text:p text:style-name="P2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4">Use Case </text:p>
          </table:table-cell>
          <table:table-cell table:style-name="Table21.A1" office:value-type="string">
            <text:p text:style-name="P7">UC-20</text:p>
          </table:table-cell>
          <table:table-cell table:style-name="Table21.A1" office:value-type="string">
            <text:p text:style-name="P5">Use Case Name</text:p>
          </table:table-cell>
          <table:table-cell table:style-name="Table21.D1" office:value-type="string">
            <text:p text:style-name="P7">Add Announcements</text:p>
          </table:table-cell>
        </table:table-row>
        <table:table-row table:style-name="Table21.1">
          <table:table-cell table:style-name="Table21.A2" office:value-type="string">
            <text:p text:style-name="P2"><text:span text:style-name="T2">Created By</text:span><text:span text:style-name="T5"><text:tab/></text:span></text:p>
          </table:table-cell>
          <table:table-cell table:style-name="Table21.A1" office:value-type="string">
            <text:p text:style-name="P7">Katherine Blizard</text:p>
          </table:table-cell>
          <table:table-cell table:style-name="Table21.A1" office:value-type="string">
            <text:p text:style-name="P5">Last Modified By</text:p>
          </table:table-cell>
          <table:table-cell table:style-name="Table21.D1" office:value-type="string">
            <text:p text:style-name="P7">Nat Welch</text:p>
          </table:table-cell>
        </table:table-row>
        <table:table-row table:style-name="Table21.1">
          <table:table-cell table:style-name="Table21.A2" office:value-type="string">
            <text:p text:style-name="P4">Date Created</text:p>
          </table:table-cell>
          <table:table-cell table:style-name="Table21.A1" office:value-type="string">
            <text:p text:style-name="P7">1/31/09</text:p>
          </table:table-cell>
          <table:table-cell table:style-name="Table21.A1" office:value-type="string">
            <text:p text:style-name="P5">Last Change</text:p>
          </table:table-cell>
          <table:table-cell table:style-name="Table21.D1" office:value-type="string">
            <text:p text:style-name="P7">2/10/09</text:p>
          </table:table-cell>
        </table:table-row>
        <table:table-row table:style-name="Table21.1">
          <table:table-cell table:style-name="Table21.A2" office:value-type="string">
            <text:p text:style-name="P2"><text:span text:style-name="T2">Actor</text:span><text:span text:style-name="T5"><text:tab/></text:span></text:p>
          </table:table-cell>
          <table:table-cell table:style-name="Table21.D1" table:number-columns-spanned="3" office:value-type="string">
            <text:p text:style-name="P5">Teacher, Teacher Assistants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"><text:span text:style-name="T2">Description</text:span><text:span text:style-name="T5"><text:tab/></text:span></text:p>
          </table:table-cell>
          <table:table-cell table:style-name="Table21.B5" table:number-columns-spanned="3" office:value-type="string">
            <text:p text:style-name="P2"><text:span text:style-name="T5">The Actor is able to add a new</text:span><text:span text:style-name="T3"> Announcement </text:span><text:span text:style-name="T5">for one or more </text:span><text:span text:style-name="T2">Course</text:span><text:span text:style-name="T5">(s).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4">Pre-conditions </text:p>
          </table:table-cell>
          <table:table-cell table:style-name="Table21.B5" table:number-columns-spanned="3" office:value-type="string">
            <text:p text:style-name="P7">The Actor is associated with (teaching/helping) the <text:span text:style-name="T14">Course. </text:span>The Actor is be authenticated by the system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1.B5" table:number-columns-spanned="3" office:value-type="string">
            <text:p text:style-name="P2"><text:span text:style-name="T5">The new </text:span><text:span text:style-name="T3">Announcement </text:span><text:span text:style-name="T5">is stored within the system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8">Normal Flow</text:p>
          </table:table-cell>
          <table:table-cell table:style-name="Table21.B5" table:number-columns-spanned="3" office:value-type="string">
            <text:list text:style-name="WW8Num21">
              <text:list-item>
                <text:p text:style-name="P109">Actor selects “Add Announcement”</text:p>
              </text:list-item>
              <text:list-item>
                <text:p text:style-name="P108"><text:span text:style-name="T5">System prompts for </text:span><text:span text:style-name="T3">Announcement </text:span><text:span text:style-name="T9">attributes</text:span></text:p>
              </text:list-item>
              <text:list-item>
                <text:p text:style-name="P110"><text:span text:style-name="T5">Actor provides </text:span><text:span text:style-name="T3">Announcement </text:span><text:span text:style-name="T5">attributes</text:span></text:p>
              </text:list-item>
              <text:list-item>
                <text:p text:style-name="P111"><text:span text:style-name="T9">Actor </text:span><text:span text:style-name="T5">selects one or more </text:span><text:span text:style-name="T2">Course(s)</text:span><text:span text:style-name="T5"> that this </text:span><text:span text:style-name="T3">Announcement </text:span><text:span text:style-name="T5">is for. </text:span></text:p>
              </text:list-item>
              <text:list-item>
                <text:p text:style-name="P111"><text:span text:style-name="T5">Actor selects to store </text:span><text:span text:style-name="T3">Announcement</text:span></text:p>
              </text:list-item>
              <text:list-item>
                <text:p text:style-name="P112"><text:span text:style-name="T5">System set </text:span><text:span text:style-name="T3">Announcement Date </text:span><text:span text:style-name="T9">to </text:span><text:span text:style-name="T5">the current date.</text:span></text:p>
              </text:list-item>
              <text:list-item>
                <text:p text:style-name="P112"><text:span text:style-name="T5">System stores </text:span><text:span text:style-name="T3">Announcement </text:span>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8">Alternate Flow</text:p>
          </table:table-cell>
          <table:table-cell table:style-name="Table21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4">Frequency of Use</text:p>
          </table:table-cell>
          <table:table-cell table:style-name="Table21.B5" table:number-columns-spanned="3" office:value-type="string">
            <text:p text:style-name="P7">Several times a week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"><text:span text:style-name="T2">Exceptions</text:span><text:span text:style-name="T5"> </text:span></text:p>
          </table:table-cell>
          <table:table-cell table:style-name="Table21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4">Includes </text:p>
          </table:table-cell>
          <table:table-cell table:style-name="Table21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4">Special Requirements </text:p>
          </table:table-cell>
          <table:table-cell table:style-name="Table21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4">Assumptions </text:p>
          </table:table-cell>
          <table:table-cell table:style-name="Table21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4">Notes and Issues </text:p>
          </table:table-cell>
          <table:table-cell table:style-name="Table21.B5" table:number-columns-spanned="3" office:value-type="string">
            <text:p text:style-name="P28">Teacher Assistant <text:span text:style-name="T16">must have</text:span> Manage Announcement Permission <text:span text:style-name="T16">to perform this action.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"><text:span text:style-name="T3">Priority </text:span><text:span text:style-name="T5"><text:s/></text:span></text:p>
          </table:table-cell>
          <table:table-cell table:style-name="Table21.B5" table:number-columns-spanned="3" office:value-type="string">
            <text:p text:style-name="P29">Medium High</text:p>
          </table:table-cell>
          <table:covered-table-cell/>
          <table:covered-table-cell/>
        </table:table-row>
      </table:table>
      <text:p text:style-name="P18"/>
      <text:p text:style-name="P2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4">Use Case </text:p>
          </table:table-cell>
          <table:table-cell table:style-name="Table22.A1" office:value-type="string">
            <text:p text:style-name="P7">UC-21</text:p>
          </table:table-cell>
          <table:table-cell table:style-name="Table22.A1" office:value-type="string">
            <text:p text:style-name="P5">Use Case Name</text:p>
          </table:table-cell>
          <table:table-cell table:style-name="Table22.D1" office:value-type="string">
            <text:p text:style-name="P7"><text:s/>Remove Announcement</text:p>
          </table:table-cell>
        </table:table-row>
        <table:table-row table:style-name="Table22.1">
          <table:table-cell table:style-name="Table22.A2" office:value-type="string">
            <text:p text:style-name="P2"><text:span text:style-name="T2">Created By</text:span><text:span text:style-name="T5"><text:tab/></text:span></text:p>
          </table:table-cell>
          <table:table-cell table:style-name="Table22.A1" office:value-type="string">
            <text:p text:style-name="P7">Viktor Gerdin</text:p>
          </table:table-cell>
          <table:table-cell table:style-name="Table22.A1" office:value-type="string">
            <text:p text:style-name="P5">Last Modified By</text:p>
          </table:table-cell>
          <table:table-cell table:style-name="Table22.D1" office:value-type="string">
            <text:p text:style-name="P7">Viktor Gerdin</text:p>
          </table:table-cell>
        </table:table-row>
        <table:table-row table:style-name="Table22.1">
          <table:table-cell table:style-name="Table22.A2" office:value-type="string">
            <text:p text:style-name="P4">Date Created</text:p>
          </table:table-cell>
          <table:table-cell table:style-name="Table22.A1" office:value-type="string">
            <text:p text:style-name="P7">2/09/09 </text:p>
          </table:table-cell>
          <table:table-cell table:style-name="Table22.A1" office:value-type="string">
            <text:p text:style-name="P5">Last Change</text:p>
          </table:table-cell>
          <table:table-cell table:style-name="Table22.D3" office:value-type="date" office:date-value="2009-03-11">
            <text:p text:style-name="P7">03/11/09</text:p>
          </table:table-cell>
        </table:table-row>
        <table:table-row table:style-name="Table22.1">
          <table:table-cell table:style-name="Table22.A2" office:value-type="string">
            <text:p text:style-name="P2"><text:span text:style-name="T2">Actor</text:span><text:span text:style-name="T5"><text:tab/></text:span></text:p>
          </table:table-cell>
          <table:table-cell table:style-name="Table22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"><text:span text:style-name="T2">Description</text:span><text:span text:style-name="T5"><text:tab/></text:span></text:p>
          </table:table-cell>
          <table:table-cell table:style-name="Table22.B5" table:number-columns-spanned="3" office:value-type="string">
            <text:p text:style-name="P2"><text:span text:style-name="T5">Actor can remove an </text:span><text:span text:style-name="T3">Announcement</text:span><text:span text:style-name="T5"> from the system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4">Pre-conditions </text:p>
          </table:table-cell>
          <table:table-cell table:style-name="Table22.B5" table:number-columns-spanned="3" office:value-type="string">
            <text:p text:style-name="P7">Actor is authenticated by the system.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2.B5" table:number-columns-spanned="3" office:value-type="string">
            <text:p text:style-name="P2"><text:span text:style-name="T5">All other </text:span><text:span text:style-name="T3">Announcement</text:span><text:span text:style-name="T5"> are unaffected by the removal of an </text:span><text:span text:style-name="T3">Announcement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8">Normal Flow</text:p>
          </table:table-cell>
          <table:table-cell table:style-name="Table22.B5" table:number-columns-spanned="3" office:value-type="string">
            <text:list text:style-name="WW8Num2">
              <text:list-item>
                <text:p text:style-name="P55"><text:span text:style-name="T5"><text:s/>Actor selects an </text:span><text:span text:style-name="T3">Announcement</text:span><text:span text:style-name="T5"> for removal</text:span></text:p>
              </text:list-item>
              <text:list-item>
                <text:p text:style-name="P55"><text:span text:style-name="T5"><text:s/>System prompts for conformation to remove </text:span><text:span text:style-name="T3">Announcement</text:span></text:p>
              </text:list-item>
              <text:list-item>
                <text:p text:style-name="P55"><text:span text:style-name="T5"><text:s/>Actor verifies the request to remove </text:span><text:span text:style-name="T3">Announcement</text:span></text:p>
              </text:list-item>
              <text:list-item>
                <text:p text:style-name="P55"><text:span text:style-name="T5"><text:s/>System removes </text:span><text:span text:style-name="T3">Announcement </text:span><text:span text:style-name="T5">from storage</text:span>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8">Alternate Flow</text:p>
          </table:table-cell>
          <table:table-cell table:style-name="Table22.B5" table:number-columns-spanned="3" office:value-type="string">
            <text:p text:style-name="P29">At step 3 of Normal Flow:</text:p>
            <text:p text:style-name="P33"><text:span text:style-name="T5">3a. The Actor cancels the request to remove </text:span><text:span text:style-name="T3">Announcement</text:span></text:p>
            <text:p text:style-name="P33"><text:span text:style-name="T5">4a. The system returns to step 1 </text:span><text:span text:style-name="T8">without</text:span><text:span text:style-name="T5"> altering any </text:span><text:span text:style-name="T3">Announcement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4">Frequency of Use</text:p>
          </table:table-cell>
          <table:table-cell table:style-name="Table22.B5" table:number-columns-spanned="3" office:value-type="string">
            <text:p text:style-name="P2"><text:span text:style-name="T2"><text:s/></text:span><text:span text:style-name="T5">Once a week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"><text:span text:style-name="T2">Exceptions</text:span><text:span text:style-name="T5"> </text:span></text:p>
          </table:table-cell>
          <table:table-cell table:style-name="Table22.B5" table:number-columns-spanned="3" office:value-type="string">
            <text:p text:style-name="P2"><text:span text:style-name="T5">If </text:span><text:span text:style-name="T3">Announcement</text:span><text:span text:style-name="T5"> could not be removed the system displays an error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4">Includes </text:p>
          </table:table-cell>
          <table:table-cell table:style-name="Table22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4">Special Requirements </text:p>
          </table:table-cell>
          <table:table-cell table:style-name="Table22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4">Assumptions </text:p>
          </table:table-cell>
          <table:table-cell table:style-name="Table22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4">Notes and Issues </text:p>
          </table:table-cell>
          <table:table-cell table:style-name="Table22.B5" table:number-columns-spanned="3" office:value-type="string">
            <text:p text:style-name="P33"><text:span text:style-name="T3">Teacher Assistants</text:span><text:span text:style-name="T5"> must have the </text:span><text:span text:style-name="T3">Manage Announcement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"><text:span text:style-name="T3">Priority </text:span><text:span text:style-name="T5"><text:s/></text:span></text:p>
          </table:table-cell>
          <table:table-cell table:style-name="Table22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18"/>
      <text:p text:style-name="P1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4">Use Case </text:p>
          </table:table-cell>
          <table:table-cell table:style-name="Table23.A1" office:value-type="string">
            <text:p text:style-name="P7">UC-22</text:p>
          </table:table-cell>
          <table:table-cell table:style-name="Table23.A1" office:value-type="string">
            <text:p text:style-name="P5">Use Case Name</text:p>
          </table:table-cell>
          <table:table-cell table:style-name="Table23.D1" office:value-type="string">
            <text:p text:style-name="P7">Edit Announcement</text:p>
          </table:table-cell>
        </table:table-row>
        <table:table-row table:style-name="Table23.1">
          <table:table-cell table:style-name="Table23.A2" office:value-type="string">
            <text:p text:style-name="P2"><text:span text:style-name="T2">Created By</text:span><text:span text:style-name="T5"><text:tab/></text:span></text:p>
          </table:table-cell>
          <table:table-cell table:style-name="Table23.A1" office:value-type="string">
            <text:p text:style-name="P7">Viktor Gerdin</text:p>
          </table:table-cell>
          <table:table-cell table:style-name="Table23.A1" office:value-type="string">
            <text:p text:style-name="P5">Last Modified By</text:p>
          </table:table-cell>
          <table:table-cell table:style-name="Table23.D1" office:value-type="string">
            <text:p text:style-name="P7">Viktor Gerdin</text:p>
          </table:table-cell>
        </table:table-row>
        <table:table-row table:style-name="Table23.1">
          <table:table-cell table:style-name="Table23.A2" office:value-type="string">
            <text:p text:style-name="P4">Date Created</text:p>
          </table:table-cell>
          <table:table-cell table:style-name="Table23.A1" office:value-type="string">
            <text:p text:style-name="P7">2/09/09 </text:p>
          </table:table-cell>
          <table:table-cell table:style-name="Table23.A1" office:value-type="string">
            <text:p text:style-name="P5">Last Change</text:p>
          </table:table-cell>
          <table:table-cell table:style-name="Table23.D3" office:value-type="date" office:date-value="2009-03-11">
            <text:p text:style-name="P7">03/11/09</text:p>
          </table:table-cell>
        </table:table-row>
        <table:table-row table:style-name="Table23.1">
          <table:table-cell table:style-name="Table23.A2" office:value-type="string">
            <text:p text:style-name="P2"><text:span text:style-name="T2">Actor</text:span><text:span text:style-name="T5"><text:tab/></text:span></text:p>
          </table:table-cell>
          <table:table-cell table:style-name="Table23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"><text:span text:style-name="T2">Description</text:span><text:span text:style-name="T5"><text:tab/></text:span></text:p>
          </table:table-cell>
          <table:table-cell table:style-name="Table23.B5" table:number-columns-spanned="3" office:value-type="string">
            <text:p text:style-name="P2"><text:span text:style-name="T5">Actor can edit an </text:span><text:span text:style-name="T3">Announcement</text:span><text:span text:style-name="T5"> in the system.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4">Pre-conditions </text:p>
          </table:table-cell>
          <table:table-cell table:style-name="Table23.B5" table:number-columns-spanned="3" office:value-type="string">
            <text:p text:style-name="P7">Actor must be authenticated by the system. 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3.B5" table:number-columns-spanned="3" office:value-type="string">
            <text:p text:style-name="P2"><text:span text:style-name="T5">Any </text:span><text:span text:style-name="T8">other</text:span><text:span text:style-name="T5"> </text:span><text:span text:style-name="T3">Announcement</text:span><text:span text:style-name="T5"> must be unaffected by the editing of an </text:span><text:span text:style-name="T3">Announcement. </text:span></text:p>
            <text:p text:style-name="P2"><text:span text:style-name="T5">The system will update </text:span><text:span text:style-name="T3">AnnouncementDate </text:span><text:span text:style-name="T5">when storing changes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8">Normal Flow</text:p>
          </table:table-cell>
          <table:table-cell table:style-name="Table23.B5" table:number-columns-spanned="3" office:value-type="string">
            <text:list text:style-name="WW8Num24">
              <text:list-item>
                <text:p text:style-name="P54"><text:span text:style-name="T5">Actor selects an </text:span><text:span text:style-name="T3">Announcement</text:span><text:span text:style-name="T5"> for editing</text:span></text:p>
              </text:list-item>
              <text:list-item>
                <text:p text:style-name="P54"><text:span text:style-name="T5"><text:s/>System displays the selected </text:span><text:span text:style-name="T3">Announcement</text:span></text:p>
              </text:list-item>
              <text:list-item>
                <text:p text:style-name="P54"><text:span text:style-name="T5"><text:s/>Actor selects what </text:span><text:span text:style-name="T3">Announcement </text:span><text:span text:style-name="T9">attributes</text:span><text:span text:style-name="T5"> to edit</text:span></text:p>
              </text:list-item>
              <text:list-item>
                <text:p text:style-name="P54"><text:span text:style-name="T5"><text:s/>Actor edits </text:span><text:span text:style-name="T3">Announcement </text:span><text:span text:style-name="T9">attributes</text:span></text:p>
              </text:list-item>
              <text:list-item>
                <text:p text:style-name="P53"><text:s/>Actor selects to store any changes</text:p>
              </text:list-item>
              <text:list-item>
                <text:p text:style-name="P54"><text:span text:style-name="T5"><text:s/>System stores updated </text:span><text:span text:style-name="T3">Announcement</text:span></text:p>
              </text:list-item>
              <text:list-item>
                <text:p text:style-name="P54"><text:span text:style-name="T5"><text:s/>System displays the edited </text:span><text:span text:style-name="T3">Announcement</text:span>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8">Alternate Flow</text:p>
          </table:table-cell>
          <table:table-cell table:style-name="Table23.B5" table:number-columns-spanned="3" office:value-type="string">
            <text:p text:style-name="P29">At step 5 of Normal Flow:</text:p>
            <text:p text:style-name="P29">5a. Actor selects to cancel the edit</text:p>
            <text:p text:style-name="P33"><text:span text:style-name="T5">6a. System returns to step 1 </text:span><text:span text:style-name="T8">without</text:span><text:span text:style-name="T5"> altering any </text:span><text:span text:style-name="T3">Announcement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4">Frequency of Use</text:p>
          </table:table-cell>
          <table:table-cell table:style-name="Table23.B5" table:number-columns-spanned="3" office:value-type="string">
            <text:p text:style-name="P2"><text:span text:style-name="T2"><text:s/></text:span><text:span text:style-name="T5">Once a week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"><text:span text:style-name="T2">Exceptions</text:span><text:span text:style-name="T5"> </text:span></text:p>
          </table:table-cell>
          <table:table-cell table:style-name="Table23.B5" table:number-columns-spanned="3" office:value-type="string">
            <text:p text:style-name="P2"><text:span text:style-name="T5">If </text:span><text:span text:style-name="T3">Announcement</text:span><text:span text:style-name="T5"> could not be stored, the system displays an error.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4">Includes </text:p>
          </table:table-cell>
          <table:table-cell table:style-name="Table23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4">Special Requirements </text:p>
          </table:table-cell>
          <table:table-cell table:style-name="Table23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4">Assumptions </text:p>
          </table:table-cell>
          <table:table-cell table:style-name="Table23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4">Notes and Issues </text:p>
          </table:table-cell>
          <table:table-cell table:style-name="Table23.B5" table:number-columns-spanned="3" office:value-type="string">
            <text:p text:style-name="P33"><text:span text:style-name="T3">Teacher Assistants</text:span><text:span text:style-name="T5"> must have the </text:span><text:span text:style-name="T3">Manage Announcement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"><text:span text:style-name="T3">Priority </text:span><text:span text:style-name="T5"><text:s/></text:span></text:p>
          </table:table-cell>
          <table:table-cell table:style-name="Table23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13"/>
      <text:p text:style-name="P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">Use Case </text:p>
          </table:table-cell>
          <table:table-cell table:style-name="Table24.A1" office:value-type="string">
            <text:p text:style-name="P7">UC-23</text:p>
          </table:table-cell>
          <table:table-cell table:style-name="Table24.A1" office:value-type="string">
            <text:p text:style-name="P5">Use Case Name</text:p>
          </table:table-cell>
          <table:table-cell table:style-name="Table24.D1" office:value-type="string">
            <text:p text:style-name="P7">Send Email</text:p>
          </table:table-cell>
        </table:table-row>
        <table:table-row table:style-name="Table24.1">
          <table:table-cell table:style-name="Table24.A2" office:value-type="string">
            <text:p text:style-name="P2"><text:span text:style-name="T2">Created By</text:span><text:span text:style-name="T5"><text:tab/></text:span></text:p>
          </table:table-cell>
          <table:table-cell table:style-name="Table24.A1" office:value-type="string">
            <text:p text:style-name="P7">Katherine Blizard</text:p>
          </table:table-cell>
          <table:table-cell table:style-name="Table24.A1" office:value-type="string">
            <text:p text:style-name="P5">Last Modified By</text:p>
          </table:table-cell>
          <table:table-cell table:style-name="Table24.D1" office:value-type="string">
            <text:p text:style-name="P7">Viktor Gerdin</text:p>
          </table:table-cell>
        </table:table-row>
        <table:table-row table:style-name="Table24.1">
          <table:table-cell table:style-name="Table24.A2" office:value-type="string">
            <text:p text:style-name="P4">Date Created</text:p>
          </table:table-cell>
          <table:table-cell table:style-name="Table24.A1" office:value-type="string">
            <text:p text:style-name="P7">1/31/09</text:p>
          </table:table-cell>
          <table:table-cell table:style-name="Table24.A1" office:value-type="string">
            <text:p text:style-name="P5">Last Change</text:p>
          </table:table-cell>
          <table:table-cell table:style-name="Table24.D3" office:value-type="date" office:date-value="2009-03-11">
            <text:p text:style-name="P7">03/11/09</text:p>
          </table:table-cell>
        </table:table-row>
        <table:table-row table:style-name="Table24.1">
          <table:table-cell table:style-name="Table24.A2" office:value-type="string">
            <text:p text:style-name="P2"><text:span text:style-name="T2">Actor</text:span><text:span text:style-name="T5"><text:tab/></text:span></text:p>
          </table:table-cell>
          <table:table-cell table:style-name="Table24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"><text:span text:style-name="T2">Description</text:span><text:span text:style-name="T5"><text:tab/></text:span></text:p>
          </table:table-cell>
          <table:table-cell table:style-name="Table24.B5" table:number-columns-spanned="3" office:value-type="string">
            <text:p text:style-name="P2"><text:span text:style-name="T5">Actor can send an </text:span><text:span text:style-name="T3">Email</text:span><text:span text:style-name="T5"> to single </text:span><text:span text:style-name="T3">Student</text:span><text:span text:style-name="T5"> by </text:span><text:span text:style-name="T3">Username</text:span><text:span text:style-name="T5"> or </text:span><text:span text:style-name="T3">Email Address</text:span><text:span text:style-name="T5"> or to an entire </text:span><text:span text:style-name="T2">Course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Pre-conditions </text:p>
          </table:table-cell>
          <table:table-cell table:style-name="Table24.B5" table:number-columns-spanned="3" office:value-type="string">
            <text:p text:style-name="P7">The Actor must be authenticated by the system. In case of an <text:span text:style-name="T14">Email </text:span><text:span text:style-name="T16">to a</text:span> <text:span text:style-name="T14">Course </text:span><text:span text:style-name="T16">the Actor must be associated with (teaching/helping) the </text:span><text:span text:style-name="T14">Course</text:span><text:span text:style-name="T16">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4.B5" table:number-columns-spanned="3" office:value-type="string">
            <text:p text:style-name="P7"><text:s/>Applicable <text:span text:style-name="T14">Students</text:span> receive the <text:span text:style-name="T14">Email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8">Normal Flow</text:p>
          </table:table-cell>
          <table:table-cell table:style-name="Table24.B5" table:number-columns-spanned="3" office:value-type="string">
            <text:list text:style-name="WW8Num5">
              <text:list-item>
                <text:p text:style-name="P74">Actor selects “Send Email”</text:p>
              </text:list-item>
              <text:list-item>
                <text:p text:style-name="P96"><text:span text:style-name="T5">System prompts for </text:span><text:span text:style-name="T3">Email Recipients </text:span></text:p>
              </text:list-item>
              <text:list-item>
                <text:p text:style-name="P96"><text:span text:style-name="T5">Actor provides </text:span><text:span text:style-name="T3">Username</text:span><text:span text:style-name="T5">, </text:span><text:span text:style-name="T3">Email Address</text:span><text:span text:style-name="T5"> or <text:s/></text:span><text:span text:style-name="T3">Course Number</text:span><text:span text:style-name="T5"> exclusively</text:span></text:p>
              </text:list-item>
              <text:list-item>
                <text:p text:style-name="P96"><text:span text:style-name="T5">System validates </text:span><text:span text:style-name="T3">Email Recipients</text:span></text:p>
              </text:list-item>
              <text:list-item>
                <text:p text:style-name="P96"><text:span text:style-name="T5">System prompts for </text:span><text:span text:style-name="T3">Email</text:span><text:span text:style-name="T5"> attributes</text:span></text:p>
              </text:list-item>
              <text:list-item>
                <text:p text:style-name="P96"><text:span text:style-name="T5">Actor provides </text:span><text:span text:style-name="T3">Email </text:span><text:span text:style-name="T5">attributes</text:span></text:p>
              </text:list-item>
              <text:list-item>
                <text:p text:style-name="P86"><text:span text:style-name="T5">Actor selects to send </text:span><text:span text:style-name="T3">Email</text:span></text:p>
              </text:list-item>
              <text:list-item>
                <text:p text:style-name="P96"><text:span text:style-name="T5">System sends </text:span><text:span text:style-name="T3">Email </text:span><text:span text:style-name="T5">to recipients and Actor. </text:span></text:p>
              </text:list-item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8">Alternate Flow</text:p>
          </table:table-cell>
          <table:table-cell table:style-name="Table2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Frequency of Use</text:p>
          </table:table-cell>
          <table:table-cell table:style-name="Table24.B5" table:number-columns-spanned="3" office:value-type="string">
            <text:p text:style-name="P2"><text:span text:style-name="T2"><text:s/></text:span><text:span text:style-name="T5">Once a day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"><text:span text:style-name="T2">Exceptions</text:span><text:span text:style-name="T5"> </text:span></text:p>
          </table:table-cell>
          <table:table-cell table:style-name="Table24.B5" table:number-columns-spanned="3" office:value-type="string">
            <text:p text:style-name="P2"><text:span text:style-name="T5">At step 4: If System fails to validate </text:span><text:span text:style-name="T3">Email Recipients</text:span><text:span text:style-name="T9"> an error message is displayed and Actor must correct error before continuing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Includes </text:p>
          </table:table-cell>
          <table:table-cell table:style-name="Table24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Special Requirements </text:p>
          </table:table-cell>
          <table:table-cell table:style-name="Table2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Assumptions </text:p>
          </table:table-cell>
          <table:table-cell table:style-name="Table24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4">Notes and Issues </text:p>
          </table:table-cell>
          <table:table-cell table:style-name="Table24.B5" table:number-columns-spanned="3" office:value-type="string">
            <text:p text:style-name="P33"><text:span text:style-name="T3">Teacher Assistants</text:span><text:span text:style-name="T5"> must have the </text:span><text:span text:style-name="T3">Send Email Permission</text:span><text:span text:style-name="T5"> to perform this action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"><text:span text:style-name="T3">Priority </text:span><text:span text:style-name="T5"><text:s/></text:span></text:p>
          </table:table-cell>
          <table:table-cell table:style-name="Table24.B5" table:number-columns-spanned="3" office:value-type="string">
            <text:p text:style-name="P29">Medium Low</text:p>
          </table:table-cell>
          <table:covered-table-cell/>
          <table:covered-table-cell/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ext:soft-page-break/>
        <table:table-row table:style-name="Table25.1">
          <table:table-cell table:style-name="Table25.A1" office:value-type="string">
            <text:p text:style-name="P4">Use Case </text:p>
          </table:table-cell>
          <table:table-cell table:style-name="Table25.A1" office:value-type="string">
            <text:p text:style-name="P7">UC-24</text:p>
          </table:table-cell>
          <table:table-cell table:style-name="Table25.A1" office:value-type="string">
            <text:p text:style-name="P5">Use Case Name</text:p>
          </table:table-cell>
          <table:table-cell table:style-name="Table25.D1" office:value-type="string">
            <text:p text:style-name="P7">Grade Students</text:p>
          </table:table-cell>
        </table:table-row>
        <table:table-row table:style-name="Table25.1">
          <table:table-cell table:style-name="Table25.A2" office:value-type="string">
            <text:p text:style-name="P2"><text:span text:style-name="T2">Created By</text:span><text:span text:style-name="T5"><text:tab/></text:span></text:p>
          </table:table-cell>
          <table:table-cell table:style-name="Table25.A1" office:value-type="string">
            <text:p text:style-name="P7">Nat Welch</text:p>
          </table:table-cell>
          <table:table-cell table:style-name="Table25.A1" office:value-type="string">
            <text:p text:style-name="P5">Last Modified By</text:p>
          </table:table-cell>
          <table:table-cell table:style-name="Table25.D1" office:value-type="string">
            <text:p text:style-name="P7">Victor Gerdin</text:p>
          </table:table-cell>
        </table:table-row>
        <table:table-row table:style-name="Table25.1">
          <table:table-cell table:style-name="Table25.A2" office:value-type="string">
            <text:p text:style-name="P4">Date Created</text:p>
          </table:table-cell>
          <table:table-cell table:style-name="Table25.A1" office:value-type="string">
            <text:p text:style-name="P7">2/1/08</text:p>
          </table:table-cell>
          <table:table-cell table:style-name="Table25.A1" office:value-type="string">
            <text:p text:style-name="P5">Last Change</text:p>
          </table:table-cell>
          <table:table-cell table:style-name="Table25.D3" office:value-type="date" office:date-value="2009-03-11">
            <text:p text:style-name="P7">03/11/09</text:p>
          </table:table-cell>
        </table:table-row>
        <table:table-row table:style-name="Table25.1">
          <table:table-cell table:style-name="Table25.A2" office:value-type="string">
            <text:p text:style-name="P2"><text:span text:style-name="T2">Actor</text:span><text:span text:style-name="T5"><text:tab/></text:span></text:p>
          </table:table-cell>
          <table:table-cell table:style-name="Table25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"><text:span text:style-name="T2">Description</text:span><text:span text:style-name="T5"><text:tab/></text:span></text:p>
          </table:table-cell>
          <table:table-cell table:style-name="Table25.B5" table:number-columns-spanned="3" office:value-type="string">
            <text:p text:style-name="P12"><text:span text:style-name="T5">The Actor can choose a </text:span><text:span text:style-name="T3">Course</text:span><text:span text:style-name="T5"> to grade and shall be given a list of enrolled </text:span><text:span text:style-name="T3">Students</text:span><text:span text:style-name="T5"> and </text:span><text:span text:style-name="T3">Assignments </text:span><text:span text:style-name="T5">for the </text:span><text:span text:style-name="T3">Course</text:span>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4">Pre-conditions </text:p>
          </table:table-cell>
          <table:table-cell table:style-name="Table25.B5" table:number-columns-spanned="3" office:value-type="string">
            <text:p text:style-name="P2"><text:span text:style-name="T9">Actor is associated with (teaching/helping) the </text:span><text:span text:style-name="T3">Course. </text:span><text:span text:style-name="T9">Actor is</text:span><text:span text:style-name="T5"> authenticated with the System.</text:span>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5.B5" table:number-columns-spanned="3" office:value-type="string">
            <text:p text:style-name="P7">The information is stored to the System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8">Normal Flow</text:p>
          </table:table-cell>
          <table:table-cell table:style-name="Table25.B5" table:number-columns-spanned="3" office:value-type="string">
            <text:list text:style-name="WW8Num9">
              <text:list-item>
                <text:p text:style-name="P76">Actor selects “Grade Students”</text:p>
              </text:list-item>
              <text:list-item>
                <text:p text:style-name="P88"><text:span text:style-name="T9">System displays a list of </text:span><text:span text:style-name="T3">Course</text:span></text:p>
              </text:list-item>
              <text:list-item>
                <text:p text:style-name="P88"><text:span text:style-name="T9">Actor s</text:span><text:span text:style-name="T5">elects a </text:span><text:span text:style-name="T3">Course</text:span></text:p>
              </text:list-item>
              <text:list-item>
                <text:p text:style-name="P88"><text:span text:style-name="T5">System displays a list of </text:span><text:span text:style-name="T3">Assignments </text:span><text:span text:style-name="T9">for selected </text:span><text:span text:style-name="T3">Course</text:span></text:p>
              </text:list-item>
              <text:list-item>
                <text:p text:style-name="P87"><text:span text:style-name="T9">Actor</text:span><text:span text:style-name="T5"> selects an </text:span><text:span text:style-name="T3">Assignment</text:span></text:p>
              </text:list-item>
              <text:list-item>
                <text:p><text:span text:style-name="T5">System displays a list of </text:span><text:span text:style-name="T3">Students </text:span><text:span text:style-name="T5">enrolled in the </text:span><text:span text:style-name="T3">Course </text:span><text:span text:style-name="T5">and any </text:span><text:span text:style-name="T3">Assignment Score </text:span><text:span text:style-name="T5">already designated to them.</text:span></text:p>
              </text:list-item>
              <text:list-item>
                <text:p text:style-name="P87"><text:span text:style-name="T9">Actor </text:span><text:span text:style-name="T5">selects a </text:span><text:span text:style-name="T3">Student</text:span></text:p>
              </text:list-item>
              <text:list-item>
                <text:p><text:span text:style-name="T5">System prompts for </text:span><text:span text:style-name="T3">Assignment Score</text:span></text:p>
              </text:list-item>
              <text:list-item>
                <text:p text:style-name="P87"><text:span text:style-name="T9">Actor </text:span><text:span text:style-name="T5">enters an </text:span><text:span text:style-name="T3">Assignment Score</text:span></text:p>
              </text:list-item>
              <text:list-item>
                <text:p><text:span text:style-name="T5">Actor selects to store </text:span><text:span text:style-name="T3">Assignment Score</text:span></text:p>
              </text:list-item>
              <text:list-item>
                <text:p><text:span text:style-name="T5">System stores </text:span><text:span text:style-name="T3">Assignment Score</text:span></text:p>
              </text:list-item>
              <text:list-item>
                <text:p text:style-name="P75">System returns to step 6</text:p>
              </text:list-item>
            </text:list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8">Alternate Flow</text:p>
          </table:table-cell>
          <table:table-cell table:style-name="Table25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4">Frequency of Use</text:p>
          </table:table-cell>
          <table:table-cell table:style-name="Table25.B5" table:number-columns-spanned="3" office:value-type="string">
            <text:p text:style-name="P7">Several times a week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"><text:span text:style-name="T2">Exceptions</text:span><text:span text:style-name="T5"> </text:span></text:p>
          </table:table-cell>
          <table:table-cell table:style-name="Table25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4">Includes </text:p>
          </table:table-cell>
          <table:table-cell table:style-name="Table25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4">Special Requirements </text:p>
          </table:table-cell>
          <table:table-cell table:style-name="Table25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4">Assumptions </text:p>
          </table:table-cell>
          <table:table-cell table:style-name="Table25.B5" table:number-columns-spanned="3" office:value-type="string">
            <text:p text:style-name="P33"><text:span text:style-name="T5">All </text:span><text:span text:style-name="T3">Assignment Scores </text:span><text:span text:style-name="T5">are set to zero before an</text:span><text:span text:style-name="T3"> Assignment Score </text:span><text:span text:style-name="T5">is entered.</text:span></text:p>
          </table:table-cell>
          <table:covered-table-cell/>
          <table:covered-table-cell/>
        </table:table-row>
        <text:soft-page-break/>
        <table:table-row table:style-name="Table25.1">
          <table:table-cell table:style-name="Table25.A2" office:value-type="string">
            <text:p text:style-name="P4">Notes and Issues </text:p>
          </table:table-cell>
          <table:table-cell table:style-name="Table25.B5" table:number-columns-spanned="3" office:value-type="string">
            <text:p text:style-name="P28">Teacher Assistant <text:span text:style-name="T16">must have </text:span>Manage Grades Permission <text:span text:style-name="T16">to perform this action</text:span>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"><text:span text:style-name="T3">Priority </text:span><text:span text:style-name="T5"><text:s/></text:span></text:p>
          </table:table-cell>
          <table:table-cell table:style-name="Table25.B5" table:number-columns-spanned="3" office:value-type="string">
            <text:p text:style-name="P29">High</text:p>
          </table:table-cell>
          <table:covered-table-cell/>
          <table:covered-table-cell/>
        </table:table-row>
      </table:table>
      <text:p text:style-name="P3"><text:tab/></text:p>
      <text:p text:style-name="P13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4">Use Case </text:p>
          </table:table-cell>
          <table:table-cell table:style-name="Table26.A1" office:value-type="string">
            <text:p text:style-name="P7">UC-25</text:p>
          </table:table-cell>
          <table:table-cell table:style-name="Table26.A1" office:value-type="string">
            <text:p text:style-name="P5">Use Case Name</text:p>
          </table:table-cell>
          <table:table-cell table:style-name="Table26.D1" office:value-type="string">
            <text:p text:style-name="P7">View Roster</text:p>
          </table:table-cell>
        </table:table-row>
        <table:table-row table:style-name="Table26.1">
          <table:table-cell table:style-name="Table26.A2" office:value-type="string">
            <text:p text:style-name="P2"><text:span text:style-name="T2">Created By</text:span><text:span text:style-name="T5"><text:tab/></text:span></text:p>
          </table:table-cell>
          <table:table-cell table:style-name="Table26.A1" office:value-type="string">
            <text:p text:style-name="P7">Nat Welch</text:p>
          </table:table-cell>
          <table:table-cell table:style-name="Table26.A1" office:value-type="string">
            <text:p text:style-name="P5">Last Modified By</text:p>
          </table:table-cell>
          <table:table-cell table:style-name="Table26.D1" office:value-type="string">
            <text:p text:style-name="P7">Viktor Gerdin</text:p>
          </table:table-cell>
        </table:table-row>
        <table:table-row table:style-name="Table26.1">
          <table:table-cell table:style-name="Table26.A2" office:value-type="string">
            <text:p text:style-name="P4">Date Created</text:p>
          </table:table-cell>
          <table:table-cell table:style-name="Table26.A1" office:value-type="string">
            <text:p text:style-name="P7">2/1/08</text:p>
          </table:table-cell>
          <table:table-cell table:style-name="Table26.A1" office:value-type="string">
            <text:p text:style-name="P5">Last Change</text:p>
          </table:table-cell>
          <table:table-cell table:style-name="Table26.D3" office:value-type="date" office:date-value="2009-03-11">
            <text:p text:style-name="P7">03/11/09</text:p>
          </table:table-cell>
        </table:table-row>
        <table:table-row table:style-name="Table26.1">
          <table:table-cell table:style-name="Table26.A2" office:value-type="string">
            <text:p text:style-name="P2"><text:span text:style-name="T2">Actor</text:span><text:span text:style-name="T5"><text:tab/></text:span></text:p>
          </table:table-cell>
          <table:table-cell table:style-name="Table26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"><text:span text:style-name="T2">Description</text:span><text:span text:style-name="T5"><text:tab/></text:span></text:p>
          </table:table-cell>
          <table:table-cell table:style-name="Table26.B5" table:number-columns-spanned="3" office:value-type="string">
            <text:p text:style-name="P2"><text:span text:style-name="T9">Actor view a list of all </text:span><text:span text:style-name="T3">Students </text:span><text:span text:style-name="T9">enrolled in</text:span><text:span text:style-name="T5"> a </text:span><text:span text:style-name="T3">Course.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Pre-conditions </text:p>
          </table:table-cell>
          <table:table-cell table:style-name="Table26.B5" table:number-columns-spanned="3" office:value-type="string">
            <text:p text:style-name="P2"><text:span text:style-name="T5">Actor is associated with (teaching/helping) the </text:span><text:span text:style-name="T3">Course. </text:span><text:span text:style-name="T5">Actor is authenticated with the system.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6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8">Normal Flow</text:p>
          </table:table-cell>
          <table:table-cell table:style-name="Table26.B5" table:number-columns-spanned="3" office:value-type="string">
            <text:list text:style-name="WW8Num20">
              <text:list-item>
                <text:p text:style-name="P90"><text:span text:style-name="T6">Actor selects a </text:span><text:span text:style-name="T3">Course</text:span></text:p>
              </text:list-item>
              <text:list-item>
                <text:p text:style-name="P89"><text:span text:style-name="T6">The System displays a list of </text:span><text:span text:style-name="T3">Students</text:span><text:span text:style-name="T6"> enrolled in the</text:span><text:span text:style-name="T3"> Course. </text:span></text:p>
              </text:list-item>
            </text:list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8">Alternate Flow</text:p>
          </table:table-cell>
          <table:table-cell table:style-name="Table2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Frequency of Use</text:p>
          </table:table-cell>
          <table:table-cell table:style-name="Table26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"><text:span text:style-name="T2">Exceptions</text:span><text:span text:style-name="T5"> </text:span></text:p>
          </table:table-cell>
          <table:table-cell table:style-name="Table26.B5" table:number-columns-spanned="3" office:value-type="string">
            <text:p text:style-name="P2"><text:span text:style-name="T5">If there are no </text:span><text:span text:style-name="T3">Student</text:span><text:span text:style-name="T5">s enrolled in the </text:span><text:span text:style-name="T2">Course</text:span><text:span text:style-name="T5">, the System displays an error message. 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Includes </text:p>
          </table:table-cell>
          <table:table-cell table:style-name="Table26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Special Requirements </text:p>
          </table:table-cell>
          <table:table-cell table:style-name="Table2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Assumptions </text:p>
          </table:table-cell>
          <table:table-cell table:style-name="Table26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4">Notes and Issues </text:p>
          </table:table-cell>
          <table:table-cell table:style-name="Table26.B5" table:number-columns-spanned="3" office:value-type="string">
            <text:p text:style-name="P32">A <text:span text:style-name="T14">Student's Username</text:span>, <text:span text:style-name="T14">Name</text:span>, <text:span text:style-name="T14">Email Address</text:span> are displayed in the list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"><text:span text:style-name="T3">Priority </text:span><text:span text:style-name="T5"><text:s/></text:span></text:p>
          </table:table-cell>
          <table:table-cell table:style-name="Table26.B5" table:number-columns-spanned="3" office:value-type="string">
            <text:p text:style-name="P29">Medium High</text:p>
          </table:table-cell>
          <table:covered-table-cell/>
          <table:covered-table-cell/>
        </table:table-row>
      </table:table>
      <text:p text:style-name="P3"/>
      <text:p text:style-name="P1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4">Use Case </text:p>
          </table:table-cell>
          <table:table-cell table:style-name="Table27.A1" office:value-type="string">
            <text:p text:style-name="P7">UC-26</text:p>
          </table:table-cell>
          <table:table-cell table:style-name="Table27.A1" office:value-type="string">
            <text:p text:style-name="P5">Use Case Name</text:p>
          </table:table-cell>
          <table:table-cell table:style-name="Table27.D1" office:value-type="string">
            <text:p text:style-name="P7">Take Attendance</text:p>
          </table:table-cell>
        </table:table-row>
        <table:table-row table:style-name="Table27.1">
          <table:table-cell table:style-name="Table27.A2" office:value-type="string">
            <text:p text:style-name="P2"><text:span text:style-name="T2">Created By</text:span><text:span text:style-name="T5"><text:tab/></text:span></text:p>
          </table:table-cell>
          <table:table-cell table:style-name="Table27.A1" office:value-type="string">
            <text:p text:style-name="P7">Nat Welch</text:p>
          </table:table-cell>
          <table:table-cell table:style-name="Table27.A1" office:value-type="string">
            <text:p text:style-name="P5">Last Modified By</text:p>
          </table:table-cell>
          <table:table-cell table:style-name="Table27.D1" office:value-type="string">
            <text:p text:style-name="P7">Viktor Gerdin</text:p>
          </table:table-cell>
        </table:table-row>
        <table:table-row table:style-name="Table27.1">
          <table:table-cell table:style-name="Table27.A2" office:value-type="string">
            <text:p text:style-name="P4">Date Created</text:p>
          </table:table-cell>
          <table:table-cell table:style-name="Table27.A1" office:value-type="string">
            <text:p text:style-name="P7">2/1/08</text:p>
          </table:table-cell>
          <table:table-cell table:style-name="Table27.A1" office:value-type="string">
            <text:p text:style-name="P5">Last Change</text:p>
          </table:table-cell>
          <table:table-cell table:style-name="Table27.D1" office:value-type="string">
            <text:p text:style-name="P7">3/12/09</text:p>
          </table:table-cell>
        </table:table-row>
        <table:table-row table:style-name="Table27.1">
          <table:table-cell table:style-name="Table27.A2" office:value-type="string">
            <text:p text:style-name="P2"><text:span text:style-name="T2">Actor</text:span><text:span text:style-name="T5"><text:tab/></text:span></text:p>
          </table:table-cell>
          <table:table-cell table:style-name="Table27.D1" table:number-columns-spanned="3" office:value-type="string">
            <text:p text:style-name="P5">Teacher, Teacher Assistant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"><text:span text:style-name="T2">Description</text:span><text:span text:style-name="T5"><text:tab/></text:span></text:p>
          </table:table-cell>
          <table:table-cell table:style-name="Table27.B5" table:number-columns-spanned="3" office:value-type="string">
            <text:p text:style-name="P2"><text:span text:style-name="T5">The Actor marks </text:span><text:span text:style-name="T3">Student</text:span><text:span text:style-name="T5">s as either absent or present at a lecture in a </text:span><text:span text:style-name="T3">Course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Pre-conditions </text:p>
          </table:table-cell>
          <table:table-cell table:style-name="Table27.B5" table:number-columns-spanned="3" office:value-type="string">
            <text:p text:style-name="P2"><text:span text:style-name="T5">Actor is associated with (teaching/helping) a </text:span><text:span text:style-name="T3">Course. </text:span><text:span text:style-name="T5">Actor is authenticated with the system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7.B5" table:number-columns-spanned="3" office:value-type="string">
            <text:p text:style-name="P7">System stores the new data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8">Normal Flow</text:p>
          </table:table-cell>
          <table:table-cell table:style-name="Table27.B5" table:number-columns-spanned="3" office:value-type="string">
            <text:list text:style-name="WW8Num10">
              <text:list-item>
                <text:p text:style-name="P123"><text:span text:style-name="T9">Actor views a </text:span><text:span text:style-name="T3">Course</text:span><text:span text:style-name="T9"> as described in UC-25 “View Roster”</text:span></text:p>
              </text:list-item>
              <text:list-item>
                <text:p text:style-name="P59">Actor selects “Take Attendance”</text:p>
              </text:list-item>
              <text:list-item>
                <text:p text:style-name="P57">The system displays the current date and a list of <text:span text:style-name="T14">Students</text:span><text:span text:style-name="T16"> enrolled in the </text:span><text:span text:style-name="T14">Course</text:span>.</text:p>
              </text:list-item>
              <text:list-item>
                <text:p text:style-name="P123"><text:span text:style-name="T5">Actor marks present for each present </text:span><text:span text:style-name="T3">Student</text:span><text:span text:style-name="T9">.</text:span></text:p>
              </text:list-item>
              <text:list-item>
                <text:p text:style-name="P58">Actor selects to save list.</text:p>
              </text:list-item>
              <text:list-item>
                <text:p text:style-name="P58">System stores list</text:p>
              </text:list-item>
              <text:list-item>
                <text:p text:style-name="P58">System returns to “View Roster”</text:p>
              </text:list-item>
            </text:list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8">Alternate Flow</text:p>
          </table:table-cell>
          <table:table-cell table:style-name="Table27.B5" table:number-columns-spanned="3" office:value-type="string">
            <text:p text:style-name="P33"><text:span text:style-name="T5">2a. </text:span><text:span text:style-name="T9">Actor </text:span><text:span text:style-name="T5">selects a different date. 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Frequency of Use</text:p>
          </table:table-cell>
          <table:table-cell table:style-name="Table27.B5" table:number-columns-spanned="3" office:value-type="string">
            <text:p text:style-name="P2"><text:span text:style-name="T2"><text:s/></text:span><text:span text:style-name="T5">Once a week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"><text:span text:style-name="T2">Exceptions</text:span><text:span text:style-name="T5"> </text:span></text:p>
          </table:table-cell>
          <table:table-cell table:style-name="Table27.B5" table:number-columns-spanned="3" office:value-type="string">
            <text:p text:style-name="P2"><text:span text:style-name="T5">If there are no students in the </text:span><text:span text:style-name="T2">Course</text:span><text:span text:style-name="T5">, the system throws an error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Includes </text:p>
          </table:table-cell>
          <table:table-cell table:style-name="Table27.B5" table:number-columns-spanned="3" office:value-type="string">
            <text:p text:style-name="P7">View Roster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Special Requirements </text:p>
          </table:table-cell>
          <table:table-cell table:style-name="Table2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Assumptions </text:p>
          </table:table-cell>
          <table:table-cell table:style-name="Table27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Notes and Issues </text:p>
          </table:table-cell>
          <table:table-cell table:style-name="Table27.B5" table:number-columns-spanned="3" office:value-type="string">
            <text:p text:style-name="P30">Not currently implemented in Data Dictionary.</text:p>
            <text:p text:style-name="P30">Absence is signified by a lack of Present marker.</text:p>
            <text:p text:style-name="P28">Teacher Assistant <text:span text:style-name="T16">must have </text:span>Manage Course Permission <text:span text:style-name="T16">to perform this action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"><text:span text:style-name="T3">Priority </text:span><text:span text:style-name="T5"><text:s/></text:span></text:p>
          </table:table-cell>
          <table:table-cell table:style-name="Table27.B5" table:number-columns-spanned="3" office:value-type="string">
            <text:p text:style-name="P29">Low</text:p>
          </table:table-cell>
          <table:covered-table-cell/>
          <table:covered-table-cell/>
        </table:table-row>
      </table:table>
      <text:p text:style-name="P3"/>
      <text:p text:style-name="P1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4">Use Case </text:p>
          </table:table-cell>
          <table:table-cell table:style-name="Table28.A1" office:value-type="string">
            <text:p text:style-name="P7">UC-27</text:p>
          </table:table-cell>
          <table:table-cell table:style-name="Table28.A1" office:value-type="string">
            <text:p text:style-name="P5">Use Case Name</text:p>
          </table:table-cell>
          <table:table-cell table:style-name="Table28.D1" office:value-type="string">
            <text:p text:style-name="P7">Curve Adjustment</text:p>
          </table:table-cell>
        </table:table-row>
        <table:table-row table:style-name="Table28.1">
          <table:table-cell table:style-name="Table28.A2" office:value-type="string">
            <text:p text:style-name="P2"><text:span text:style-name="T2">Created By</text:span><text:span text:style-name="T5"><text:tab/></text:span></text:p>
          </table:table-cell>
          <table:table-cell table:style-name="Table28.A1" office:value-type="string">
            <text:p text:style-name="P7">Nat Welch</text:p>
          </table:table-cell>
          <table:table-cell table:style-name="Table28.A1" office:value-type="string">
            <text:p text:style-name="P5">Last Modified By</text:p>
          </table:table-cell>
          <table:table-cell table:style-name="Table28.D1" office:value-type="string">
            <text:p text:style-name="P7">Viktor Gerdin</text:p>
          </table:table-cell>
        </table:table-row>
        <table:table-row table:style-name="Table28.1">
          <table:table-cell table:style-name="Table28.A2" office:value-type="string">
            <text:p text:style-name="P4">Date Created</text:p>
          </table:table-cell>
          <table:table-cell table:style-name="Table28.A1" office:value-type="string">
            <text:p text:style-name="P7">1/27/08</text:p>
          </table:table-cell>
          <table:table-cell table:style-name="Table28.A1" office:value-type="string">
            <text:p text:style-name="P5">Last Change</text:p>
          </table:table-cell>
          <table:table-cell table:style-name="Table28.D1" office:value-type="string">
            <text:p text:style-name="P7">3/12/09</text:p>
          </table:table-cell>
        </table:table-row>
        <table:table-row table:style-name="Table28.1">
          <table:table-cell table:style-name="Table28.A2" office:value-type="string">
            <text:p text:style-name="P2"><text:span text:style-name="T2">Actor</text:span><text:span text:style-name="T5"><text:tab/></text:span></text:p>
          </table:table-cell>
          <table:table-cell table:style-name="Table28.D1" table:number-columns-spanned="3" office:value-type="string">
            <text:p text:style-name="P5">Teacher, Teacher Assistant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"><text:span text:style-name="T2">Description</text:span><text:span text:style-name="T5"><text:tab/></text:span></text:p>
          </table:table-cell>
          <table:table-cell table:style-name="Table28.B5" table:number-columns-spanned="3" office:value-type="string">
            <text:p text:style-name="P2"><text:span text:style-name="T5">The Actor can monitor the distribution of </text:span><text:span text:style-name="T3">Total Grades </text:span><text:span text:style-name="T9">for </text:span><text:span text:style-name="T3">Students</text:span><text:span text:style-name="T9"> in a </text:span><text:span text:style-name="T3">Course</text:span><text:span text:style-name="T9">. The Actor can alter the </text:span><text:span text:style-name="T3">Grading Rules Percentages </text:span><text:span text:style-name="T9">to fit a sought </text:span><text:span text:style-name="T3">Total Grade </text:span><text:span text:style-name="T9">distribution. 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Pre-conditions </text:p>
          </table:table-cell>
          <table:table-cell table:style-name="Table28.B5" table:number-columns-spanned="3" office:value-type="string">
            <text:p text:style-name="P2"><text:span text:style-name="T6">Actor is associated with (teaching/helping) the </text:span><text:span text:style-name="T3">Course. </text:span><text:span text:style-name="T6">Actor is authenticated with the System. 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8.B5" table:number-columns-spanned="3" office:value-type="string">
            <text:p text:style-name="P12"><text:span text:style-name="T5">All </text:span><text:span text:style-name="T3">Assignment</text:span><text:span text:style-name="T5"> </text:span><text:span text:style-name="T3">Grades </text:span><text:span text:style-name="T5">and </text:span><text:span text:style-name="T3">Total Grades</text:span><text:span text:style-name="T5"> are relabeled according to altered </text:span><text:span text:style-name="T3">Grading Rules Percentages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8">Normal Flow</text:p>
          </table:table-cell>
          <table:table-cell table:style-name="Table28.B5" table:number-columns-spanned="3" office:value-type="string">
            <text:list text:style-name="WW8Num10" text:continue-numbering="true">
              <text:list-item>
                <text:list text:continue-numbering="true">
                  <text:list-item>
                    <text:p text:style-name="P115">Actor selects “Adjust Grading Curve”</text:p>
                  </text:list-item>
                  <text:list-item>
                    <text:p text:style-name="P117"><text:span text:style-name="T7">Actor selects </text:span><text:span text:style-name="T4">Course</text:span></text:p>
                  </text:list-item>
                  <text:list-item>
                    <text:p text:style-name="P37"><text:span text:style-name="T12">System displays the two pie chart, showing </text:span><text:span text:style-name="T21">Grading Rules Percentages </text:span><text:span text:style-name="T22">respectively the number of </text:span><text:span text:style-name="T21">Students</text:span><text:span text:style-name="T22"> with </text:span><text:span text:style-name="T21">Total Grades </text:span><text:span text:style-name="T22">within each </text:span><text:span text:style-name="T21">Percentage, </text:span><text:span text:style-name="T22">and </text:span><text:span text:style-name="T12">the Curve Adjustment interface. </text:span></text:p>
                  </text:list-item>
                  <text:list-item>
                    <text:p text:style-name="P117"><text:span text:style-name="T7">Actor alters </text:span><text:span text:style-name="T23">Grading Rules Percentages</text:span><text:span text:style-name="T25"> with the Curve Adjustment interface</text:span></text:p>
                  </text:list-item>
                  <text:list-item>
                    <text:p text:style-name="P116">System displays updated pie charts</text:p>
                  </text:list-item>
                  <text:list-item>
                    <text:p text:style-name="P116">Actor selects to store changed <text:span text:style-name="T14">Grading Rules</text:span></text:p>
                  </text:list-item>
                  <text:list-item>
                    <text:p text:style-name="P115">The system stores <text:span text:style-name="T14">Grading Rules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8">Alternate Flow</text:p>
          </table:table-cell>
          <table:table-cell table:style-name="Table2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Frequency of Use</text:p>
          </table:table-cell>
          <table:table-cell table:style-name="Table28.B5" table:number-columns-spanned="3" office:value-type="string">
            <text:p text:style-name="P7">Once a week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"><text:span text:style-name="T2">Exceptions</text:span><text:span text:style-name="T5"> </text:span></text:p>
          </table:table-cell>
          <table:table-cell table:style-name="Table28.B5" table:number-columns-spanned="3" office:value-type="string">
            <text:p text:style-name="P2"><text:span text:style-name="T5">If no </text:span><text:span text:style-name="T3">Students</text:span><text:span text:style-name="T5"> are enrolled in the </text:span><text:span text:style-name="T2">Course</text:span><text:span text:style-name="T5">, the system displays an error.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Includes </text:p>
          </table:table-cell>
          <table:table-cell table:style-name="Table28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Special Requirements </text:p>
          </table:table-cell>
          <table:table-cell table:style-name="Table2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Assumptions </text:p>
          </table:table-cell>
          <table:table-cell table:style-name="Table28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Notes and Issues </text:p>
          </table:table-cell>
          <table:table-cell table:style-name="Table28.B5" table:number-columns-spanned="3" office:value-type="string">
            <text:p text:style-name="P28">Teacher Assistant <text:span text:style-name="T16">must have </text:span>Manage Grade Permission <text:span text:style-name="T16">to perform this action.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"><text:span text:style-name="T3">Priority </text:span><text:span text:style-name="T5"><text:s/></text:span></text:p>
          </table:table-cell>
          <table:table-cell table:style-name="Table28.B5" table:number-columns-spanned="3" office:value-type="string">
            <text:p text:style-name="P29">Medium</text:p>
          </table:table-cell>
          <table:covered-table-cell/>
          <table:covered-table-cell/>
        </table:table-row>
      </table:table>
      <text:p text:style-name="P1"/>
      <text:p text:style-name="P1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4">Use Case </text:p>
          </table:table-cell>
          <table:table-cell table:style-name="Table29.A1" office:value-type="string">
            <text:p text:style-name="P7">UC-28</text:p>
          </table:table-cell>
          <table:table-cell table:style-name="Table29.A1" office:value-type="string">
            <text:p text:style-name="P5">Use Case Name</text:p>
          </table:table-cell>
          <table:table-cell table:style-name="Table29.D1" office:value-type="string">
            <text:p text:style-name="P7">Import Data</text:p>
          </table:table-cell>
        </table:table-row>
        <table:table-row table:style-name="Table29.1">
          <table:table-cell table:style-name="Table29.A2" office:value-type="string">
            <text:p text:style-name="P2"><text:span text:style-name="T2">Created By</text:span><text:span text:style-name="T5"><text:tab/></text:span></text:p>
          </table:table-cell>
          <table:table-cell table:style-name="Table29.A1" office:value-type="string">
            <text:p text:style-name="P7">Katherine Blizard</text:p>
          </table:table-cell>
          <table:table-cell table:style-name="Table29.A1" office:value-type="string">
            <text:p text:style-name="P5">Last Modified By</text:p>
          </table:table-cell>
          <table:table-cell table:style-name="Table29.D1" office:value-type="string">
            <text:p text:style-name="P7">Viktor Gerdin</text:p>
          </table:table-cell>
        </table:table-row>
        <table:table-row table:style-name="Table29.1">
          <table:table-cell table:style-name="Table29.A2" office:value-type="string">
            <text:p text:style-name="P4">Date Created</text:p>
          </table:table-cell>
          <table:table-cell table:style-name="Table29.A1" office:value-type="string">
            <text:p text:style-name="P7">1/31/08</text:p>
          </table:table-cell>
          <table:table-cell table:style-name="Table29.A1" office:value-type="string">
            <text:p text:style-name="P5">Last Change</text:p>
          </table:table-cell>
          <table:table-cell table:style-name="Table29.D1" office:value-type="string">
            <text:p text:style-name="P7">3/12/09</text:p>
          </table:table-cell>
        </table:table-row>
        <table:table-row table:style-name="Table29.1">
          <table:table-cell table:style-name="Table29.A2" office:value-type="string">
            <text:p text:style-name="P2"><text:span text:style-name="T2">Actor</text:span><text:span text:style-name="T5"><text:tab/></text:span></text:p>
          </table:table-cell>
          <table:table-cell table:style-name="Table29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"><text:span text:style-name="T2">Description</text:span><text:span text:style-name="T5"><text:tab/></text:span></text:p>
          </table:table-cell>
          <table:table-cell table:style-name="Table29.B5" table:number-columns-spanned="3" office:value-type="string">
            <text:p text:style-name="P2"><text:span text:style-name="T5">Actor imports a list containing data from </text:span><text:span text:style-name="T2">Students</text:span><text:span text:style-name="T5"> or </text:span><text:span text:style-name="T3">A</text:span><text:span text:style-name="T2">ssignments</text:span><text:span text:style-name="T5">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Pre-conditions </text:p>
          </table:table-cell>
          <table:table-cell table:style-name="Table29.B5" table:number-columns-spanned="3" office:value-type="string">
            <text:p text:style-name="P7">Actor is authenticated with the system. </text:p>
            <text:p text:style-name="P2"><text:span text:style-name="T5">In case of list of </text:span><text:span text:style-name="T3">Students</text:span><text:span text:style-name="T9">:</text:span><text:span text:style-name="T3"> </text:span><text:span text:style-name="T5">Actor has received a data file containing at minimum of </text:span><text:span text:style-name="T3">Username</text:span><text:span text:style-name="T5"> and </text:span><text:span text:style-name="T2">Course</text:span><text:span text:style-name="T5"> enrolled in. </text:span></text:p>
            <text:p text:style-name="P2"><text:span text:style-name="T5">In case of list of </text:span><text:span text:style-name="T3">Assignments</text:span><text:span text:style-name="T9">: </text:span><text:span text:style-name="T5">Actor has received a data file containing the minimum of </text:span><text:span text:style-name="T3">Assignment Name</text:span><text:span text:style-name="T5">, </text:span><text:span text:style-name="T3">Due Date </text:span><text:span text:style-name="T9">and </text:span><text:span text:style-name="T3">Course</text:span><text:span text:style-name="T5">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"><text:span text:style-name="T2">Post-conditions</text:span><text:span text:style-name="T5"><text:tab/></text:span></text:p>
          </table:table-cell>
          <table:table-cell table:style-name="Table29.B5" table:number-columns-spanned="3" office:value-type="string">
            <text:p text:style-name="P2"><text:span text:style-name="T5">The System has stored all [</text:span><text:span text:style-name="T3">Course</text:span><text:span text:style-name="T5"> and enrolled </text:span><text:span text:style-name="T3">Students</text:span><text:span text:style-name="T5"> | </text:span><text:span text:style-name="T3">Assignments</text:span><text:span text:style-name="T9">] to</text:span><text:span text:style-name="T5"> match the result in the imported data file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8">Normal Flow</text:p>
          </table:table-cell>
          <table:table-cell table:style-name="Table29.B5" table:number-columns-spanned="3" office:value-type="string">
            <text:list text:style-name="WW8Num4">
              <text:list-item>
                <text:p text:style-name="P60">Actor selects “Add Course”</text:p>
              </text:list-item>
              <text:list-item>
                <text:p text:style-name="P60">Actor selects “Import”</text:p>
              </text:list-item>
              <text:list-item>
                <text:p text:style-name="P60">System prompts for a file</text:p>
              </text:list-item>
              <text:list-item>
                <text:p text:style-name="P60">Actor provides a file and selects to import</text:p>
              </text:list-item>
              <text:list-item>
                <text:p text:style-name="P63"><text:span text:style-name="T5">System generates </text:span><text:span text:style-name="T3">Course </text:span><text:span text:style-name="T5">(as in UC-11 “Add Course”)</text:span></text:p>
              </text:list-item>
              <text:list-item>
                <text:p text:style-name="P63"><text:span text:style-name="T5">System generates </text:span><text:span text:style-name="T3">Student </text:span><text:span text:style-name="T5">(as in UC-14 “Add User”) in the </text:span><text:span text:style-name="T3">Course</text:span></text:p>
              </text:list-item>
              <text:list-item>
                <text:p text:style-name="P63"><text:span text:style-name="T5">System displays generated </text:span><text:span text:style-name="T3">Course</text:span></text:p>
              </text:list-item>
              <text:list-item>
                <text:p text:style-name="P63"><text:span text:style-name="T5">Actor selects to store </text:span><text:span text:style-name="T3">Course</text:span></text:p>
              </text:list-item>
              <text:list-item>
                <text:p text:style-name="P63"><text:span text:style-name="T5">System stores </text:span><text:span text:style-name="T24">Course.</text:span></text:p>
              </text:list-item>
              <text:list-item>
                <text:p text:style-name="P65">System displays <text:span text:style-name="T24">Course</text:span></text:p>
              </text:list-item>
            </text:list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8">Alternate Flow</text:p>
          </table:table-cell>
          <table:table-cell table:style-name="Table29.B5" table:number-columns-spanned="3" office:value-type="string">
            <text:p text:style-name="P8">At step 1:</text:p>
            <text:list text:style-name="WW8Num4">
              <text:list-item text:start-value="1">
                <text:p text:style-name="P60">Actor selects “Add Assignment”</text:p>
              </text:list-item>
              <text:list-item>
                <text:p text:style-name="P60">Actor selects “Import”</text:p>
              </text:list-item>
              <text:list-item>
                <text:p text:style-name="P60">System prompts for a file</text:p>
              </text:list-item>
              <text:list-item>
                <text:p text:style-name="P60">Actor provides a file and selects to import</text:p>
              </text:list-item>
              <text:list-item>
                <text:p text:style-name="P63"><text:span text:style-name="T5">System generates </text:span><text:span text:style-name="T3">Assignment </text:span><text:span text:style-name="T5">(as in UC-17 “Add Assignment”)</text:span></text:p>
              </text:list-item>
              <text:list-item>
                <text:p text:style-name="P63"><text:soft-page-break/><text:span text:style-name="T5">System displays generated </text:span><text:span text:style-name="T3">Assignments</text:span></text:p>
              </text:list-item>
              <text:list-item>
                <text:p text:style-name="P63"><text:span text:style-name="T5">Actor selects to store </text:span><text:span text:style-name="T3">Assignment </text:span></text:p>
              </text:list-item>
              <text:list-item>
                <text:p text:style-name="P63"><text:span text:style-name="T5">System stores </text:span><text:span text:style-name="T3">Assignments</text:span></text:p>
              </text:list-item>
              <text:list-item>
                <text:p text:style-name="P60"><text:span text:style-name="T19">System displays </text:span><text:span text:style-name="T20">Assignments</text:span></text:p>
              </text:list-item>
            </text:list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Frequency of Use</text:p>
          </table:table-cell>
          <table:table-cell table:style-name="Table29.B5" table:number-columns-spanned="3" office:value-type="string">
            <text:p text:style-name="P2"><text:span text:style-name="T2"><text:s/></text:span><text:span text:style-name="T5">About twice per week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"><text:span text:style-name="T2">Exceptions</text:span><text:span text:style-name="T5"> </text:span></text:p>
          </table:table-cell>
          <table:table-cell table:style-name="Table29.B5" table:number-columns-spanned="3" office:value-type="string">
            <text:p text:style-name="P7">If the System can not read the file correctly and error is displayed and System returns to step 1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Includes </text:p>
          </table:table-cell>
          <table:table-cell table:style-name="Table29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Special Requirements </text:p>
          </table:table-cell>
          <table:table-cell table:style-name="Table29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Assumptions </text:p>
          </table:table-cell>
          <table:table-cell table:style-name="Table29.B5" table:number-columns-spanned="3" office:value-type="string">
            <text:p text:style-name="P29">The System assumes the Actor provides a valid file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Notes and Issues </text:p>
          </table:table-cell>
          <table:table-cell table:style-name="Table29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"><text:span text:style-name="T3">Priority </text:span><text:span text:style-name="T5"><text:s/></text:span></text:p>
          </table:table-cell>
          <table:table-cell table:style-name="Table29.B5" table:number-columns-spanned="3" office:value-type="string">
            <text:p text:style-name="P29">Medium Low</text:p>
          </table:table-cell>
          <table:covered-table-cell/>
          <table:covered-table-cell/>
        </table:table-row>
      </table:table>
      <text:p text:style-name="P1"/>
      <text:p text:style-name="P14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4">Use Case </text:p>
          </table:table-cell>
          <table:table-cell table:style-name="Table30.A1" office:value-type="string">
            <text:p text:style-name="P7">UC-29</text:p>
          </table:table-cell>
          <table:table-cell table:style-name="Table30.A1" office:value-type="string">
            <text:p text:style-name="P5">Use Case Name</text:p>
          </table:table-cell>
          <table:table-cell table:style-name="Table30.D1" office:value-type="string">
            <text:p text:style-name="P7">Export Data</text:p>
          </table:table-cell>
        </table:table-row>
        <table:table-row table:style-name="Table30.1">
          <table:table-cell table:style-name="Table30.A2" office:value-type="string">
            <text:p text:style-name="P2"><text:span text:style-name="T2">Created By</text:span><text:span text:style-name="T5"><text:tab/></text:span></text:p>
          </table:table-cell>
          <table:table-cell table:style-name="Table30.A1" office:value-type="string">
            <text:p text:style-name="P7">Kalvin Vu</text:p>
          </table:table-cell>
          <table:table-cell table:style-name="Table30.A1" office:value-type="string">
            <text:p text:style-name="P5">Last Modified By</text:p>
          </table:table-cell>
          <table:table-cell table:style-name="Table30.D1" office:value-type="string">
            <text:p text:style-name="P7">Viktor Gerdin</text:p>
          </table:table-cell>
        </table:table-row>
        <table:table-row table:style-name="Table30.1">
          <table:table-cell table:style-name="Table30.A2" office:value-type="string">
            <text:p text:style-name="P4">Date Created</text:p>
          </table:table-cell>
          <table:table-cell table:style-name="Table30.A1" office:value-type="string">
            <text:p text:style-name="P7">1/31/08</text:p>
          </table:table-cell>
          <table:table-cell table:style-name="Table30.A1" office:value-type="string">
            <text:p text:style-name="P5">Last Change</text:p>
          </table:table-cell>
          <table:table-cell table:style-name="Table30.D1" office:value-type="string">
            <text:p text:style-name="P7">3/12/09</text:p>
          </table:table-cell>
        </table:table-row>
        <table:table-row table:style-name="Table30.1">
          <table:table-cell table:style-name="Table30.A2" office:value-type="string">
            <text:p text:style-name="P2"><text:span text:style-name="T2">Actor</text:span><text:span text:style-name="T5"><text:tab/></text:span></text:p>
          </table:table-cell>
          <table:table-cell table:style-name="Table30.D1" table:number-columns-spanned="3" office:value-type="string">
            <text:p text:style-name="P5">Teacher, Teacher Assistant 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"><text:span text:style-name="T2">Description</text:span><text:span text:style-name="T5"><text:tab/></text:span></text:p>
          </table:table-cell>
          <table:table-cell table:style-name="Table30.B5" table:number-columns-spanned="3" office:value-type="string">
            <text:p text:style-name="P2"><text:span text:style-name="T5">The system shall be able to export each </text:span><text:span text:style-name="T3">Course</text:span><text:span text:style-name="T5"> and all data items within the </text:span><text:span text:style-name="T3">Course</text:span><text:span text:style-name="T5"> to a file on the Actor's computer. 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Pre-conditions </text:p>
          </table:table-cell>
          <table:table-cell table:style-name="Table30.B5" table:number-columns-spanned="3" office:value-type="string">
            <text:p text:style-name="P2"><text:span text:style-name="T5">The desired </text:span><text:span text:style-name="T2">Course</text:span><text:span text:style-name="T5"> exists. Actor is associated with (teaching/helping) the </text:span><text:span text:style-name="T3">Course.</text:span><text:span text:style-name="T9"> Actor is authenticated with the System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"><text:span text:style-name="T2">Post-conditions</text:span><text:span text:style-name="T5"><text:tab/></text:span></text:p>
          </table:table-cell>
          <table:table-cell table:style-name="Table30.B5" table:number-columns-spanned="3" office:value-type="string">
            <text:p text:style-name="P2"><text:span text:style-name="T5">Actor receives a file containing </text:span><text:span text:style-name="T3">Course</text:span><text:span text:style-name="T5"> information.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8">Normal Flow</text:p>
          </table:table-cell>
          <table:table-cell table:style-name="Table30.B5" table:number-columns-spanned="3" office:value-type="string">
            <text:list text:style-name="WW8Num11">
              <text:list-item>
                <text:p text:style-name="P66"><text:span text:style-name="T5">Actor selects </text:span><text:span text:style-name="T3">Course</text:span></text:p>
              </text:list-item>
              <text:list-item>
                <text:p text:style-name="P66"><text:span text:style-name="T5">System displays </text:span><text:span text:style-name="T3">Course</text:span></text:p>
              </text:list-item>
              <text:list-item>
                <text:p text:style-name="P62">Actor selects “Export”</text:p>
              </text:list-item>
              <text:list-item>
                <text:p text:style-name="P62">System prompts for a destination to store exported data.</text:p>
              </text:list-item>
              <text:list-item>
                <text:p text:style-name="P62">Actor provides a destination</text:p>
              </text:list-item>
              <text:list-item>
                <text:p text:style-name="P62">Actor selects to download to given destination</text:p>
              </text:list-item>
              <text:list-item>
                <text:p text:style-name="P64"><text:span text:style-name="T5">System generates a </text:span><text:span text:style-name="T24">File</text:span><text:span text:style-name="T26"> with all </text:span><text:span text:style-name="T24">Course </text:span><text:span text:style-name="T26">attributes</text:span></text:p>
              </text:list-item>
              <text:list-item>
                <text:p text:style-name="P124"><text:span text:style-name="T5">System downloads </text:span><text:span text:style-name="T3">File </text:span><text:span text:style-name="T9">to given destination</text:span></text:p>
              </text:list-item>
              <text:list-item>
                <text:p text:style-name="P61">System returns to step 2.</text:p>
              </text:list-item>
            </text:list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8">Alternate Flow</text:p>
          </table:table-cell>
          <table:table-cell table:style-name="Table30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Frequency of Use</text:p>
          </table:table-cell>
          <table:table-cell table:style-name="Table30.B5" table:number-columns-spanned="3" office:value-type="string">
            <text:p text:style-name="P7">Once a quarte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"><text:span text:style-name="T2">Exceptions</text:span><text:span text:style-name="T5"> </text:span></text:p>
          </table:table-cell>
          <table:table-cell table:style-name="Table30.B5" table:number-columns-spanned="3" office:value-type="string">
            <text:p text:style-name="P7">If exporting fails then an error message is displayed. Exporting can fail due to an inconsistency with the storage or a network erro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Includes </text:p>
          </table:table-cell>
          <table:table-cell table:style-name="Table30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Special Requirements </text:p>
          </table:table-cell>
          <table:table-cell table:style-name="Table30.B5" table:number-columns-spanned="3" office:value-type="string">
            <text:p text:style-name="P29">Actor must have access to program that can display the downloaded file. 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Assumptions </text:p>
          </table:table-cell>
          <table:table-cell table:style-name="Table30.B5" table:number-columns-spanned="3" office:value-type="string">
            <text:p text:style-name="P29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Notes and Issues </text:p>
          </table:table-cell>
          <table:table-cell table:style-name="Table30.B5" table:number-columns-spanned="3" office:value-type="string">
            <text:p text:style-name="P28">Teacher Assistant <text:span text:style-name="T16">must have </text:span>Manage Course Permission <text:span text:style-name="T16">to perform this action.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"><text:span text:style-name="T3">Priority </text:span><text:span text:style-name="T5"><text:s/></text:span></text:p>
          </table:table-cell>
          <table:table-cell table:style-name="Table30.B5" table:number-columns-spanned="3" office:value-type="string">
            <text:p text:style-name="P29">Medium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vel_20_3_20_text" style:display-name="level 3 text" style:family="paragraph" style:parent-style-name="Standard">
      <style:paragraph-properties fo:margin-left="0.9374in" fo:margin-right="0in" fo:margin-top="0in" fo:margin-bottom="0in" fo:line-height="0.1528in" fo:text-indent="-0.4972in" style:auto-text-indent="false"/>
      <style:text-properties style:font-name="Arial" fo:font-style="italic" style:font-name-asian="Times New Roman" style:font-style-asian="italic" style:font-size-complex="10pt"/>
    </style:style>
    <style:style style:name="WW8Num2z0" style:family="text">
      <style:text-properties fo:font-weight="normal" style:font-weight-asian="normal"/>
    </style:style>
    <style:style style:name="WW8Num6z0" style:family="text">
      <style:text-properties fo:font-size="8pt" fo:font-weight="normal" style:font-size-asian="8pt" style:font-weight-asian="normal" style:font-size-complex="8pt" style:font-weight-complex="normal"/>
    </style:style>
    <style:style style:name="WW8Num7z2" style:family="text">
      <style:text-properties fo:font-weight="normal" style:font-weight-asian="normal" style:font-weight-complex="normal"/>
    </style:style>
    <style:style style:name="WW8Num8z0" style:family="text">
      <style:text-properties fo:font-weight="normal" style:font-weight-asian="normal" style:font-weight-complex="normal"/>
    </style:style>
    <style:style style:name="WW8Num9z0" style:family="text">
      <style:text-properties fo:font-weight="normal" style:font-weight-asian="normal" style:font-weight-complex="normal"/>
    </style:style>
    <style:style style:name="WW8Num10z0" style:family="text">
      <style:text-properties fo:font-weight="normal" style:font-weight-asian="normal" style:font-weight-complex="normal"/>
    </style:style>
    <style:style style:name="WW8Num11z2" style:family="text">
      <style:text-properties fo:font-weight="normal" style:font-weight-asian="normal" style:font-weight-complex="normal"/>
    </style:style>
    <style:style style:name="WW8Num12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3z0" style:family="text">
      <style:text-properties fo:font-weight="normal" style:font-weight-asian="normal" style:font-weight-complex="normal"/>
    </style:style>
    <style:style style:name="WW8Num14z0" style:family="text">
      <style:text-properties fo:font-weight="normal" style:font-weight-asian="normal" style:font-weight-complex="normal"/>
    </style:style>
    <style:style style:name="WW8Num15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6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7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8z0" style:family="text">
      <style:text-properties fo:font-weight="normal" style:font-weight-asian="normal" style:font-weight-complex="normal"/>
    </style:style>
    <style:style style:name="WW8Num19z0" style:family="text">
      <style:text-properties fo:font-weight="normal" style:font-weight-asian="normal"/>
    </style:style>
    <style:style style:name="WW8Num20z0" style:family="text">
      <style:text-properties fo:font-weight="normal" style:font-weight-asian="normal"/>
    </style:style>
    <style:style style:name="WW8Num20z2" style:family="text">
      <style:text-properties fo:font-weight="normal" style:font-weight-asian="normal" style:font-weight-complex="normal"/>
    </style:style>
    <style:style style:name="WW8Num21z0" style:family="text">
      <style:text-properties fo:font-weight="normal" style:font-weight-asian="normal"/>
    </style:style>
    <style:style style:name="WW8Num22z0" style:family="text">
      <style:text-properties fo:font-size="8pt" fo:font-weight="normal" style:font-size-asian="8pt" style:font-weight-asian="normal" style:font-size-complex="8pt"/>
    </style:style>
    <style:style style:name="WW8Num23z0" style:family="text">
      <style:text-properties fo:font-size="8pt" fo:font-weight="normal" style:font-size-asian="8pt" style:font-weight-asian="normal" style:font-size-complex="8pt"/>
    </style:style>
    <style:style style:name="WW8Num24z0" style:family="text">
      <style:text-properties fo:font-weight="normal" style:font-weight-asian="normal"/>
    </style:style>
    <style:style style:name="WW8Num27z0" style:family="text">
      <style:text-properties fo:font-weight="normal" style:font-weight-asian="norma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9z2" style:family="text">
      <style:text-properties fo:font-weight="normal" style:font-weight-asian="normal" style:font-weight-complex="normal"/>
    </style:style>
    <style:style style:name="WW8Num10z2" style:family="text">
      <style:text-properties fo:font-weight="normal" style:font-weight-asian="normal" style:font-weight-complex="normal"/>
    </style:style>
    <style:style style:name="WW8Num23z2" style:family="text">
      <style:text-properties fo:font-weight="normal" style:font-weight-asian="normal" style:font-weight-complex="normal"/>
    </style:style>
    <style:style style:name="WW8Num25z0" style:family="text">
      <style:text-properties fo:font-weight="normal" style:font-weight-asian="normal"/>
    </style:style>
    <style:style style:name="WW8Num26z0" style:family="text">
      <style:text-properties fo:font-weight="normal" style:font-weight-asian="normal"/>
    </style:style>
    <style:style style:name="WW8Num29z0" style:family="text">
      <style:text-properties fo:font-size="8pt" fo:font-weight="normal" style:font-size-asian="8pt" style:font-weight-asian="normal" style:font-size-complex="8pt"/>
    </style:style>
    <style:style style:name="WW8Num29z2" style:family="text">
      <style:text-properties fo:font-weight="normal" style:font-weight-asian="normal" style:font-weight-complex="normal"/>
    </style:style>
    <style:style style:name="WW-Default_20_Paragraph_20_Font" style:display-name="WW-Default Paragraph Font" style:family="text"/>
    <style:style style:name="WW-Absatz-Standardschriftart11" style:family="text"/>
    <style:style style:name="WW8Num5z0" style:family="text">
      <style:text-properties fo:font-weight="normal" style:font-weight-asian="normal" style:font-weight-complex="normal"/>
    </style:style>
    <style:style style:name="WW8Num6z2" style:family="text">
      <style:text-properties fo:font-weight="normal" style:font-weight-asian="normal" style:font-weight-complex="normal"/>
    </style:style>
    <style:style style:name="WW8Num7z0" style:family="text">
      <style:text-properties fo:font-weight="normal" style:font-weight-asian="normal" style:font-weight-complex="normal"/>
    </style:style>
    <style:style style:name="WW8Num8z2" style:family="text">
      <style:text-properties fo:font-weight="normal" style:font-weight-asian="normal" style:font-weight-complex="normal"/>
    </style:style>
    <style:style style:name="WW8Num11z0" style:family="text">
      <style:text-properties fo:font-weight="normal" style:font-weight-asian="normal" style:font-weight-complex="normal"/>
    </style:style>
    <style:style style:name="WW-Absatz-Standardschriftart111" style:family="text"/>
    <style:style style:name="WW8Num4z0" style:family="text">
      <style:text-properties fo:font-weight="normal" style:font-weight-asian="normal" style:font-weight-complex="normal"/>
    </style:style>
    <style:style style:name="WW8Num5z2" style:family="text">
      <style:text-properties fo:font-weight="normal" style:font-weight-asian="normal" style:font-weight-complex="normal"/>
    </style:style>
    <style:style style:name="WW-Absatz-Standardschriftart1111" style:family="text"/>
    <style:style style:name="WW-Absatz-Standardschriftart11111" style:family="text"/>
    <style:style style:name="WW8Num3z0" style:family="text">
      <style:text-properties fo:font-weight="normal" style:font-weight-asian="normal" style:font-weight-complex="normal"/>
    </style:style>
    <style:style style:name="WW8Num4z2" style:family="text">
      <style:text-properties fo:font-weight="normal" style:font-weight-asian="normal" style:font-weight-complex="normal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Default_20_Paragraph_20_Font1" style:display-name="WW-Default Paragraph Font1" style:family="text"/>
    <style:style style:name="Header_20_Char" style:display-name="Header Char" style:family="text" style:parent-style-name="WW-Default_20_Paragraph_20_Font1"/>
    <style:style style:name="Footer_20_Char" style:display-name="Footer Char" style:family="text" style:parent-style-name="WW-Default_20_Paragraph_20_Font1"/>
    <style:style style:name="Balloon_20_Text_20_Char" style:display-name="Balloon Text Char" style:family="text" style:parent-style-name="WW-Default_20_Paragraph_20_Font1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Heading_20_1_20_Char" style:display-name="Heading 1 Char" style:family="text" style:parent-style-name="WW-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">
      <text:list-level-style-number text:level="1" text:style-name="WW8Num2z0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3">
      <text:list-level-style-number text:level="1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text:style-name="WW8Num6z0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/>
      <text:list-level-style-number text:level="2" style:num-suffix="." style:num-format="1"/>
      <text:list-level-style-number text:level="3" text:style-name="WW8Num7z2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text:style-name="WW8Num8z0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text:style-name="WW8Num9z0" style:num-suffix="." style:num-format="1"/>
      <text:list-level-style-number text:level="2" style:num-suffix="." style:num-format="1"/>
      <text:list-level-style-number text:level="3" text:style-name="WW8Num9z0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text:style-name="WW8Num10z0" style:num-suffix="." style:num-format="1"/>
      <text:list-level-style-number text:level="2" style:num-suffix="." style:num-format="1"/>
      <text:list-level-style-number text:level="3" text:style-name="WW8Num10z0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/>
      <text:list-level-style-number text:level="2" style:num-suffix="." style:num-format="1"/>
      <text:list-level-style-number text:level="3" text:style-name="WW8Num11z2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text:style-name="WW8Num12z0" style:num-suffix="." style:num-format="1"/>
      <text:list-level-style-number text:level="2" text:style-name="WW8Num12z0" style:num-suffix="." style:num-format="1"/>
      <text:list-level-style-number text:level="3" text:style-name="WW8Num12z0" style:num-suffix="." style:num-format="1"/>
      <text:list-level-style-number text:level="4" text:style-name="WW8Num12z0" style:num-suffix="." style:num-format="1"/>
      <text:list-level-style-number text:level="5" text:style-name="WW8Num12z0" style:num-suffix="." style:num-format="1"/>
      <text:list-level-style-number text:level="6" text:style-name="WW8Num12z0" style:num-suffix="." style:num-format="1"/>
      <text:list-level-style-number text:level="7" text:style-name="WW8Num12z0" style:num-suffix="." style:num-format="1"/>
      <text:list-level-style-number text:level="8" text:style-name="WW8Num12z0" style:num-suffix="." style:num-format="1"/>
      <text:list-level-style-number text:level="9" text:style-name="WW8Num12z0" style:num-suffix="." style:num-format="1"/>
      <text:list-level-style-number text:level="10" style:num-suffix="." style:num-format="1"/>
    </text:list-style>
    <text:list-style style:name="WW8Num13">
      <text:list-level-style-number text:level="1" text:style-name="WW8Num13z0" style:num-suffix="." style:num-format="1"/>
      <text:list-level-style-number text:level="2" text:style-name="WW8Num13z0" style:num-suffix="." style:num-format="1"/>
      <text:list-level-style-number text:level="3" text:style-name="WW8Num13z0" style:num-suffix="." style:num-format="1"/>
      <text:list-level-style-number text:level="4" text:style-name="WW8Num13z0" style:num-suffix="." style:num-format="1"/>
      <text:list-level-style-number text:level="5" text:style-name="WW8Num13z0" style:num-suffix="." style:num-format="1"/>
      <text:list-level-style-number text:level="6" text:style-name="WW8Num13z0" style:num-suffix="." style:num-format="1"/>
      <text:list-level-style-number text:level="7" text:style-name="WW8Num13z0" style:num-suffix="." style:num-format="1"/>
      <text:list-level-style-number text:level="8" text:style-name="WW8Num13z0" style:num-suffix="." style:num-format="1"/>
      <text:list-level-style-number text:level="9" text:style-name="WW8Num13z0" style:num-suffix="." style:num-format="1"/>
      <text:list-level-style-number text:level="10" style:num-suffix="." style:num-format="1"/>
    </text:list-style>
    <text:list-style style:name="WW8Num14">
      <text:list-level-style-number text:level="1" text:style-name="WW8Num14z0" style:num-suffix="." style:num-format="1" text:start-value="9"/>
      <text:list-level-style-number text:level="2" text:style-name="WW8Num14z0" style:num-suffix="." style:num-format="1"/>
      <text:list-level-style-number text:level="3" text:style-name="WW8Num14z0" style:num-suffix="." style:num-format="1"/>
      <text:list-level-style-number text:level="4" text:style-name="WW8Num14z0" style:num-suffix="." style:num-format="1"/>
      <text:list-level-style-number text:level="5" text:style-name="WW8Num14z0" style:num-suffix="." style:num-format="1"/>
      <text:list-level-style-number text:level="6" text:style-name="WW8Num14z0" style:num-suffix="." style:num-format="1"/>
      <text:list-level-style-number text:level="7" text:style-name="WW8Num14z0" style:num-suffix="." style:num-format="1"/>
      <text:list-level-style-number text:level="8" text:style-name="WW8Num14z0" style:num-suffix="." style:num-format="1"/>
      <text:list-level-style-number text:level="9" text:style-name="WW8Num14z0" style:num-suffix="." style:num-format="1"/>
      <text:list-level-style-number text:level="10" style:num-suffix="." style:num-format="1"/>
    </text:list-style>
    <text:list-style style:name="WW8Num15">
      <text:list-level-style-number text:level="1" text:style-name="WW8Num15z0" style:num-suffix="." style:num-format="1"/>
      <text:list-level-style-number text:level="2" text:style-name="WW8Num15z0" style:num-suffix="." style:num-format="1"/>
      <text:list-level-style-number text:level="3" text:style-name="WW8Num15z0" style:num-suffix="." style:num-format="1"/>
      <text:list-level-style-number text:level="4" text:style-name="WW8Num15z0" style:num-suffix="." style:num-format="1"/>
      <text:list-level-style-number text:level="5" text:style-name="WW8Num15z0" style:num-suffix="." style:num-format="1"/>
      <text:list-level-style-number text:level="6" text:style-name="WW8Num15z0" style:num-suffix="." style:num-format="1"/>
      <text:list-level-style-number text:level="7" text:style-name="WW8Num15z0" style:num-suffix="." style:num-format="1"/>
      <text:list-level-style-number text:level="8" text:style-name="WW8Num15z0" style:num-suffix="." style:num-format="1"/>
      <text:list-level-style-number text:level="9" text:style-name="WW8Num15z0" style:num-suffix="." style:num-format="1"/>
      <text:list-level-style-number text:level="10" style:num-suffix="." style:num-format="1"/>
    </text:list-style>
    <text:list-style style:name="WW8Num16">
      <text:list-level-style-number text:level="1" text:style-name="WW8Num16z0" style:num-suffix="." style:num-format="1"/>
      <text:list-level-style-number text:level="2" text:style-name="WW8Num16z0" style:num-suffix="." style:num-format="1"/>
      <text:list-level-style-number text:level="3" text:style-name="WW8Num16z0" style:num-suffix="." style:num-format="1"/>
      <text:list-level-style-number text:level="4" text:style-name="WW8Num16z0" style:num-suffix="." style:num-format="1"/>
      <text:list-level-style-number text:level="5" text:style-name="WW8Num16z0" style:num-suffix="." style:num-format="1"/>
      <text:list-level-style-number text:level="6" text:style-name="WW8Num16z0" style:num-suffix="." style:num-format="1"/>
      <text:list-level-style-number text:level="7" text:style-name="WW8Num16z0" style:num-suffix="." style:num-format="1"/>
      <text:list-level-style-number text:level="8" text:style-name="WW8Num16z0" style:num-suffix="." style:num-format="1"/>
      <text:list-level-style-number text:level="9" text:style-name="WW8Num16z0" style:num-suffix="." style:num-format="1"/>
      <text:list-level-style-number text:level="10" style:num-suffix="." style:num-format="1"/>
    </text:list-style>
    <text:list-style style:name="WW8Num17">
      <text:list-level-style-number text:level="1" text:style-name="WW8Num17z0" style:num-suffix="." style:num-format="1"/>
      <text:list-level-style-number text:level="2" text:style-name="WW8Num17z0" style:num-suffix="." style:num-format="1"/>
      <text:list-level-style-number text:level="3" text:style-name="WW8Num17z0" style:num-suffix="." style:num-format="1"/>
      <text:list-level-style-number text:level="4" text:style-name="WW8Num17z0" style:num-suffix="." style:num-format="1"/>
      <text:list-level-style-number text:level="5" text:style-name="WW8Num17z0" style:num-suffix="." style:num-format="1"/>
      <text:list-level-style-number text:level="6" text:style-name="WW8Num17z0" style:num-suffix="." style:num-format="1"/>
      <text:list-level-style-number text:level="7" text:style-name="WW8Num17z0" style:num-suffix="." style:num-format="1"/>
      <text:list-level-style-number text:level="8" text:style-name="WW8Num17z0" style:num-suffix="." style:num-format="1"/>
      <text:list-level-style-number text:level="9" text:style-name="WW8Num17z0" style:num-suffix="." style:num-format="1"/>
      <text:list-level-style-number text:level="10" style:num-suffix="." style:num-format="1"/>
    </text:list-style>
    <text:list-style style:name="WW8Num18">
      <text:list-level-style-number text:level="1" text:style-name="WW8Num18z0" style:num-suffix="." style:num-format="1"/>
      <text:list-level-style-number text:level="2" text:style-name="WW8Num18z0" style:num-suffix="." style:num-format="1"/>
      <text:list-level-style-number text:level="3" text:style-name="WW8Num18z0" style:num-suffix="." style:num-format="1"/>
      <text:list-level-style-number text:level="4" text:style-name="WW8Num18z0" style:num-suffix="." style:num-format="1"/>
      <text:list-level-style-number text:level="5" text:style-name="WW8Num18z0" style:num-suffix="." style:num-format="1"/>
      <text:list-level-style-number text:level="6" text:style-name="WW8Num18z0" style:num-suffix="." style:num-format="1"/>
      <text:list-level-style-number text:level="7" text:style-name="WW8Num18z0" style:num-suffix="." style:num-format="1"/>
      <text:list-level-style-number text:level="8" text:style-name="WW8Num18z0" style:num-suffix="." style:num-format="1"/>
      <text:list-level-style-number text:level="9" text:style-name="WW8Num18z0" style:num-suffix="." style:num-format="1"/>
      <text:list-level-style-number text:level="10" style:num-suffix="." style:num-format="1"/>
    </text:list-style>
    <text:list-style style:name="WW8Num19">
      <text:list-level-style-number text:level="1" text:style-name="WW8Num19z0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0">
      <text:list-level-style-number text:level="1" text:style-name="WW8Num20z0" style:num-suffix="." style:num-format="1"/>
      <text:list-level-style-number text:level="2" style:num-suffix="." style:num-format="1"/>
      <text:list-level-style-number text:level="3" text:style-name="WW8Num20z2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 text:consecutive-numbering="true">
      <text:list-level-style-number text:level="1" text:style-name="WW8Num21z0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text:style-name="WW8Num22z0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3">
      <text:list-level-style-number text:level="1" text:style-name="WW8Num23z0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4">
      <text:list-level-style-number text:level="1" text:style-name="WW8Num24z0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5">
      <text:list-level-style-number text:level="1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6">
      <text:list-level-style-number text:level="1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27" text:consecutive-numbering="true">
      <text:list-level-style-bullet text:level="1" text:style-name="WW8Num27z0" style:num-suffix="." text:bullet-char="">
        <style:text-properties fo:font-family="Symbol" style:font-family-generic="roman" style:font-pitch="variable" style:font-charset="x-symbol"/>
      </text:list-level-style-bullet>
      <text:list-level-style-bullet text:level="2" text:style-name="WW8Num2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text-properties style:font-name="Wingdings"/>
      </text:list-level-style-bullet>
      <text:list-level-style-bullet text:level="4" text:style-name="WW8Num27z0" style:num-suffix="." text:bullet-char="">
        <style:text-properties fo:font-family="Symbol" style:font-family-generic="roman" style:font-pitch="variable" style:font-charset="x-symbol"/>
      </text:list-level-style-bullet>
      <text:list-level-style-bullet text:level="5" text:style-name="WW8Num2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text-properties style:font-name="Wingdings"/>
      </text:list-level-style-bullet>
      <text:list-level-style-bullet text:level="7" text:style-name="WW8Num27z0" style:num-suffix="." text:bullet-char="">
        <style:text-properties fo:font-family="Symbol" style:font-family-generic="roman" style:font-pitch="variable" style:font-charset="x-symbol"/>
      </text:list-level-style-bullet>
      <text:list-level-style-bullet text:level="8" text:style-name="WW8Num2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8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9">
      <text:list-level-style-number text:level="1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list-style style:name="WW8Num30">
      <text:list-level-style-number text:level="1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font-size="10pt" style:font-size-asian="10pt" style:font-size-complex="10pt"/>
    </style:style>
    <style:page-layout style:name="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pm1">
      <style:header>
        <text:p text:style-name="Header"><text:span text:style-name="T1">GooGrade Use Case Document <text:tab/><text:tab/></text:span><text:span text:style-name="T1"><text:page-number text:select-page="current">35</text:page-number></text:span></text:p>
        <text:p text:style-name="P1"/>
      </style:header>
    </style:master-page>
    <style:master-page style:name="First_20_Page" style:display-name="First Page" style:page-layout-name="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Nat Welch</meta:initial-creator>
    <meta:creation-date>2009-02-01T20:07:00</meta:creation-date>
    <dc:creator>Nathaniel Welch</dc:creator>
    <dc:date>2009-03-16T11:52:20</dc:date>
    <meta:print-date>2009-03-11T00:02:27</meta:print-date>
    <meta:editing-cycles>117</meta:editing-cycles>
    <meta:editing-duration>P1DT9H6M39S</meta:editing-duration>
    <meta:user-defined meta:name="Info 1"/>
    <meta:user-defined meta:name="Info 2"/>
    <meta:user-defined meta:name="Info 3"/>
    <meta:user-defined meta:name="Info 4"/>
    <meta:document-statistic meta:table-count="30" meta:image-count="0" meta:object-count="0" meta:page-count="35" meta:paragraph-count="1397" meta:word-count="5596" meta:character-count="33893"/>
  </office:meta>
</office:document-meta>
</file>